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細明體" svg:font-family="細明體" style:font-family-generic="modern"/>
    <style:font-face style:name="Times New Roman" svg:font-family="'Times New Roman'" style:font-family-generic="roman"/>
    <style:font-face style:name="新細明體" svg:font-family="新細明體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51mm"/>
    </style:style>
    <style:style style:name="co2" style:family="table-column">
      <style:table-column-properties fo:break-before="auto" style:column-width="3.32mm"/>
    </style:style>
    <style:style style:name="co3" style:family="table-column">
      <style:table-column-properties fo:break-before="auto" style:column-width="61.24mm"/>
    </style:style>
    <style:style style:name="co4" style:family="table-column">
      <style:table-column-properties fo:break-before="auto" style:column-width="25.21mm"/>
    </style:style>
    <style:style style:name="co5" style:family="table-column">
      <style:table-column-properties fo:break-before="auto" style:column-width="22.54mm"/>
    </style:style>
    <style:style style:name="co6" style:family="table-column">
      <style:table-column-properties fo:break-before="auto" style:column-width="1.76mm"/>
    </style:style>
    <style:style style:name="co7" style:family="table-column">
      <style:table-column-properties fo:break-before="auto" style:column-width="5.96mm"/>
    </style:style>
    <style:style style:name="co8" style:family="table-column">
      <style:table-column-properties fo:break-before="auto" style:column-width="19.23mm"/>
    </style:style>
    <style:style style:name="co9" style:family="table-column">
      <style:table-column-properties fo:break-before="auto" style:column-width="17.9mm"/>
    </style:style>
    <style:style style:name="co10" style:family="table-column">
      <style:table-column-properties fo:break-before="auto" style:column-width="4.2mm"/>
    </style:style>
    <style:style style:name="co11" style:family="table-column">
      <style:table-column-properties fo:break-before="auto" style:column-width="20.34mm"/>
    </style:style>
    <style:style style:name="co12" style:family="table-column">
      <style:table-column-properties fo:break-before="auto" style:column-width="23.21mm"/>
    </style:style>
    <style:style style:name="co13" style:family="table-column">
      <style:table-column-properties fo:break-before="auto" style:column-width="4.43mm"/>
    </style:style>
    <style:style style:name="co14" style:family="table-column">
      <style:table-column-properties fo:break-before="auto" style:column-width="22.1mm"/>
    </style:style>
    <style:style style:name="co15" style:family="table-column">
      <style:table-column-properties fo:break-before="auto" style:column-width="2.65mm"/>
    </style:style>
    <style:style style:name="co16" style:family="table-column">
      <style:table-column-properties fo:break-before="auto" style:column-width="20.57mm"/>
    </style:style>
    <style:style style:name="co17" style:family="table-column">
      <style:table-column-properties fo:break-before="auto" style:column-width="34.04mm"/>
    </style:style>
    <style:style style:name="co18" style:family="table-column">
      <style:table-column-properties fo:break-before="auto" style:column-width="2.43mm"/>
    </style:style>
    <style:style style:name="co19" style:family="table-column">
      <style:table-column-properties fo:break-before="auto" style:column-width="0.88mm"/>
    </style:style>
    <style:style style:name="co20" style:family="table-column">
      <style:table-column-properties fo:break-before="auto" style:column-width="33.16mm"/>
    </style:style>
    <style:style style:name="co21" style:family="table-column">
      <style:table-column-properties fo:break-before="auto" style:column-width="17.23mm"/>
    </style:style>
    <style:style style:name="co22" style:family="table-column">
      <style:table-column-properties fo:break-before="auto" style:column-width="7.28mm"/>
    </style:style>
    <style:style style:name="co23" style:family="table-column">
      <style:table-column-properties fo:break-before="auto" style:column-width="75.18mm"/>
    </style:style>
    <style:style style:name="ro1" style:family="table-row">
      <style:table-row-properties style:row-height="9.21mm" fo:break-before="auto" style:use-optimal-row-height="false"/>
    </style:style>
    <style:style style:name="ro2" style:family="table-row">
      <style:table-row-properties style:row-height="5.61mm" fo:break-before="auto" style:use-optimal-row-height="false"/>
    </style:style>
    <style:style style:name="ro3" style:family="table-row">
      <style:table-row-properties style:row-height="4.97mm" fo:break-before="auto" style:use-optimal-row-height="false"/>
    </style:style>
    <style:style style:name="ro4" style:family="table-row">
      <style:table-row-properties style:row-height="4.55mm" fo:break-before="auto" style:use-optimal-row-height="false"/>
    </style:style>
    <style:style style:name="ro5" style:family="table-row">
      <style:table-row-properties style:row-height="4.02mm" fo:break-before="auto" style:use-optimal-row-height="false"/>
    </style:style>
    <style:style style:name="ro6" style:family="table-row">
      <style:table-row-properties style:row-height="3.97mm" fo:break-before="auto" style:use-optimal-row-height="false"/>
    </style:style>
    <style:style style:name="ro7" style:family="table-row">
      <style:table-row-properties style:row-height="5.72mm" fo:break-before="auto" style:use-optimal-row-height="true"/>
    </style:style>
    <style:style style:name="ta1" style:family="table" style:master-page-name="PageStyle_5f_Page1">
      <style:table-properties table:display="true" style:writing-mode="lr-tb"/>
    </style:style>
    <style:style style:name="ta2" style:family="table" style:master-page-name="PageStyle_5f_Page2">
      <style:table-properties table:display="true" style:writing-mode="lr-tb"/>
    </style:style>
    <style:style style:name="ta3" style:family="table" style:master-page-name="PageStyle_5f_Page3">
      <style:table-properties table:display="true" style:writing-mode="lr-tb"/>
    </style:style>
    <style:style style:name="ta4" style:family="table" style:master-page-name="PageStyle_5f_Page4">
      <style:table-properties table:display="true" style:writing-mode="lr-tb"/>
    </style:style>
    <style:style style:name="ta5" style:family="table" style:master-page-name="PageStyle_5f_Page5">
      <style:table-properties table:display="true" style:writing-mode="lr-tb"/>
    </style:style>
    <style:style style:name="ta6" style:family="table" style:master-page-name="PageStyle_5f_Page6">
      <style:table-properties table:display="true" style:writing-mode="lr-tb"/>
    </style:style>
    <style:style style:name="ta7" style:family="table" style:master-page-name="PageStyle_5f_Page7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5pt" fo:font-style="normal" fo:text-shadow="none" style:text-underline-style="none" fo:font-weight="bold" style:font-name-asian="細明體" style:font-size-asian="15pt" style:font-style-asian="normal" style:font-weight-asian="bold" style:font-size-complex="15pt" style:font-style-complex="normal" style:font-weight-complex="bold"/>
    </style:style>
    <style:style style:name="ce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" style:family="table-cell" style:parent-style-name="Default">
      <style:table-cell-properties fo:border-bottom="0.74pt dotte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1" style:family="table-cell" style:parent-style-name="Default">
      <style:table-cell-properties fo:background-color="#d9d9d9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5pt" fo:font-style="normal" fo:text-shadow="none" style:text-underline-style="none" fo:font-weight="bold" style:font-name-asian="細明體" style:font-size-asian="15pt" style:font-style-asian="normal" style:font-weight-asian="bold" style:font-size-complex="15pt" style:font-style-complex="normal" style:font-weight-complex="bold"/>
    </style:style>
    <style:style style:name="ce1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2" style:family="table-cell" style:parent-style-name="Default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2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2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29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1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4" style:family="table-cell" style:parent-style-name="Default">
      <style:table-cell-properties fo:border-bottom="0.74pt dotte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5" style:family="table-cell" style:parent-style-name="Default">
      <style:table-cell-properties fo:border-bottom="none" fo:background-color="#d9d9d9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7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38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9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0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1" style:family="table-cell" style:parent-style-name="Default" style:data-style-name="N14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2" style:family="table-cell" style:parent-style-name="Default" style:data-style-name="N143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3" style:family="table-cell" style:parent-style-name="Default" style:data-style-name="N143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4" style:family="table-cell" style:parent-style-name="Default" style:data-style-name="N143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5" style:family="table-cell" style:parent-style-name="Default" style:data-style-name="N144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6" style:family="table-cell" style:parent-style-name="Default" style:data-style-name="N143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7" style:family="table-cell" style:parent-style-name="Default" style:data-style-name="N144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8" style:family="table-cell" style:parent-style-name="Default" style:data-style-name="N141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1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2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4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5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6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7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tru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8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tru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1" style:family="table-cell" style:parent-style-name="Default">
      <style:table-cell-properties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2" style:family="table-cell" style:parent-style-name="Default" style:data-style-name="N141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3" style:family="table-cell" style:parent-style-name="Default" style:data-style-name="N141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4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5" style:family="table-cell" style:parent-style-name="一般_5f_WESRB002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6" style:family="table-cell" style:parent-style-name="一般_5f_WESRB002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7" style:family="table-cell" style:parent-style-name="一般_5f_WESRB002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8" style:family="table-cell" style:parent-style-name="一般_5f_WESRB002" style:data-style-name="N0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9" style:family="table-cell" style:parent-style-name="一般_5f_WESRB00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0" style:family="table-cell" style:parent-style-name="一般_5f_WESRB003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1" style:family="table-cell" style:parent-style-name="Default" style:data-style-name="N141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72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3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4" style:family="table-cell" style:parent-style-name="Default" style:data-style-name="N142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5" style:family="table-cell" style:parent-style-name="Default" style:data-style-name="N141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6" style:family="table-cell" style:parent-style-name="Default" style:data-style-name="N142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7" style:family="table-cell" style:parent-style-name="Default" style:data-style-name="N141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78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79" style:family="table-cell" style:parent-style-name="Default" style:data-style-name="N141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0" style:family="table-cell" style:parent-style-name="Default" style:data-style-name="N141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1" style:family="table-cell" style:parent-style-name="Default" style:data-style-name="N141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2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3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84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5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6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7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8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9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0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1" style:family="table-cell" style:parent-style-name="一般_5f_WESRB001">
      <style:table-cell-properties fo:border-bottom="0.74pt dotte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2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3" style:family="table-cell" style:parent-style-name="Default" style:data-style-name="N141">
      <style:table-cell-properties fo:border-bottom="none" fo:background-color="#d9d9d9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4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6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9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0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1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2" style:family="table-cell" style:parent-style-name="一般_5f_WESRB001">
      <style:table-cell-properties fo:border-bottom="0.74pt dotte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3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4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05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107" style:family="table-cell" style:parent-style-name="一般_5f_WESRB001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8" style:family="table-cell" style:parent-style-name="一般_5f_WESRB001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9" style:family="table-cell" style:parent-style-name="一般_5f_WESRB001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10" style:family="table-cell" style:parent-style-name="一般_5f_WESRB001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11" style:family="table-cell" style:parent-style-name="一般_5f_WESRB001">
      <style:table-cell-properties fo:border-bottom="0.74pt dotte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12" style:family="table-cell" style:parent-style-name="Default" style:data-style-name="N141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13" style:family="table-cell" style:parent-style-name="一般_5f_WESRB001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tru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14" style:family="table-cell" style:parent-style-name="一般_5f_WESRB001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1" style:family="text">
      <style:text-properties style:use-window-font-color="true" style:font-name="Times New Roman" fo:font-size="8pt" fo:font-weight="normal" style:text-underline-style="none" style:text-underline-color="font-color" style:text-line-through-type="none" fo:font-style="normal" style:text-outline="false" fo:text-shadow="none" style:text-position="0% 100%" style:font-name-complex="Times New Roman" style:font-size-asian="8pt" style:font-size-complex="8pt" style:font-weight-asian="normal" style:font-weight-complex="normal" style:font-style-asian="normal" style:font-style-complex="normal"/>
    </style:style>
    <style:style style:name="T2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text-position="0% 100%" style:font-size-asian="8pt" style:font-size-complex="8pt" style:font-weight-asian="normal" style:font-weight-complex="normal" style:font-style-asian="normal" style:font-style-complex="normal" style:font-name="細明體" style:font-name-asian="細明體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age1" table:style-name="ta1">
        <office:forms form:automatic-focus="false" form:apply-design-mode="false"/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4" table:default-cell-style-name="ce14"/>
        <table:table-column table:style-name="co5" table:number-columns-repeated="8" table:default-cell-style-name="ce14"/>
        <table:table-column table:style-name="co6" table:default-cell-style-name="ce13"/>
        <table:table-column table:style-name="co7" table:default-cell-style-name="ce14"/>
        <table:table-column table:style-name="co8" table:default-cell-style-name="ce14"/>
        <table:table-column table:style-name="co9" table:number-columns-repeated="1009" table:default-cell-style-name="ce14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油當量單位）</text:p>
            </table:table-cell>
            <table:covered-table-cell table:number-columns-repeated="11" table:style-name="ce15"/>
            <table:table-cell table:number-columns-repeated="1012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77年(西元1988年)</text:p>
            </table:table-cell>
            <table:covered-table-cell table:number-columns-repeated="2" table:style-name="ce2"/>
            <table:table-cell table:style-name="ce36" table:number-columns-repeated="6"/>
            <table:table-cell table:style-name="ce49" office:value-type="string" calcext:value-type="string" table:number-columns-spanned="3" table:number-rows-spanned="1">
              <text:p>(單位：公秉油當量)(<text:span text:style-name="T1">Unit:kiloiter of oil equivalent</text:span><text:span text:style-name="T2">)</text:span></text:p>
            </table:table-cell>
            <table:covered-table-cell table:number-columns-repeated="2" table:style-name="ce49"/>
            <table:table-cell table:style-name="ce12"/>
            <table:table-cell table:style-name="ce36" table:number-columns-repeated="1011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37" office:value-type="float" office:value="1" calcext:value-type="float">
              <text:p>1</text:p>
            </table:table-cell>
            <table:table-cell table:style-name="ce37" office:value-type="float" office:value="2" calcext:value-type="float">
              <text:p>2</text:p>
            </table:table-cell>
            <table:table-cell table:style-name="ce37" office:value-type="float" office:value="3" calcext:value-type="float">
              <text:p>3</text:p>
            </table:table-cell>
            <table:table-cell table:style-name="ce37" office:value-type="float" office:value="4" calcext:value-type="float">
              <text:p>4</text:p>
            </table:table-cell>
            <table:table-cell table:style-name="ce37" office:value-type="float" office:value="5" calcext:value-type="float">
              <text:p>5</text:p>
            </table:table-cell>
            <table:table-cell table:style-name="ce37" office:value-type="float" office:value="6" calcext:value-type="float">
              <text:p>6</text:p>
            </table:table-cell>
            <table:table-cell table:style-name="ce37" office:value-type="float" office:value="7" calcext:value-type="float">
              <text:p>7</text:p>
            </table:table-cell>
            <table:table-cell table:style-name="ce37" office:value-type="float" office:value="8" calcext:value-type="float">
              <text:p>8</text:p>
            </table:table-cell>
            <table:table-cell table:style-name="ce37" office:value-type="float" office:value="9" calcext:value-type="float">
              <text:p>9</text:p>
            </table:table-cell>
            <table:table-cell table:style-name="ce4"/>
            <table:table-cell table:style-name="ce50" table:number-columns-repeated="1011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office:value-type="string" calcext:value-type="string">
              <text:p>煤及煤產品</text:p>
            </table:table-cell>
            <table:table-cell table:style-name="ce38" office:value-type="string" calcext:value-type="string">
              <text:p>煙煤-煉焦煤</text:p>
            </table:table-cell>
            <table:table-cell table:style-name="ce38" office:value-type="string" calcext:value-type="string">
              <text:p>煙煤-燃料煤</text:p>
            </table:table-cell>
            <table:table-cell table:style-name="ce38" office:value-type="string" calcext:value-type="string">
              <text:p>無煙煤</text:p>
            </table:table-cell>
            <table:table-cell table:style-name="ce38" office:value-type="string" calcext:value-type="string">
              <text:p>亞煙煤</text:p>
            </table:table-cell>
            <table:table-cell table:style-name="ce38" office:value-type="string" calcext:value-type="string">
              <text:p>褐煤</text:p>
            </table:table-cell>
            <table:table-cell table:style-name="ce38" office:value-type="string" calcext:value-type="string">
              <text:p>泥煤</text:p>
            </table:table-cell>
            <table:table-cell table:style-name="ce38" office:value-type="string" calcext:value-type="string">
              <text:p>焦炭</text:p>
            </table:table-cell>
            <table:table-cell table:style-name="ce38" office:value-type="string" calcext:value-type="string">
              <text:p>煤球</text:p>
            </table:table-cell>
            <table:table-cell table:style-name="ce4"/>
            <table:table-cell table:style-name="ce50" table:number-columns-repeated="1011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table:number-columns-repeated="9"/>
            <table:table-cell table:style-name="ce4"/>
            <table:table-cell table:style-name="ce50" table:number-columns-repeated="1011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 office:value-type="string" calcext:value-type="string">
              <text:p>Coal and Coal</text:p>
            </table:table-cell>
            <table:table-cell table:number-columns-repeated="2" table:style-name="ce39" office:value-type="string" calcext:value-type="string">
              <text:p>Bituminous Coal-</text:p>
            </table:table-cell>
            <table:table-cell table:style-name="ce39" office:value-type="string" calcext:value-type="string">
              <text:p>Anthracite</text:p>
            </table:table-cell>
            <table:table-cell table:style-name="ce39" office:value-type="string" calcext:value-type="string">
              <text:p>Sub-bituminous</text:p>
            </table:table-cell>
            <table:table-cell table:style-name="ce39" office:value-type="string" calcext:value-type="string">
              <text:p>Lignite</text:p>
            </table:table-cell>
            <table:table-cell table:style-name="ce39" office:value-type="string" calcext:value-type="string">
              <text:p>Peat</text:p>
            </table:table-cell>
            <table:table-cell table:style-name="ce39" office:value-type="string" calcext:value-type="string">
              <text:p>Coke Oven Coke</text:p>
            </table:table-cell>
            <table:table-cell table:style-name="ce39" office:value-type="string" calcext:value-type="string">
              <text:p>Patent Fuel</text:p>
            </table:table-cell>
            <table:table-cell table:style-name="ce4"/>
            <table:table-cell table:style-name="ce50" table:number-columns-repeated="1011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 office:value-type="string" calcext:value-type="string">
              <text:p>Products Total</text:p>
            </table:table-cell>
            <table:table-cell table:style-name="ce39" office:value-type="string" calcext:value-type="string">
              <text:p>Coking Coal</text:p>
            </table:table-cell>
            <table:table-cell table:style-name="ce39" office:value-type="string" calcext:value-type="string">
              <text:p>Steam Coal</text:p>
            </table:table-cell>
            <table:table-cell table:style-name="ce39"/>
            <table:table-cell table:style-name="ce39" office:value-type="string" calcext:value-type="string">
              <text:p>Coal</text:p>
            </table:table-cell>
            <table:table-cell table:style-name="ce39" table:number-columns-repeated="4"/>
            <table:table-cell table:style-name="ce4"/>
            <table:table-cell table:style-name="ce50" table:number-columns-repeated="1011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office:value-type="string" calcext:value-type="string">
              <text:p>C2-C12</text:p>
            </table:table-cell>
            <table:table-cell table:style-name="ce40" table:number-columns-repeated="8"/>
            <table:table-cell table:style-name="ce4"/>
            <table:table-cell table:style-name="ce50" table:number-columns-repeated="1011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style-name="ce41" office:value-type="float" office:value="802013.158888087" calcext:value-type="float">
            <text:p><text:s/>802,013 <text:s/></text:p>
          </table:table-cell>
          <table:table-cell table:style-name="ce41" office:value-type="float" office:value="10116.1436711879" calcext:value-type="float">
            <text:p><text:s/>10,116 <text:s/></text:p>
          </table:table-cell>
          <table:table-cell table:style-name="ce41" office:value-type="float" office:value="791897.015216899" calcext:value-type="float">
            <text:p><text:s/>791,897 <text:s/></text:p>
          </table:table-cell>
          <table:table-cell table:number-columns-repeated="6" table:style-name="ce41" office:value-type="float" office:value="0" calcext:value-type="float">
            <text:p/>
          </table:table-cell>
          <table:table-cell table:style-name="ce12"/>
          <table:table-cell table:style-name="ce36" table:number-columns-repeated="1011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style-name="ce42" office:value-type="float" office:value="11842342.0877778" calcext:value-type="float">
            <text:p><text:s/>11,842,342 <text:s/></text:p>
          </table:table-cell>
          <table:table-cell table:style-name="ce42" office:value-type="float" office:value="3561794.72" calcext:value-type="float">
            <text:p><text:s/>3,561,795 <text:s/></text:p>
          </table:table-cell>
          <table:table-cell table:style-name="ce42" office:value-type="float" office:value="8275484.81222222" calcext:value-type="float">
            <text:p><text:s/>8,275,485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5062.55555555556" calcext:value-type="float">
            <text:p><text:s/>5,063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style-name="ce42" office:value-type="float" office:value="1661.33333333333" calcext:value-type="float">
            <text:p><text:s/>1,661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1661.33333333333" calcext:value-type="float">
            <text:p><text:s/>1,661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style-name="ce42" office:value-type="float" office:value="1237935.2013992" calcext:value-type="float">
            <text:p><text:s/>1,237,935 <text:s/></text:p>
          </table:table-cell>
          <table:table-cell table:style-name="ce42" office:value-type="float" office:value="284125.234782299" calcext:value-type="float">
            <text:p><text:s/>284,125 <text:s/></text:p>
          </table:table-cell>
          <table:table-cell table:style-name="ce42" office:value-type="float" office:value="864376.059661343" calcext:value-type="float">
            <text:p><text:s/>864,376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89433.9069555556" calcext:value-type="float">
            <text:p><text:s/>89,434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style-name="ce43" office:value-type="float" office:value="11404758.7119333" calcext:value-type="float">
            <text:p><text:s/>11,404,759 <text:s/></text:p>
          </table:table-cell>
          <table:table-cell table:style-name="ce43" office:value-type="float" office:value="3287785.62888889" calcext:value-type="float">
            <text:p><text:s/>3,287,786 <text:s/></text:p>
          </table:table-cell>
          <table:table-cell table:style-name="ce43" office:value-type="float" office:value="8203005.76777778" calcext:value-type="float">
            <text:p><text:s/>8,203,006 <text:s/></text:p>
          </table:table-cell>
          <table:table-cell table:number-columns-repeated="4" table:style-name="ce43" office:value-type="float" office:value="0" calcext:value-type="float">
            <text:p/>
          </table:table-cell>
          <table:table-cell table:style-name="ce43" office:value-type="float" office:value="-86032.6847333333" calcext:value-type="float">
            <text:p><text:s/>-86,033 <text:s/></text:p>
          </table:table-cell>
          <table:table-cell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style-name="ce43" office:value-type="float" office:value="0.000000000018473" calcext:value-type="float">
            <text:p><text:s/>0 <text:s/></text:p>
          </table:table-cell>
          <table:table-cell table:number-columns-repeated="8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style-name="ce42" office:value-type="float" office:value="11091890.2319044" calcext:value-type="float">
            <text:p><text:s/>11,091,890 <text:s/></text:p>
          </table:table-cell>
          <table:table-cell table:style-name="ce42" office:value-type="float" office:value="3287785.62888889" calcext:value-type="float">
            <text:p><text:s/>3,287,786 <text:s/></text:p>
          </table:table-cell>
          <table:table-cell table:style-name="ce42" office:value-type="float" office:value="5285833.94888889" calcext:value-type="float">
            <text:p><text:s/>5,285,834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044613.83762222" calcext:value-type="float">
            <text:p><text:s/>2,044,614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style-name="ce42" office:value-type="float" office:value="3296607.18444444" calcext:value-type="float">
            <text:p><text:s/>3,296,607 <text:s/></text:p>
          </table:table-cell>
          <table:table-cell table:style-name="ce42" office:value-type="float" office:value="3287785.62888889" calcext:value-type="float">
            <text:p><text:s/>3,287,786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8821.55555555556" calcext:value-type="float">
            <text:p><text:s/>8,822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style-name="ce42" office:value-type="float" office:value="2096523.12428889" calcext:value-type="float">
            <text:p><text:s/>2,096,523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60730.8422222222" calcext:value-type="float">
            <text:p><text:s/>60,73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035792.28206667" calcext:value-type="float">
            <text:p><text:s/>2,035,792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5225103.10666667" calcext:value-type="float">
            <text:p><text:s/>5,225,103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5225103.10666667" calcext:value-type="float">
            <text:p><text:s/>5,225,103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style-name="ce43" office:value-type="float" office:value="473656.816504433" calcext:value-type="float">
            <text:p><text:s/>473,657 <text:s/></text:p>
          </table:table-cell>
          <table:table-cell table:number-columns-repeated="8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style-name="ce42" office:value-type="float" office:value="4097929.38722222" calcext:value-type="float">
            <text:p><text:s/>4,097,929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2530046.55555556" calcext:value-type="float">
            <text:p><text:s/>2,530,047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style-name="ce42" office:value-type="float" office:value="4097929.38722222" calcext:value-type="float">
            <text:p><text:s/>4,097,929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2530046.55555556" calcext:value-type="float">
            <text:p><text:s/>2,530,047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style-name="ce42" office:value-type="float" office:value="600254.838333333" calcext:value-type="float">
            <text:p><text:s/>600,255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852.06888888889" calcext:value-type="float">
            <text:p><text:s/>2,852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3461.11111111111" calcext:value-type="float">
            <text:p><text:s/>3,461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style-name="ce42" office:value-type="float" office:value="1340.95666666667" calcext:value-type="float">
            <text:p><text:s/>1,341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340.95666666667" calcext:value-type="float">
            <text:p><text:s/>1,341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style-name="ce42" office:value-type="float" office:value="315468.773333333" calcext:value-type="float">
            <text:p><text:s/>315,469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511.11222222222" calcext:value-type="float">
            <text:p><text:s/>1,51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3461.11111111111" calcext:value-type="float">
            <text:p><text:s/>3,461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style-name="ce42" office:value-type="float" office:value="283445.108333333" calcext:value-type="float">
            <text:p><text:s/>283,445 <text:s/>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style-name="ce44" office:value-type="float" office:value="33141.5437111111" calcext:value-type="float">
            <text:p><text:s/>33,142 <text:s/></text:p>
          </table:table-cell>
          <table:table-cell table:number-columns-repeated="6" table:style-name="ce44" office:value-type="float" office:value="0" calcext:value-type="float">
            <text:p/>
          </table:table-cell>
          <table:table-cell table:style-name="ce44" office:value-type="float" office:value="1643.09304444444" calcext:value-type="float">
            <text:p><text:s/>1,643 <text:s/></text:p>
          </table:table-cell>
          <table:table-cell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style-name="ce44" office:value-type="float" office:value="3777401.48520668" calcext:value-type="float">
            <text:p><text:s/>3,777,401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2914319.75" calcext:value-type="float">
            <text:p><text:s/>2,914,320 <text:s/></text:p>
          </table:table-cell>
          <table:table-cell table:number-columns-repeated="4" table:style-name="ce44" office:value-type="float" office:value="0" calcext:value-type="float">
            <text:p/>
          </table:table-cell>
          <table:table-cell table:style-name="ce44" office:value-type="float" office:value="394295.829044444" calcext:value-type="float">
            <text:p><text:s/>394,296 <text:s/></text:p>
          </table:table-cell>
          <table:table-cell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style-name="ce44" office:value-type="float" office:value="3777401.48520668" calcext:value-type="float">
            <text:p><text:s/>3,777,401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2914319.75" calcext:value-type="float">
            <text:p><text:s/>2,914,320 <text:s/></text:p>
          </table:table-cell>
          <table:table-cell table:number-columns-repeated="4" table:style-name="ce44" office:value-type="float" office:value="0" calcext:value-type="float">
            <text:p/>
          </table:table-cell>
          <table:table-cell table:style-name="ce44" office:value-type="float" office:value="394295.829044444" calcext:value-type="float">
            <text:p><text:s/>394,296 <text:s/></text:p>
          </table:table-cell>
          <table:table-cell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style-name="ce42" office:value-type="float" office:value="3756132.69520668" calcext:value-type="float">
            <text:p><text:s/>3,756,133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893050.96" calcext:value-type="float">
            <text:p><text:s/>2,893,05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394295.829044444" calcext:value-type="float">
            <text:p><text:s/>394,296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style-name="ce42" office:value-type="float" office:value="7991.42111111111" calcext:value-type="float">
            <text:p><text:s/>7,991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7991.42111111111" calcext:value-type="float">
            <text:p><text:s/>7,991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style-name="ce42" office:value-type="float" office:value="4523.52" calcext:value-type="float">
            <text:p><text:s/>4,524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4523.52" calcext:value-type="float">
            <text:p><text:s/>4,524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style-name="ce42" office:value-type="float" office:value="29946.5333333333" calcext:value-type="float">
            <text:p><text:s/>29,947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9946.5333333333" calcext:value-type="float">
            <text:p><text:s/>29,947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style-name="ce42" office:value-type="float" office:value="179.972222222222" calcext:value-type="float">
            <text:p><text:s/>180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79.972222222222" calcext:value-type="float">
            <text:p><text:s/>180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style-name="ce42" office:value-type="float" office:value="182910.382222222" calcext:value-type="float">
            <text:p><text:s/>182,910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82910.382222222" calcext:value-type="float">
            <text:p><text:s/>182,910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style-name="ce42" office:value-type="float" office:value="831013.61" calcext:value-type="float">
            <text:p><text:s/>831,014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831006.61" calcext:value-type="float">
            <text:p><text:s/>831,007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7" calcext:value-type="float">
            <text:p><text:s/>7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style-name="ce42" office:value-type="float" office:value="99518.7911111111" calcext:value-type="float">
            <text:p><text:s/>99,519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99518.7911111111" calcext:value-type="float">
            <text:p><text:s/>99,519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style-name="ce45" office:value-type="float" office:value="36407.04" calcext:value-type="float">
            <text:p>( 36,407 <text:s/>)</text:p>
          </table:table-cell>
          <table:table-cell table:style-name="ce45" office:value-type="float" office:value="0" calcext:value-type="float">
            <text:p/>
          </table:table-cell>
          <table:table-cell table:style-name="ce45" office:value-type="float" office:value="36407.04" calcext:value-type="float">
            <text:p>( 36,407 <text:s/>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style-name="ce45" office:value-type="float" office:value="63111.7511111111" calcext:value-type="float">
            <text:p>( 63,112 <text:s/>)</text:p>
          </table:table-cell>
          <table:table-cell table:style-name="ce45" office:value-type="float" office:value="0" calcext:value-type="float">
            <text:p/>
          </table:table-cell>
          <table:table-cell table:style-name="ce45" office:value-type="float" office:value="63111.7511111111" calcext:value-type="float">
            <text:p>( 63,112 <text:s/>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style-name="ce42" office:value-type="float" office:value="403134.581111111" calcext:value-type="float">
            <text:p><text:s/>403,135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403127.581111111" calcext:value-type="float">
            <text:p><text:s/>403,128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7" calcext:value-type="float">
            <text:p><text:s/>7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style-name="ce42" office:value-type="float" office:value="315935.61" calcext:value-type="float">
            <text:p><text:s/>315,936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15935.61" calcext:value-type="float">
            <text:p><text:s/>315,936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style-name="ce46" office:value-type="float" office:value="12424.6277777778" calcext:value-type="float">
            <text:p><text:s/>12,425 <text:s/></text:p>
          </table:table-cell>
          <table:table-cell table:style-name="ce46" office:value-type="float" office:value="0" calcext:value-type="float">
            <text:p/>
          </table:table-cell>
          <table:table-cell table:style-name="ce46" office:value-type="float" office:value="12424.6277777778" calcext:value-type="float">
            <text:p><text:s/>12,425 <text:s/></text:p>
          </table:table-cell>
          <table:table-cell table:number-columns-repeated="6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style-name="ce42" office:value-type="float" office:value="1810.19333333333" calcext:value-type="float">
            <text:p><text:s/>1,810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810.19333333333" calcext:value-type="float">
            <text:p><text:s/>1,810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number-columns-repeated="9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style-name="ce42" office:value-type="float" office:value="1816104.57777778" calcext:value-type="float">
            <text:p><text:s/>1,816,105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802835.68888889" calcext:value-type="float">
            <text:p><text:s/>1,802,836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3268.8888888889" calcext:value-type="float">
            <text:p><text:s/>13,269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style-name="ce42" office:value-type="float" office:value="1516442.08111111" calcext:value-type="float">
            <text:p><text:s/>1,516,44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516442.08111111" calcext:value-type="float">
            <text:p><text:s/>1,516,442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style-name="ce42" office:value-type="float" office:value="299662.496666667" calcext:value-type="float">
            <text:p><text:s/>299,66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86393.607777778" calcext:value-type="float">
            <text:p><text:s/>286,394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3268.8888888889" calcext:value-type="float">
            <text:p><text:s/>13,269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number-columns-repeated="9" table:style-name="ce47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style-name="ce42" office:value-type="float" office:value="871383.630762233" calcext:value-type="float">
            <text:p><text:s/>871,384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1767.4511111111" calcext:value-type="float">
            <text:p><text:s/>31,767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370830.273488889" calcext:value-type="float">
            <text:p><text:s/>370,830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style-name="ce42" office:value-type="float" office:value="858479.519651122" calcext:value-type="float">
            <text:p><text:s/>858,480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1767.4511111111" calcext:value-type="float">
            <text:p><text:s/>31,767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357926.162377778" calcext:value-type="float">
            <text:p><text:s/>357,926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style-name="ce42" office:value-type="float" office:value="12904.1111111111" calcext:value-type="float">
            <text:p><text:s/>12,904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12904.1111111111" calcext:value-type="float">
            <text:p><text:s/>12,904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style-name="ce46" office:value-type="float" office:value="9466.96555555556" calcext:value-type="float">
            <text:p><text:s/>9,467 <text:s/></text:p>
          </table:table-cell>
          <table:table-cell table:style-name="ce46" office:value-type="float" office:value="0" calcext:value-type="float">
            <text:p/>
          </table:table-cell>
          <table:table-cell table:style-name="ce46" office:value-type="float" office:value="79.1877777777778" calcext:value-type="float">
            <text:p><text:s/>79 <text:s/></text:p>
          </table:table-cell>
          <table:table-cell table:number-columns-repeated="4" table:style-name="ce46" office:value-type="float" office:value="0" calcext:value-type="float">
            <text:p/>
          </table:table-cell>
          <table:table-cell table:style-name="ce46" office:value-type="float" office:value="9387.77777777778" calcext:value-type="float">
            <text:p><text:s/>9,388 <text:s/></text:p>
          </table:table-cell>
          <table:table-cell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style-name="ce42" office:value-type="float" office:value="801.888888888889" calcext:value-type="float">
            <text:p><text:s/>802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801.888888888889" calcext:value-type="float">
            <text:p><text:s/>802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style-name="ce42" office:value-type="float" office:value="4.58111111111111" calcext:value-type="float">
            <text:p><text:s/>5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4.58111111111111" calcext:value-type="float">
            <text:p><text:s/>5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style-name="ce42" office:value-type="float" office:value="4.58111111111111" calcext:value-type="float">
            <text:p><text:s/>5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4.58111111111111" calcext:value-type="float">
            <text:p><text:s/>5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style-name="ce42" office:value-type="float" office:value="21129.3933333333" calcext:value-type="float">
            <text:p><text:s/>21,129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1129.3933333333" calcext:value-type="float">
            <text:p><text:s/>21,129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style-name="ce42" office:value-type="float" office:value="134.815555555556" calcext:value-type="float">
            <text:p><text:s/>135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34.815555555556" calcext:value-type="float">
            <text:p><text:s/>135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style-name="ce43" office:value-type="float" office:value="20994.5777777778" calcext:value-type="float">
            <text:p><text:s/>20,995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20994.5777777778" calcext:value-type="float">
            <text:p><text:s/>20,995 <text:s/>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style-name="ce44" office:value-type="float" office:value="134.815555555556" calcext:value-type="float">
            <text:p><text:s/>135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134.815555555556" calcext:value-type="float">
            <text:p><text:s/>135 <text:s/></text:p>
          </table:table-cell>
          <table:table-cell table:number-columns-repeated="6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9"/>
          <table:table-cell table:style-name="ce12" table:number-columns-repeated="1012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style-name="ce42" office:value-type="float" office:value="22317529.603" calcext:value-type="float">
            <text:p><text:s/>22,317,530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2317529.603" calcext:value-type="float">
            <text:p><text:s/>22,317,530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22317529.603" calcext:value-type="float">
            <text:p><text:s/>22,317,530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2317529.603" calcext:value-type="float">
            <text:p><text:s/>22,317,530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6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6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6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11"/>
          <table:table-cell table:style-name="ce36" table:number-columns-repeated="1011"/>
        </table:table-row>
        <table:table-row table:style-name="ro7" table:number-rows-repeated="97">
          <table:table-cell table:style-name="ce13"/>
          <table:table-cell table:style-name="ce23"/>
          <table:table-cell table:style-name="ce13" table:number-columns-repeated="10"/>
          <table:table-cell/>
          <table:table-cell table:style-name="ce13" table:number-columns-repeated="1011"/>
        </table:table-row>
        <table:table-row table:style-name="ro7" table:number-rows-repeated="1048350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_xlnm.Print_Titles" table:base-cell-address="$Page1.$A$1" table:cell-range-address="$Page1.$A$1:.$AMJ$8" table:range-usable-as="repeat-column repeat-row"/>
        </table:named-expressions>
      </table:table>
      <table:table table:name="Page2" table:style-name="ta2"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5" table:number-columns-repeated="3" table:default-cell-style-name="ce14"/>
        <table:table-column table:style-name="co4" table:default-cell-style-name="ce14"/>
        <table:table-column table:style-name="co5" table:number-columns-repeated="5" table:default-cell-style-name="ce14"/>
        <table:table-column table:style-name="co6" table:default-cell-style-name="ce14"/>
        <table:table-column table:style-name="co10" table:default-cell-style-name="ce14"/>
        <table:table-column table:style-name="co9" table:number-columns-repeated="1010" table:default-cell-style-name="ce14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油當量單位）</text:p>
            </table:table-cell>
            <table:covered-table-cell table:number-columns-repeated="11" table:style-name="ce15"/>
            <table:table-cell table:number-columns-repeated="1012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77年(西元1988年)</text:p>
            </table:table-cell>
            <table:covered-table-cell table:number-columns-repeated="2" table:style-name="ce2"/>
            <table:table-cell table:style-name="ce36" table:number-columns-repeated="5"/>
            <table:table-cell table:style-name="ce49" office:value-type="string" calcext:value-type="string" table:number-columns-spanned="4" table:number-rows-spanned="1">
              <text:p>(單位：公秉油當量)(<text:span text:style-name="T1">Unit:kiloiter of oil equivalent</text:span><text:span text:style-name="T2">)</text:span></text:p>
            </table:table-cell>
            <table:covered-table-cell table:number-columns-repeated="3" table:style-name="ce49"/>
            <table:table-cell table:style-name="ce36" table:number-columns-repeated="1012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37" office:value-type="float" office:value="10" calcext:value-type="float">
              <text:p>10</text:p>
            </table:table-cell>
            <table:table-cell table:style-name="ce37" office:value-type="float" office:value="11" calcext:value-type="float">
              <text:p>11</text:p>
            </table:table-cell>
            <table:table-cell table:style-name="ce37" office:value-type="float" office:value="12" calcext:value-type="float">
              <text:p>12</text:p>
            </table:table-cell>
            <table:table-cell table:style-name="ce37" office:value-type="float" office:value="13" calcext:value-type="float">
              <text:p>13</text:p>
            </table:table-cell>
            <table:table-cell table:style-name="ce37" office:value-type="float" office:value="14" calcext:value-type="float">
              <text:p>14</text:p>
            </table:table-cell>
            <table:table-cell table:style-name="ce37" office:value-type="float" office:value="15" calcext:value-type="float">
              <text:p>15</text:p>
            </table:table-cell>
            <table:table-cell table:style-name="ce37" office:value-type="float" office:value="16" calcext:value-type="float">
              <text:p>16</text:p>
            </table:table-cell>
            <table:table-cell table:style-name="ce37" office:value-type="float" office:value="17" calcext:value-type="float">
              <text:p>17</text:p>
            </table:table-cell>
            <table:table-cell table:style-name="ce37" office:value-type="float" office:value="18" calcext:value-type="float">
              <text:p>18</text:p>
            </table:table-cell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office:value-type="string" calcext:value-type="string">
              <text:p>焦爐氣</text:p>
            </table:table-cell>
            <table:table-cell table:style-name="ce38" office:value-type="string" calcext:value-type="string">
              <text:p>高爐氣</text:p>
            </table:table-cell>
            <table:table-cell table:style-name="ce38" office:value-type="string" calcext:value-type="string">
              <text:p>轉爐氣</text:p>
            </table:table-cell>
            <table:table-cell table:style-name="ce38" office:value-type="string" calcext:value-type="string">
              <text:p>原油及石油</text:p>
            </table:table-cell>
            <table:table-cell table:style-name="ce38" office:value-type="string" calcext:value-type="string">
              <text:p>原油</text:p>
            </table:table-cell>
            <table:table-cell table:style-name="ce38" office:value-type="string" calcext:value-type="string">
              <text:p>煉油廠進料</text:p>
            </table:table-cell>
            <table:table-cell table:style-name="ce38" office:value-type="string" calcext:value-type="string">
              <text:p>添加劑/</text:p>
            </table:table-cell>
            <table:table-cell table:style-name="ce38" office:value-type="string" calcext:value-type="string">
              <text:p>煉油氣</text:p>
            </table:table-cell>
            <table:table-cell table:style-name="ce38" office:value-type="string" calcext:value-type="string">
              <text:p>液化石油氣</text:p>
            </table:table-cell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/>
            <table:table-cell table:style-name="ce51" table:number-columns-repeated="2"/>
            <table:table-cell table:style-name="ce38" office:value-type="string" calcext:value-type="string">
              <text:p>產品合計</text:p>
            </table:table-cell>
            <table:table-cell table:style-name="ce51" table:number-columns-repeated="2"/>
            <table:table-cell table:style-name="ce51" office:value-type="string" calcext:value-type="string">
              <text:p>含氧化合物</text:p>
            </table:table-cell>
            <table:table-cell table:style-name="ce51"/>
            <table:table-cell table:style-name="ce38"/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 office:value-type="string" calcext:value-type="string">
              <text:p>Coke Oven Gas</text:p>
            </table:table-cell>
            <table:table-cell table:style-name="ce52" office:value-type="string" calcext:value-type="string">
              <text:p>Blast Furnace Gas</text:p>
            </table:table-cell>
            <table:table-cell table:style-name="ce52" office:value-type="string" calcext:value-type="string">
              <text:p>Oxygen Steel</text:p>
            </table:table-cell>
            <table:table-cell table:style-name="ce52" office:value-type="string" calcext:value-type="string">
              <text:p>Crude Oil and Petroleum</text:p>
            </table:table-cell>
            <table:table-cell table:style-name="ce52" office:value-type="string" calcext:value-type="string">
              <text:p>Crude Oil</text:p>
            </table:table-cell>
            <table:table-cell table:style-name="ce52" office:value-type="string" calcext:value-type="string">
              <text:p>Refinery</text:p>
            </table:table-cell>
            <table:table-cell table:style-name="ce52" office:value-type="string" calcext:value-type="string">
              <text:p>Additives/</text:p>
            </table:table-cell>
            <table:table-cell table:style-name="ce52" office:value-type="string" calcext:value-type="string">
              <text:p>Refinery Gas</text:p>
            </table:table-cell>
            <table:table-cell table:style-name="ce52" office:value-type="string" calcext:value-type="string">
              <text:p>LPG</text:p>
            </table:table-cell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/>
            <table:table-cell table:style-name="ce52"/>
            <table:table-cell table:style-name="ce52" office:value-type="string" calcext:value-type="string">
              <text:p>Furnace Gas</text:p>
            </table:table-cell>
            <table:table-cell table:style-name="ce39" office:value-type="string" calcext:value-type="string">
              <text:p>Products Total</text:p>
            </table:table-cell>
            <table:table-cell table:style-name="ce52"/>
            <table:table-cell table:style-name="ce52" office:value-type="string" calcext:value-type="string">
              <text:p>Feedstocks</text:p>
            </table:table-cell>
            <table:table-cell table:style-name="ce52" office:value-type="string" calcext:value-type="string">
              <text:p>Oxygenates</text:p>
            </table:table-cell>
            <table:table-cell table:style-name="ce52"/>
            <table:table-cell table:style-name="ce39"/>
            <table:table-cell table:style-name="ce50" table:number-columns-repeated="1012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table:number-columns-repeated="3"/>
            <table:table-cell table:style-name="ce40" office:value-type="string" calcext:value-type="string">
              <text:p>C14-C36</text:p>
            </table:table-cell>
            <table:table-cell table:style-name="ce40" table:number-columns-repeated="5"/>
            <table:table-cell table:style-name="ce50" table:number-columns-repeated="1012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number-columns-repeated="3" table:style-name="ce41" office:value-type="float" office:value="0" calcext:value-type="float">
            <text:p/>
          </table:table-cell>
          <table:table-cell table:number-columns-repeated="2" table:style-name="ce41" office:value-type="float" office:value="139816" calcext:value-type="float">
            <text:p><text:s/>139,816 <text:s/></text:p>
          </table:table-cell>
          <table:table-cell table:number-columns-repeated="4" table:style-name="ce41" office:value-type="float" office:value="0" calcext:value-type="float">
            <text:p/>
          </table:table-cell>
          <table:table-cell table:style-name="ce36" table:number-columns-repeated="1012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7199763.9622222" calcext:value-type="float">
            <text:p><text:s/>27,199,764 <text:s/></text:p>
          </table:table-cell>
          <table:table-cell table:style-name="ce42" office:value-type="float" office:value="21334130" calcext:value-type="float">
            <text:p><text:s/>21,334,130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989664.273333333" calcext:value-type="float">
            <text:p><text:s/>989,664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098387.90310231" calcext:value-type="float">
            <text:p><text:s/>1,098,388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307511.33333333" calcext:value-type="float">
            <text:p><text:s/>1,307,511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81645.866666667" calcext:value-type="float">
            <text:p><text:s/>481,646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78677.8771989513" calcext:value-type="float">
            <text:p><text:s/>78,678 <text:s/></text:p>
          </table:table-cell>
          <table:table-cell table:style-name="ce42" office:value-type="float" office:value="346640" calcext:value-type="float">
            <text:p><text:s/>346,640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274.49333333332" calcext:value-type="float">
            <text:p><text:s/>4,274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24373356.981921" calcext:value-type="float">
            <text:p><text:s/>24,373,357 <text:s/></text:p>
          </table:table-cell>
          <table:table-cell table:style-name="ce43" office:value-type="float" office:value="21127306" calcext:value-type="float">
            <text:p><text:s/>21,127,306 <text:s/>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985389.78" calcext:value-type="float">
            <text:p><text:s/>985,390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223304.99473504" calcext:value-type="float">
            <text:p><text:s/>3,223,305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6040.252" calcext:value-type="float">
            <text:p><text:s/>6,040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style-name="ce43" office:value-type="float" office:value="0.000000000015373" calcext:value-type="float">
            <text:p><text:s/>0 <text:s/></text:p>
          </table:table-cell>
          <table:table-cell table:style-name="ce43" office:value-type="float" office:value="0.0000000000035" calcext:value-type="float">
            <text:p><text:s/>0 <text:s/></text:p>
          </table:table-cell>
          <table:table-cell table:style-name="ce43" office:value-type="float" office:value="-0.0000000000004" calcext:value-type="float">
            <text:p><text:s/>-0 <text:s/>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style-name="ce42" office:value-type="float" office:value="188201.40416" calcext:value-type="float">
            <text:p><text:s/>188,201 <text:s/></text:p>
          </table:table-cell>
          <table:table-cell table:style-name="ce42" office:value-type="float" office:value="239494.093407333" calcext:value-type="float">
            <text:p><text:s/>239,494 <text:s/></text:p>
          </table:table-cell>
          <table:table-cell table:style-name="ce42" office:value-type="float" office:value="45961.3189371" calcext:value-type="float">
            <text:p><text:s/>45,961 <text:s/></text:p>
          </table:table-cell>
          <table:table-cell table:style-name="ce42" office:value-type="float" office:value="25109411.5111111" calcext:value-type="float">
            <text:p><text:s/>25,109,412 <text:s/></text:p>
          </table:table-cell>
          <table:table-cell table:style-name="ce42" office:value-type="float" office:value="21127306" calcext:value-type="float">
            <text:p><text:s/>21,127,306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1143159.6888889" calcext:value-type="float">
            <text:p><text:s/>21,143,160 <text:s/></text:p>
          </table:table-cell>
          <table:table-cell table:style-name="ce42" office:value-type="float" office:value="21127306" calcext:value-type="float">
            <text:p><text:s/>21,127,306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966251.82222222" calcext:value-type="float">
            <text:p><text:s/>3,966,252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style-name="ce43" office:value-type="float" office:value="188201.40416" calcext:value-type="float">
            <text:p><text:s/>188,201 <text:s/></text:p>
          </table:table-cell>
          <table:table-cell table:style-name="ce43" office:value-type="float" office:value="239494.093407333" calcext:value-type="float">
            <text:p><text:s/>239,494 <text:s/></text:p>
          </table:table-cell>
          <table:table-cell table:style-name="ce43" office:value-type="float" office:value="45961.3189371" calcext:value-type="float">
            <text:p><text:s/>45,961 <text:s/>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style-name="ce42" office:value-type="float" office:value="665544.6" calcext:value-type="float">
            <text:p><text:s/>665,545 <text:s/></text:p>
          </table:table-cell>
          <table:table-cell table:style-name="ce42" office:value-type="float" office:value="794529.12" calcext:value-type="float">
            <text:p><text:s/>794,529 <text:s/></text:p>
          </table:table-cell>
          <table:table-cell table:style-name="ce42" office:value-type="float" office:value="107809.111666667" calcext:value-type="float">
            <text:p><text:s/>107,809 <text:s/></text:p>
          </table:table-cell>
          <table:table-cell table:style-name="ce42" office:value-type="float" office:value="24784631.4992233" calcext:value-type="float">
            <text:p><text:s/>24,784,631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060090" calcext:value-type="float">
            <text:p><text:s/>1,060,090 <text:s/></text:p>
          </table:table-cell>
          <table:table-cell table:style-name="ce42" office:value-type="float" office:value="544704.996" calcext:value-type="float">
            <text:p><text:s/>544,705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style-name="ce42" office:value-type="float" office:value="665544.6" calcext:value-type="float">
            <text:p><text:s/>665,545 <text:s/></text:p>
          </table:table-cell>
          <table:table-cell table:style-name="ce42" office:value-type="float" office:value="794529.12" calcext:value-type="float">
            <text:p><text:s/>794,529 <text:s/></text:p>
          </table:table-cell>
          <table:table-cell table:style-name="ce42" office:value-type="float" office:value="107809.111666667" calcext:value-type="float">
            <text:p><text:s/>107,809 <text:s/></text:p>
          </table:table-cell>
          <table:table-cell table:style-name="ce42" office:value-type="float" office:value="22058060.9693753" calcext:value-type="float">
            <text:p><text:s/>22,058,061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060090" calcext:value-type="float">
            <text:p><text:s/>1,060,090 <text:s/></text:p>
          </table:table-cell>
          <table:table-cell table:style-name="ce42" office:value-type="float" office:value="454302.198152" calcext:value-type="float">
            <text:p><text:s/>454,302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2726570.529848" calcext:value-type="float">
            <text:p><text:s/>2,726,571 <text:s/></text:p>
          </table:table-cell>
          <table:table-cell table:number-columns-repeated="4" table:style-name="ce43" office:value-type="float" office:value="0" calcext:value-type="float">
            <text:p/>
          </table:table-cell>
          <table:table-cell table:style-name="ce43" office:value-type="float" office:value="90402.797848" calcext:value-type="float">
            <text:p><text:s/>90,403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style-name="ce42" office:value-type="float" office:value="185621.8" calcext:value-type="float">
            <text:p><text:s/>185,622 <text:s/></text:p>
          </table:table-cell>
          <table:table-cell table:style-name="ce42" office:value-type="float" office:value="378274.852666667" calcext:value-type="float">
            <text:p><text:s/>378,275 <text:s/></text:p>
          </table:table-cell>
          <table:table-cell table:style-name="ce42" office:value-type="float" office:value="30045.0056666667" calcext:value-type="float">
            <text:p><text:s/>30,045 <text:s/></text:p>
          </table:table-cell>
          <table:table-cell table:style-name="ce42" office:value-type="float" office:value="2074308.69822222" calcext:value-type="float">
            <text:p><text:s/>2,074,309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060090" calcext:value-type="float">
            <text:p><text:s/>1,060,090 <text:s/></text:p>
          </table:table-cell>
          <table:table-cell table:style-name="ce42" office:value-type="float" office:value="21043.8426666667" calcext:value-type="float">
            <text:p><text:s/>21,044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88.133333333333" calcext:value-type="float">
            <text:p><text:s/>288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style-name="ce42" office:value-type="float" office:value="121720.2" calcext:value-type="float">
            <text:p><text:s/>121,720 <text:s/></text:p>
          </table:table-cell>
          <table:table-cell table:style-name="ce42" office:value-type="float" office:value="158731.344333333" calcext:value-type="float">
            <text:p><text:s/>158,731 <text:s/></text:p>
          </table:table-cell>
          <table:table-cell table:style-name="ce42" office:value-type="float" office:value="30045.0056666667" calcext:value-type="float">
            <text:p><text:s/>30,045 <text:s/></text:p>
          </table:table-cell>
          <table:table-cell table:style-name="ce42" office:value-type="float" office:value="9566.31111111111" calcext:value-type="float">
            <text:p><text:s/>9,566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style-name="ce42" office:value-type="float" office:value="63901.6" calcext:value-type="float">
            <text:p><text:s/>63,902 <text:s/></text:p>
          </table:table-cell>
          <table:table-cell table:style-name="ce42" office:value-type="float" office:value="219543.508333333" calcext:value-type="float">
            <text:p><text:s/>219,544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0.866666666666667" calcext:value-type="float">
            <text:p><text:s/>1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057967.04266667" calcext:value-type="float">
            <text:p><text:s/>2,057,967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060090" calcext:value-type="float">
            <text:p><text:s/>1,060,090 <text:s/></text:p>
          </table:table-cell>
          <table:table-cell table:style-name="ce42" office:value-type="float" office:value="21043.8426666667" calcext:value-type="float">
            <text:p><text:s/>21,044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6036.41111111111" calcext:value-type="float">
            <text:p><text:s/>6,036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449.933333333333" calcext:value-type="float">
            <text:p><text:s/>450 <text:s/>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style-name="ce44" office:value-type="float" office:value="3636.26666666667" calcext:value-type="float">
            <text:p><text:s/>3,636 <text:s/></text:p>
          </table:table-cell>
          <table:table-cell table:style-name="ce44" office:value-type="float" office:value="23367.239" calcext:value-type="float">
            <text:p><text:s/>23,367 <text:s/></text:p>
          </table:table-cell>
          <table:table-cell table:style-name="ce44" office:value-type="float" office:value="4494.945" calcext:value-type="float">
            <text:p><text:s/>4,495 <text:s/></text:p>
          </table:table-cell>
          <table:table-cell table:number-columns-repeated="6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style-name="ce44" office:value-type="float" office:value="288085.129173333" calcext:value-type="float">
            <text:p><text:s/>288,085 <text:s/></text:p>
          </table:table-cell>
          <table:table-cell table:style-name="ce44" office:value-type="float" office:value="153392.934926" calcext:value-type="float">
            <text:p><text:s/>153,393 <text:s/></text:p>
          </table:table-cell>
          <table:table-cell table:style-name="ce44" office:value-type="float" office:value="27307.8420629" calcext:value-type="float">
            <text:p><text:s/>27,308 <text:s/></text:p>
          </table:table-cell>
          <table:table-cell table:style-name="ce44" office:value-type="float" office:value="18750963.2770759" calcext:value-type="float">
            <text:p><text:s/>18,750,963 <text:s/></text:p>
          </table:table-cell>
          <table:table-cell table:number-columns-repeated="4" table:style-name="ce44" office:value-type="float" office:value="0" calcext:value-type="float">
            <text:p/>
          </table:table-cell>
          <table:table-cell table:style-name="ce44" office:value-type="float" office:value="1503010.68133333" calcext:value-type="float">
            <text:p><text:s/>1,503,011 <text:s/></text:p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style-name="ce44" office:value-type="float" office:value="288085.129173333" calcext:value-type="float">
            <text:p><text:s/>288,085 <text:s/></text:p>
          </table:table-cell>
          <table:table-cell table:style-name="ce44" office:value-type="float" office:value="153392.934926" calcext:value-type="float">
            <text:p><text:s/>153,393 <text:s/></text:p>
          </table:table-cell>
          <table:table-cell table:style-name="ce44" office:value-type="float" office:value="27307.8420629" calcext:value-type="float">
            <text:p><text:s/>27,308 <text:s/></text:p>
          </table:table-cell>
          <table:table-cell table:style-name="ce44" office:value-type="float" office:value="14537591.4702222" calcext:value-type="float">
            <text:p><text:s/>14,537,591 <text:s/></text:p>
          </table:table-cell>
          <table:table-cell table:number-columns-repeated="4" table:style-name="ce44" office:value-type="float" office:value="0" calcext:value-type="float">
            <text:p/>
          </table:table-cell>
          <table:table-cell table:style-name="ce44" office:value-type="float" office:value="1503010.68133333" calcext:value-type="float">
            <text:p><text:s/>1,503,011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style-name="ce42" office:value-type="float" office:value="288085.129173333" calcext:value-type="float">
            <text:p><text:s/>288,085 <text:s/></text:p>
          </table:table-cell>
          <table:table-cell table:style-name="ce42" office:value-type="float" office:value="153392.934926" calcext:value-type="float">
            <text:p><text:s/>153,393 <text:s/></text:p>
          </table:table-cell>
          <table:table-cell table:style-name="ce42" office:value-type="float" office:value="27307.8420629" calcext:value-type="float">
            <text:p><text:s/>27,308 <text:s/></text:p>
          </table:table-cell>
          <table:table-cell table:style-name="ce42" office:value-type="float" office:value="5222449.49377778" calcext:value-type="float">
            <text:p><text:s/>5,222,44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95028.149333333" calcext:value-type="float">
            <text:p><text:s/>295,028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8023.4333333333" calcext:value-type="float">
            <text:p><text:s/>48,023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81941.599111111" calcext:value-type="float">
            <text:p><text:s/>481,942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4806.72133333333" calcext:value-type="float">
            <text:p><text:s/>4,807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934319.267111111" calcext:value-type="float">
            <text:p><text:s/>934,31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3356.48933333333" calcext:value-type="float">
            <text:p><text:s/>3,356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5697.7066666667" calcext:value-type="float">
            <text:p><text:s/>25,698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41.6733333333333" calcext:value-type="float">
            <text:p><text:s/>42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1364.3124444444" calcext:value-type="float">
            <text:p><text:s/>11,364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871.568" calcext:value-type="float">
            <text:p><text:s/>872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86218.884" calcext:value-type="float">
            <text:p><text:s/>486,21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596.684" calcext:value-type="float">
            <text:p><text:s/>1,597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150.97733333333" calcext:value-type="float">
            <text:p><text:s/>5,15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834.97733333333" calcext:value-type="float">
            <text:p><text:s/>2,835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096362.592" calcext:value-type="float">
            <text:p><text:s/>1,096,363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021.592" calcext:value-type="float">
            <text:p><text:s/>1,022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096362.592" calcext:value-type="float">
            <text:p><text:s/>1,096,363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021.592" calcext:value-type="float">
            <text:p><text:s/>1,022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1096362.592" calcext:value-type="float">
            <text:p>( 1,096,363 <text:s/>)</text:p>
          </table:table-cell>
          <table:table-cell table:number-columns-repeated="4" table:style-name="ce45" office:value-type="float" office:value="0" calcext:value-type="float">
            <text:p/>
          </table:table-cell>
          <table:table-cell table:style-name="ce45" office:value-type="float" office:value="1021.592" calcext:value-type="float">
            <text:p>( 1,022 <text:s/>)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number-columns-repeated="9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99630.4528888889" calcext:value-type="float">
            <text:p><text:s/>99,630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3287.43066666667" calcext:value-type="float">
            <text:p><text:s/>3,287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12344.271555556" calcext:value-type="float">
            <text:p><text:s/>112,344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9387.216" calcext:value-type="float">
            <text:p><text:s/>9,387 <text:s/></text:p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number-columns-repeated="3" table:style-name="ce46" office:value-type="float" office:value="0" calcext:value-type="float">
            <text:p/>
          </table:table-cell>
          <table:table-cell table:style-name="ce46" office:value-type="float" office:value="225373.070222222" calcext:value-type="float">
            <text:p><text:s/>225,373 <text:s/></text:p>
          </table:table-cell>
          <table:table-cell table:number-columns-repeated="4" table:style-name="ce46" office:value-type="float" office:value="0" calcext:value-type="float">
            <text:p/>
          </table:table-cell>
          <table:table-cell table:style-name="ce46" office:value-type="float" office:value="15689.4146666667" calcext:value-type="float">
            <text:p><text:s/>15,689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729490.651555556" calcext:value-type="float">
            <text:p><text:s/>729,49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68662.696" calcext:value-type="float">
            <text:p><text:s/>168,663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63375.2466666667" calcext:value-type="float">
            <text:p><text:s/>63,375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32.18" calcext:value-type="float">
            <text:p><text:s/>232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666115.404888889" calcext:value-type="float">
            <text:p><text:s/>666,115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68430.516" calcext:value-type="float">
            <text:p><text:s/>168,431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151053.312444444" calcext:value-type="float">
            <text:p>( 151,053 <text:s/>)</text:p>
          </table:table-cell>
          <table:table-cell table:number-columns-repeated="4" table:style-name="ce45" office:value-type="float" office:value="0" calcext:value-type="float">
            <text:p/>
          </table:table-cell>
          <table:table-cell table:style-name="ce45" office:value-type="float" office:value="124433.001333333" calcext:value-type="float">
            <text:p>( 124,433 <text:s/>)</text:p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number-columns-repeated="3" table:style-name="ce47" office:value-type="float" office:value="0" calcext:value-type="float">
            <text:p/>
          </table:table-cell>
          <table:table-cell table:style-name="ce47" office:value-type="float" office:value="273430.535111111" calcext:value-type="float">
            <text:p>( 273,431 <text:s/>)</text:p>
          </table:table-cell>
          <table:table-cell table:number-columns-repeated="4" table:style-name="ce47" office:value-type="float" office:value="0" calcext:value-type="float">
            <text:p/>
          </table:table-cell>
          <table:table-cell table:style-name="ce47" office:value-type="float" office:value="6817.75733333333" calcext:value-type="float">
            <text:p>( 6,818 <text:s/>)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style-name="ce42" office:value-type="float" office:value="288085.129173333" calcext:value-type="float">
            <text:p><text:s/>288,085 <text:s/></text:p>
          </table:table-cell>
          <table:table-cell table:style-name="ce42" office:value-type="float" office:value="153392.934926" calcext:value-type="float">
            <text:p><text:s/>153,393 <text:s/></text:p>
          </table:table-cell>
          <table:table-cell table:style-name="ce42" office:value-type="float" office:value="27307.8420629" calcext:value-type="float">
            <text:p><text:s/>27,308 <text:s/></text:p>
          </table:table-cell>
          <table:table-cell table:style-name="ce42" office:value-type="float" office:value="509492.655111111" calcext:value-type="float">
            <text:p><text:s/>509,493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2957.244" calcext:value-type="float">
            <text:p><text:s/>22,957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style-name="ce42" office:value-type="float" office:value="288085.129173333" calcext:value-type="float">
            <text:p><text:s/>288,085 <text:s/></text:p>
          </table:table-cell>
          <table:table-cell table:style-name="ce42" office:value-type="float" office:value="153392.934926" calcext:value-type="float">
            <text:p><text:s/>153,393 <text:s/></text:p>
          </table:table-cell>
          <table:table-cell table:style-name="ce42" office:value-type="float" office:value="27307.8420629" calcext:value-type="float">
            <text:p><text:s/>27,308 <text:s/></text:p>
          </table:table-cell>
          <table:table-cell table:style-name="ce42" office:value-type="float" office:value="444329.664444444" calcext:value-type="float">
            <text:p><text:s/>444,330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0812.8533333333" calcext:value-type="float">
            <text:p><text:s/>20,813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65162.9906666667" calcext:value-type="float">
            <text:p><text:s/>65,163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144.39066666667" calcext:value-type="float">
            <text:p><text:s/>2,144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121.333333333333" calcext:value-type="float">
            <text:p>( 121 <text:s/>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97305.1875555556" calcext:value-type="float">
            <text:p><text:s/>97,305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6214.4986666667" calcext:value-type="float">
            <text:p><text:s/>16,214 <text:s/></text:p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number-columns-repeated="3" table:style-name="ce46" office:value-type="float" office:value="0" calcext:value-type="float">
            <text:p/>
          </table:table-cell>
          <table:table-cell table:style-name="ce46" office:value-type="float" office:value="22315.7857777778" calcext:value-type="float">
            <text:p><text:s/>22,316 <text:s/></text:p>
          </table:table-cell>
          <table:table-cell table:number-columns-repeated="4" table:style-name="ce46" office:value-type="float" office:value="0" calcext:value-type="float">
            <text:p/>
          </table:table-cell>
          <table:table-cell table:style-name="ce46" office:value-type="float" office:value="317.908" calcext:value-type="float">
            <text:p><text:s/>318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86296.4026666667" calcext:value-type="float">
            <text:p><text:s/>86,296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4721.4026666667" calcext:value-type="float">
            <text:p><text:s/>14,721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64420.1528888889" calcext:value-type="float">
            <text:p><text:s/>64,420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5906.89733333333" calcext:value-type="float">
            <text:p><text:s/>5,907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5127.7026666667" calcext:value-type="float">
            <text:p><text:s/>55,128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3353.736" calcext:value-type="float">
            <text:p><text:s/>23,354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093.08888888889" calcext:value-type="float">
            <text:p><text:s/>1,093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30481.3" calcext:value-type="float">
            <text:p><text:s/>130,481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6034451.47777778" calcext:value-type="float">
            <text:p><text:s/>6,034,451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80013.3" calcext:value-type="float">
            <text:p><text:s/>80,013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680539.33333333" calcext:value-type="float">
            <text:p><text:s/>5,680,539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9516.6222222222" calcext:value-type="float">
            <text:p><text:s/>49,517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24382.222222222" calcext:value-type="float">
            <text:p><text:s/>224,382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964636.5" calcext:value-type="float">
            <text:p><text:s/>964,637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198.14444444444" calcext:value-type="float">
            <text:p><text:s/>4,198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960438.355555556" calcext:value-type="float">
            <text:p><text:s/>960,438 <text:s/>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114227.21333333" calcext:value-type="float">
            <text:p><text:s/>1,114,227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6155.74666666667" calcext:value-type="float">
            <text:p><text:s/>6,156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95327.9466666667" calcext:value-type="float">
            <text:p><text:s/>95,328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5739.01333333333" calcext:value-type="float">
            <text:p><text:s/>5,739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472.91111111111" calcext:value-type="float">
            <text:p><text:s/>5,473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2318.4666666667" calcext:value-type="float">
            <text:p><text:s/>12,318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4116.3222222222" calcext:value-type="float">
            <text:p><text:s/>14,116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9012.4" calcext:value-type="float">
            <text:p><text:s/>9,012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838864.457777778" calcext:value-type="float">
            <text:p><text:s/>838,864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321.48" calcext:value-type="float">
            <text:p><text:s/>321 <text:s/></text:p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139114.708888889" calcext:value-type="float">
            <text:p><text:s/>139,115 <text:s/></text:p>
          </table:table-cell>
          <table:table-cell table:number-columns-repeated="4" table:style-name="ce43" office:value-type="float" office:value="0" calcext:value-type="float">
            <text:p/>
          </table:table-cell>
          <table:table-cell table:style-name="ce43" office:value-type="float" office:value="95.2533333333333" calcext:value-type="float">
            <text:p><text:s/>95 <text:s/></text:p>
          </table:table-cell>
          <table:table-cell table:style-name="ce12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number-columns-repeated="3" table:style-name="ce44" office:value-type="float" office:value="0" calcext:value-type="float">
            <text:p/>
          </table:table-cell>
          <table:table-cell table:style-name="ce44" office:value-type="float" office:value="1201826.78533333" calcext:value-type="float">
            <text:p><text:s/>1,201,827 <text:s/></text:p>
          </table:table-cell>
          <table:table-cell table:number-columns-repeated="4" table:style-name="ce44" office:value-type="float" office:value="0" calcext:value-type="float">
            <text:p/>
          </table:table-cell>
          <table:table-cell table:style-name="ce44" office:value-type="float" office:value="1201826.78533333" calcext:value-type="float">
            <text:p><text:s/>1,201,827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213371.80685369" calcext:value-type="float">
            <text:p><text:s/>4,213,372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213371.80685369" calcext:value-type="float">
            <text:p><text:s/>4,213,372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2488688.93" calcext:value-type="float">
            <text:p>( 2,488,689 <text:s/>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9"/>
          <table:table-cell table:style-name="ce12" table:number-columns-repeated="1012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5660161.65" calcext:value-type="float">
            <text:p><text:s/>15,660,162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5660161.65" calcext:value-type="float">
            <text:p><text:s/>15,660,162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1022"/>
        </table:table-row>
        <table:table-row table:style-name="ro7" table:number-rows-repeated="97">
          <table:table-cell table:style-name="ce13"/>
          <table:table-cell table:style-name="ce23"/>
          <table:table-cell table:style-name="ce13" table:number-columns-repeated="1022"/>
        </table:table-row>
        <table:table-row table:style-name="ro7" table:number-rows-repeated="1048350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_xlnm.Print_Titles" table:base-cell-address="$Page1.$A$1" table:cell-range-address="$Page2.$A$1:.$AMJ$8" table:range-usable-as="repeat-column repeat-row"/>
        </table:named-expressions>
      </table:table>
      <table:table table:name="Page3" table:style-name="ta3"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11" table:default-cell-style-name="ce14"/>
        <table:table-column table:style-name="co12" table:number-columns-repeated="8" table:default-cell-style-name="ce14"/>
        <table:table-column table:style-name="co6" table:default-cell-style-name="ce14"/>
        <table:table-column table:style-name="co2" table:default-cell-style-name="ce14"/>
        <table:table-column table:style-name="co9" table:number-columns-repeated="1010" table:default-cell-style-name="ce14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油當量單位）</text:p>
            </table:table-cell>
            <table:covered-table-cell table:number-columns-repeated="11" table:style-name="ce15"/>
            <table:table-cell table:number-columns-repeated="1012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77年(西元1988年)</text:p>
            </table:table-cell>
            <table:covered-table-cell table:number-columns-repeated="2" table:style-name="ce2"/>
            <table:table-cell table:style-name="ce53" table:number-columns-repeated="2"/>
            <table:table-cell table:style-name="ce36" table:number-columns-repeated="3"/>
            <table:table-cell table:style-name="ce49" office:value-type="string" calcext:value-type="string" table:number-columns-spanned="4" table:number-rows-spanned="1">
              <text:p>(單位：公秉油當量)(<text:span text:style-name="T1">Unit:kiloiter of oil equivalent</text:span><text:span text:style-name="T2">)</text:span></text:p>
            </table:table-cell>
            <table:covered-table-cell table:number-columns-repeated="3" table:style-name="ce49"/>
            <table:table-cell table:style-name="ce36" table:number-columns-repeated="1012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37" office:value-type="float" office:value="19" calcext:value-type="float">
              <text:p>19</text:p>
            </table:table-cell>
            <table:table-cell table:style-name="ce37" office:value-type="float" office:value="20" calcext:value-type="float">
              <text:p>20</text:p>
            </table:table-cell>
            <table:table-cell table:style-name="ce37" office:value-type="float" office:value="21" calcext:value-type="float">
              <text:p>21</text:p>
            </table:table-cell>
            <table:table-cell table:style-name="ce37" office:value-type="float" office:value="22" calcext:value-type="float">
              <text:p>22</text:p>
            </table:table-cell>
            <table:table-cell table:style-name="ce37" office:value-type="float" office:value="23" calcext:value-type="float">
              <text:p>23</text:p>
            </table:table-cell>
            <table:table-cell table:style-name="ce54" office:value-type="float" office:value="24" calcext:value-type="float">
              <text:p>24</text:p>
            </table:table-cell>
            <table:table-cell table:style-name="ce54" office:value-type="float" office:value="25" calcext:value-type="float">
              <text:p>25</text:p>
            </table:table-cell>
            <table:table-cell table:style-name="ce54" office:value-type="float" office:value="26" calcext:value-type="float">
              <text:p>26</text:p>
            </table:table-cell>
            <table:table-cell table:style-name="ce54" office:value-type="float" office:value="27" calcext:value-type="float">
              <text:p>27</text:p>
            </table:table-cell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office:value-type="string" calcext:value-type="string">
              <text:p>(丙烷混合氣)</text:p>
            </table:table-cell>
            <table:table-cell table:style-name="ce38" office:value-type="string" calcext:value-type="string">
              <text:p>天然汽油</text:p>
            </table:table-cell>
            <table:table-cell table:style-name="ce38" office:value-type="string" calcext:value-type="string">
              <text:p>石油腦</text:p>
            </table:table-cell>
            <table:table-cell table:style-name="ce38" office:value-type="string" calcext:value-type="string">
              <text:p>車用汽油</text:p>
            </table:table-cell>
            <table:table-cell table:style-name="ce38" office:value-type="string" calcext:value-type="string">
              <text:p>(無鉛汽油)</text:p>
            </table:table-cell>
            <table:table-cell table:style-name="ce38" office:value-type="string" calcext:value-type="string">
              <text:p>航空汽油</text:p>
            </table:table-cell>
            <table:table-cell table:number-columns-repeated="2" table:style-name="ce38" office:value-type="string" calcext:value-type="string">
              <text:p>航空燃油-</text:p>
            </table:table-cell>
            <table:table-cell table:style-name="ce38" office:value-type="string" calcext:value-type="string">
              <text:p>煤油</text:p>
            </table:table-cell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1"/>
            <table:table-cell table:style-name="ce38" table:number-columns-repeated="4"/>
            <table:table-cell table:style-name="ce51"/>
            <table:table-cell table:style-name="ce51" office:value-type="string" calcext:value-type="string">
              <text:p>汽油型</text:p>
            </table:table-cell>
            <table:table-cell table:style-name="ce51" office:value-type="string" calcext:value-type="string">
              <text:p>煤油型</text:p>
            </table:table-cell>
            <table:table-cell table:style-name="ce38"/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 office:value-type="string" calcext:value-type="string">
              <text:p>(Propane Air)</text:p>
            </table:table-cell>
            <table:table-cell table:style-name="ce39" office:value-type="string" calcext:value-type="string">
              <text:p>Natural Gasoline</text:p>
            </table:table-cell>
            <table:table-cell table:style-name="ce39" office:value-type="string" calcext:value-type="string">
              <text:p>Naphthas</text:p>
            </table:table-cell>
            <table:table-cell table:style-name="ce39" office:value-type="string" calcext:value-type="string">
              <text:p>Motor Gasoline</text:p>
            </table:table-cell>
            <table:table-cell table:style-name="ce39" office:value-type="string" calcext:value-type="string">
              <text:p>(Unleaded</text:p>
            </table:table-cell>
            <table:table-cell table:style-name="ce52" office:value-type="string" calcext:value-type="string">
              <text:p>Aviation Gasoline</text:p>
            </table:table-cell>
            <table:table-cell table:number-columns-repeated="2" table:style-name="ce52" office:value-type="string" calcext:value-type="string">
              <text:p>Jet Fuel-</text:p>
            </table:table-cell>
            <table:table-cell table:style-name="ce39" office:value-type="string" calcext:value-type="string">
              <text:p>Kerosene</text:p>
            </table:table-cell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/>
            <table:table-cell table:style-name="ce52" table:number-columns-repeated="3"/>
            <table:table-cell table:style-name="ce52" office:value-type="string" calcext:value-type="string">
              <text:p>Gasoline)</text:p>
            </table:table-cell>
            <table:table-cell table:style-name="ce52"/>
            <table:table-cell table:style-name="ce52" office:value-type="string" calcext:value-type="string">
              <text:p>Gasoline Type</text:p>
            </table:table-cell>
            <table:table-cell table:style-name="ce52" office:value-type="string" calcext:value-type="string">
              <text:p>Kerosene Type</text:p>
            </table:table-cell>
            <table:table-cell table:style-name="ce52"/>
            <table:table-cell table:style-name="ce50" table:number-columns-repeated="1012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table:number-columns-repeated="9"/>
            <table:table-cell table:style-name="ce50" table:number-columns-repeated="1012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number-columns-repeated="9" table:style-name="ce41" office:value-type="float" office:value="0" calcext:value-type="float">
            <text:p/>
          </table:table-cell>
          <table:table-cell table:style-name="ce36" table:number-columns-repeated="1012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879301.8" calcext:value-type="float">
            <text:p><text:s/>879,302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95168.888888889" calcext:value-type="float">
            <text:p><text:s/>195,169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42" office:value-type="float" office:value="481645.866666667" calcext:value-type="float">
            <text:p><text:s/>481,646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style-name="ce42" office:value-type="float" office:value="-94372.6924533333" calcext:value-type="float">
            <text:p><text:s/>-94,373 <text:s/></text:p>
          </table:table-cell>
          <table:table-cell table:style-name="ce42" office:value-type="float" office:value="-1139" calcext:value-type="float">
            <text:p><text:s/>-1,139 <text:s/></text:p>
          </table:table-cell>
          <table:table-cell table:style-name="ce42" office:value-type="float" office:value="-705243.846666667" calcext:value-type="float">
            <text:p><text:s/>-705,244 <text:s/></text:p>
          </table:table-cell>
          <table:table-cell table:style-name="ce42" office:value-type="float" office:value="-5858.17777777763" calcext:value-type="float">
            <text:p><text:s/>-5,858 <text:s/></text:p>
          </table:table-cell>
          <table:table-cell table:style-name="ce42" office:value-type="float" office:value="15016.9123697195" calcext:value-type="float">
            <text:p><text:s/>15,017 <text:s/></text:p>
          </table:table-cell>
          <table:table-cell table:style-name="ce42" office:value-type="float" office:value="3320.83333333333" calcext:value-type="float">
            <text:p><text:s/>3,321 <text:s/></text:p>
          </table:table-cell>
          <table:table-cell table:style-name="ce42" office:value-type="float" office:value="-61808.8805243156" calcext:value-type="float">
            <text:p><text:s/>-61,809 <text:s/></text:p>
          </table:table-cell>
          <table:table-cell table:style-name="ce42" office:value-type="float" office:value="142104.880524316" calcext:value-type="float">
            <text:p><text:s/>142,105 <text:s/></text:p>
          </table:table-cell>
          <table:table-cell table:style-name="ce42" office:value-type="float" office:value="52289.1666666667" calcext:value-type="float">
            <text:p><text:s/>52,289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style-name="ce43" office:value-type="float" office:value="94372.6924533333" calcext:value-type="float">
            <text:p><text:s/>94,373 <text:s/></text:p>
          </table:table-cell>
          <table:table-cell table:style-name="ce43" office:value-type="float" office:value="1139" calcext:value-type="float">
            <text:p><text:s/>1,139 <text:s/></text:p>
          </table:table-cell>
          <table:table-cell table:style-name="ce43" office:value-type="float" office:value="1584545.64666667" calcext:value-type="float">
            <text:p><text:s/>1,584,546 <text:s/></text:p>
          </table:table-cell>
          <table:table-cell table:style-name="ce43" office:value-type="float" office:value="5858.17777777763" calcext:value-type="float">
            <text:p><text:s/>5,858 <text:s/></text:p>
          </table:table-cell>
          <table:table-cell table:style-name="ce43" office:value-type="float" office:value="-15016.9123697195" calcext:value-type="float">
            <text:p><text:s/>-15,017 <text:s/></text:p>
          </table:table-cell>
          <table:table-cell table:style-name="ce43" office:value-type="float" office:value="-3320.83333333333" calcext:value-type="float">
            <text:p><text:s/>-3,321 <text:s/></text:p>
          </table:table-cell>
          <table:table-cell table:style-name="ce43" office:value-type="float" office:value="61808.8805243156" calcext:value-type="float">
            <text:p><text:s/>61,809 <text:s/></text:p>
          </table:table-cell>
          <table:table-cell table:style-name="ce43" office:value-type="float" office:value="-428581.858302093" calcext:value-type="float">
            <text:p><text:s/>-428,582 <text:s/></text:p>
          </table:table-cell>
          <table:table-cell table:style-name="ce43" office:value-type="float" office:value="-52289.1666666667" calcext:value-type="float">
            <text:p><text:s/>-52,289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347535.8" calcext:value-type="float">
            <text:p><text:s/>1,347,536 <text:s/></text:p>
          </table:table-cell>
          <table:table-cell table:style-name="ce42" office:value-type="float" office:value="3385.2" calcext:value-type="float">
            <text:p><text:s/>3,385 <text:s/></text:p>
          </table:table-cell>
          <table:table-cell table:style-name="ce42" office:value-type="float" office:value="-375.44570305284" calcext:value-type="float">
            <text:p><text:s/>-375 <text:s/></text:p>
          </table:table-cell>
          <table:table-cell table:style-name="ce42" office:value-type="float" office:value="840" calcext:value-type="float">
            <text:p><text:s/>840 <text:s/></text:p>
          </table:table-cell>
          <table:table-cell table:style-name="ce42" office:value-type="float" office:value="8194.43533957058" calcext:value-type="float">
            <text:p><text:s/>8,194 <text:s/></text:p>
          </table:table-cell>
          <table:table-cell table:style-name="ce42" office:value-type="float" office:value="31889.120215985" calcext:value-type="float">
            <text:p><text:s/>31,889 <text:s/></text:p>
          </table:table-cell>
          <table:table-cell table:style-name="ce42" office:value-type="float" office:value="22563.7222222222" calcext:value-type="float">
            <text:p><text:s/>22,564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5853.6888888889" calcext:value-type="float">
            <text:p><text:s/>15,854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5853.6888888889" calcext:value-type="float">
            <text:p><text:s/>15,854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4714.6888888889" calcext:value-type="float">
            <text:p><text:s/>14,715 <text:s/></text:p>
          </table:table-cell>
          <table:table-cell table:style-name="ce42" office:value-type="float" office:value="2251800.41666667" calcext:value-type="float">
            <text:p><text:s/>2,251,800 <text:s/></text:p>
          </table:table-cell>
          <table:table-cell table:style-name="ce42" office:value-type="float" office:value="3664604.28888889" calcext:value-type="float">
            <text:p><text:s/>3,664,604 <text:s/></text:p>
          </table:table-cell>
          <table:table-cell table:style-name="ce42" office:value-type="float" office:value="501935.2" calcext:value-type="float">
            <text:p><text:s/>501,935 <text:s/></text:p>
          </table:table-cell>
          <table:table-cell table:style-name="ce42" office:value-type="float" office:value="20055" calcext:value-type="float">
            <text:p><text:s/>20,055 <text:s/></text:p>
          </table:table-cell>
          <table:table-cell table:style-name="ce42" office:value-type="float" office:value="81352.6574819217" calcext:value-type="float">
            <text:p><text:s/>81,353 <text:s/></text:p>
          </table:table-cell>
          <table:table-cell table:style-name="ce42" office:value-type="float" office:value="605074.898073634" calcext:value-type="float">
            <text:p><text:s/>605,075 <text:s/></text:p>
          </table:table-cell>
          <table:table-cell table:style-name="ce42" office:value-type="float" office:value="180497.5" calcext:value-type="float">
            <text:p><text:s/>180,498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4714.6888888889" calcext:value-type="float">
            <text:p><text:s/>14,715 <text:s/></text:p>
          </table:table-cell>
          <table:table-cell table:style-name="ce42" office:value-type="float" office:value="2251800.41666667" calcext:value-type="float">
            <text:p><text:s/>2,251,800 <text:s/></text:p>
          </table:table-cell>
          <table:table-cell table:style-name="ce42" office:value-type="float" office:value="1167071.90622222" calcext:value-type="float">
            <text:p><text:s/>1,167,072 <text:s/></text:p>
          </table:table-cell>
          <table:table-cell table:style-name="ce42" office:value-type="float" office:value="157327.913168504" calcext:value-type="float">
            <text:p><text:s/>157,328 <text:s/></text:p>
          </table:table-cell>
          <table:table-cell table:style-name="ce42" office:value-type="float" office:value="20055" calcext:value-type="float">
            <text:p><text:s/>20,055 <text:s/></text:p>
          </table:table-cell>
          <table:table-cell table:style-name="ce42" office:value-type="float" office:value="81352.6574819217" calcext:value-type="float">
            <text:p><text:s/>81,353 <text:s/></text:p>
          </table:table-cell>
          <table:table-cell table:style-name="ce42" office:value-type="float" office:value="605074.898073634" calcext:value-type="float">
            <text:p><text:s/>605,075 <text:s/></text:p>
          </table:table-cell>
          <table:table-cell table:style-name="ce42" office:value-type="float" office:value="180497.5" calcext:value-type="float">
            <text:p><text:s/>180,498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2497532.38266667" calcext:value-type="float">
            <text:p><text:s/>2,497,532 <text:s/></text:p>
          </table:table-cell>
          <table:table-cell table:style-name="ce43" office:value-type="float" office:value="344607.286831496" calcext:value-type="float">
            <text:p><text:s/>344,607 <text:s/></text:p>
          </table:table-cell>
          <table:table-cell table:number-columns-repeated="4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0717.2" calcext:value-type="float">
            <text:p><text:s/>10,717 <text:s/></text:p>
          </table:table-cell>
          <table:table-cell table:style-name="ce42" office:value-type="float" office:value="489.666666666667" calcext:value-type="float">
            <text:p><text:s/>490 <text:s/></text:p>
          </table:table-cell>
          <table:table-cell table:style-name="ce42" office:value-type="float" office:value="0.833333333333333" calcext:value-type="float">
            <text:p><text:s/>1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10.222222222222" calcext:value-type="float">
            <text:p><text:s/>110 <text:s/></text:p>
          </table:table-cell>
          <table:table-cell table:style-name="ce42" office:value-type="float" office:value="28.3333333333333" calcext:value-type="float">
            <text:p><text:s/>28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2.1333333333333" calcext:value-type="float">
            <text:p><text:s/>12 <text:s/></text:p>
          </table:table-cell>
          <table:table-cell table:style-name="ce42" office:value-type="float" office:value="0.866666666666667" calcext:value-type="float">
            <text:p><text:s/>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6" calcext:value-type="float">
            <text:p><text:s/>26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0.866666666666667" calcext:value-type="float">
            <text:p><text:s/>1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392.26666666667" calcext:value-type="float">
            <text:p><text:s/>4,392 <text:s/></text:p>
          </table:table-cell>
          <table:table-cell table:style-name="ce42" office:value-type="float" office:value="193.266666666667" calcext:value-type="float">
            <text:p><text:s/>193 <text:s/></text:p>
          </table:table-cell>
          <table:table-cell table:style-name="ce42" office:value-type="float" office:value="0.833333333333333" calcext:value-type="float">
            <text:p><text:s/>1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10.222222222222" calcext:value-type="float">
            <text:p><text:s/>110 <text:s/></text:p>
          </table:table-cell>
          <table:table-cell table:style-name="ce42" office:value-type="float" office:value="27.3888888888889" calcext:value-type="float">
            <text:p><text:s/>27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6035.46666666667" calcext:value-type="float">
            <text:p><text:s/>6,035 <text:s/></text:p>
          </table:table-cell>
          <table:table-cell table:style-name="ce42" office:value-type="float" office:value="284.266666666667" calcext:value-type="float">
            <text:p><text:s/>284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0.944444444444444" calcext:value-type="float">
            <text:p><text:s/>1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250.466666666667" calcext:value-type="float">
            <text:p><text:s/>250 <text:s/></text:p>
          </table:table-cell>
          <table:table-cell table:style-name="ce43" office:value-type="float" office:value="11.2666666666667" calcext:value-type="float">
            <text:p><text:s/>11 <text:s/></text:p>
          </table:table-cell>
          <table:table-cell table:number-columns-repeated="4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number-columns-repeated="9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style-name="ce44" office:value-type="float" office:value="94372.6924533333" calcext:value-type="float">
            <text:p><text:s/>94,373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2488810.26333333" calcext:value-type="float">
            <text:p><text:s/>2,488,810 <text:s/></text:p>
          </table:table-cell>
          <table:table-cell table:style-name="ce44" office:value-type="float" office:value="3656360.06666667" calcext:value-type="float">
            <text:p><text:s/>3,656,360 <text:s/></text:p>
          </table:table-cell>
          <table:table-cell table:style-name="ce44" office:value-type="float" office:value="486804.066666667" calcext:value-type="float">
            <text:p><text:s/>486,804 <text:s/></text:p>
          </table:table-cell>
          <table:table-cell table:style-name="ce44" office:value-type="float" office:value="15893.3333333333" calcext:value-type="float">
            <text:p><text:s/>15,893 <text:s/></text:p>
          </table:table-cell>
          <table:table-cell table:style-name="ce44" office:value-type="float" office:value="134967.102666667" calcext:value-type="float">
            <text:p><text:s/>134,967 <text:s/></text:p>
          </table:table-cell>
          <table:table-cell table:style-name="ce44" office:value-type="float" office:value="144493.697333333" calcext:value-type="float">
            <text:p><text:s/>144,494 <text:s/></text:p>
          </table:table-cell>
          <table:table-cell table:style-name="ce44" office:value-type="float" office:value="105616.277777778" calcext:value-type="float">
            <text:p><text:s/>105,616 <text:s/></text:p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style-name="ce44" office:value-type="float" office:value="94372.6924533333" calcext:value-type="float">
            <text:p><text:s/>94,373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121.333333333333" calcext:value-type="float">
            <text:p><text:s/>121 <text:s/></text:p>
          </table:table-cell>
          <table:table-cell table:style-name="ce44" office:value-type="float" office:value="3656360.06666667" calcext:value-type="float">
            <text:p><text:s/>3,656,360 <text:s/></text:p>
          </table:table-cell>
          <table:table-cell table:style-name="ce44" office:value-type="float" office:value="486804.066666667" calcext:value-type="float">
            <text:p><text:s/>486,804 <text:s/></text:p>
          </table:table-cell>
          <table:table-cell table:style-name="ce44" office:value-type="float" office:value="15893.3333333333" calcext:value-type="float">
            <text:p><text:s/>15,893 <text:s/></text:p>
          </table:table-cell>
          <table:table-cell table:style-name="ce44" office:value-type="float" office:value="134967.102666667" calcext:value-type="float">
            <text:p><text:s/>134,967 <text:s/></text:p>
          </table:table-cell>
          <table:table-cell table:style-name="ce44" office:value-type="float" office:value="144493.697333333" calcext:value-type="float">
            <text:p><text:s/>144,494 <text:s/></text:p>
          </table:table-cell>
          <table:table-cell table:style-name="ce44" office:value-type="float" office:value="105616.277777778" calcext:value-type="float">
            <text:p><text:s/>105,616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style-name="ce42" office:value-type="float" office:value="84702.3994222222" calcext:value-type="float">
            <text:p><text:s/>84,70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21.333333333333" calcext:value-type="float">
            <text:p><text:s/>121 <text:s/></text:p>
          </table:table-cell>
          <table:table-cell table:style-name="ce42" office:value-type="float" office:value="32491.3333333333" calcext:value-type="float">
            <text:p><text:s/>32,491 <text:s/></text:p>
          </table:table-cell>
          <table:table-cell table:style-name="ce42" office:value-type="float" office:value="1631.06666666667" calcext:value-type="float">
            <text:p><text:s/>1,631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0401.1666666667" calcext:value-type="float">
            <text:p><text:s/>10,401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84.8" calcext:value-type="float">
            <text:p><text:s/>385 <text:s/></text:p>
          </table:table-cell>
          <table:table-cell table:style-name="ce42" office:value-type="float" office:value="191.533333333333" calcext:value-type="float">
            <text:p><text:s/>192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9.8333333333333" calcext:value-type="float">
            <text:p><text:s/>20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style-name="ce42" office:value-type="float" office:value="164.319937777778" calcext:value-type="float">
            <text:p><text:s/>164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205.93333333333" calcext:value-type="float">
            <text:p><text:s/>4,206 <text:s/></text:p>
          </table:table-cell>
          <table:table-cell table:style-name="ce42" office:value-type="float" office:value="118.733333333333" calcext:value-type="float">
            <text:p><text:s/>119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91.833333333333" calcext:value-type="float">
            <text:p><text:s/>292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369.33333333333" calcext:value-type="float">
            <text:p><text:s/>1,369 <text:s/></text:p>
          </table:table-cell>
          <table:table-cell table:style-name="ce42" office:value-type="float" office:value="56.3333333333333" calcext:value-type="float">
            <text:p><text:s/>56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5.8888888888889" calcext:value-type="float">
            <text:p><text:s/>36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46.133333333333" calcext:value-type="float">
            <text:p><text:s/>246 <text:s/></text:p>
          </table:table-cell>
          <table:table-cell table:style-name="ce42" office:value-type="float" office:value="2.6" calcext:value-type="float">
            <text:p><text:s/>3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5.7222222222222" calcext:value-type="float">
            <text:p><text:s/>56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15.133333333333" calcext:value-type="float">
            <text:p><text:s/>415 <text:s/></text:p>
          </table:table-cell>
          <table:table-cell table:style-name="ce42" office:value-type="float" office:value="20.8" calcext:value-type="float">
            <text:p><text:s/>21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.72222222222222" calcext:value-type="float">
            <text:p><text:s/>5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870.26666666667" calcext:value-type="float">
            <text:p><text:s/>1,870 <text:s/></text:p>
          </table:table-cell>
          <table:table-cell table:style-name="ce42" office:value-type="float" office:value="63.2666666666667" calcext:value-type="float">
            <text:p><text:s/>63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07.666666666667" calcext:value-type="float">
            <text:p><text:s/>108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01.933333333333" calcext:value-type="float">
            <text:p><text:s/>202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7" calcext:value-type="float">
            <text:p><text:s/>17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080.73333333333" calcext:value-type="float">
            <text:p><text:s/>1,081 <text:s/></text:p>
          </table:table-cell>
          <table:table-cell table:style-name="ce42" office:value-type="float" office:value="51.1333333333333" calcext:value-type="float">
            <text:p><text:s/>51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53.333333333333" calcext:value-type="float">
            <text:p><text:s/>453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080.73333333333" calcext:value-type="float">
            <text:p><text:s/>1,081 <text:s/></text:p>
          </table:table-cell>
          <table:table-cell table:style-name="ce42" office:value-type="float" office:value="51.1333333333333" calcext:value-type="float">
            <text:p><text:s/>51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53.333333333333" calcext:value-type="float">
            <text:p><text:s/>453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1080.73333333333" calcext:value-type="float">
            <text:p>( 1,081 <text:s/>)</text:p>
          </table:table-cell>
          <table:table-cell table:style-name="ce45" office:value-type="float" office:value="51.1333333333333" calcext:value-type="float">
            <text:p>( 51 <text:s/>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453.333333333333" calcext:value-type="float">
            <text:p>( 453 <text:s/>)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number-columns-repeated="9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220.26666666667" calcext:value-type="float">
            <text:p><text:s/>1,220 <text:s/></text:p>
          </table:table-cell>
          <table:table-cell table:style-name="ce42" office:value-type="float" office:value="80.6" calcext:value-type="float">
            <text:p><text:s/>81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0.2222222222222" calcext:value-type="float">
            <text:p><text:s/>30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87.933333333333" calcext:value-type="float">
            <text:p><text:s/>488 <text:s/></text:p>
          </table:table-cell>
          <table:table-cell table:style-name="ce42" office:value-type="float" office:value="39" calcext:value-type="float">
            <text:p><text:s/>39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0.944444444444444" calcext:value-type="float">
            <text:p><text:s/>1 <text:s/></text:p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number-columns-repeated="3" table:style-name="ce46" office:value-type="float" office:value="0" calcext:value-type="float">
            <text:p/>
          </table:table-cell>
          <table:table-cell table:style-name="ce46" office:value-type="float" office:value="2148.46666666667" calcext:value-type="float">
            <text:p><text:s/>2,148 <text:s/></text:p>
          </table:table-cell>
          <table:table-cell table:style-name="ce46" office:value-type="float" office:value="138.666666666667" calcext:value-type="float">
            <text:p><text:s/>139 <text:s/></text:p>
          </table:table-cell>
          <table:table-cell table:number-columns-repeated="3" table:style-name="ce46" office:value-type="float" office:value="0" calcext:value-type="float">
            <text:p/>
          </table:table-cell>
          <table:table-cell table:style-name="ce46" office:value-type="float" office:value="2.83333333333333" calcext:value-type="float">
            <text:p><text:s/>3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style-name="ce42" office:value-type="float" office:value="80048.3929955555" calcext:value-type="float">
            <text:p><text:s/>80,048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497.6" calcext:value-type="float">
            <text:p><text:s/>1,498 <text:s/></text:p>
          </table:table-cell>
          <table:table-cell table:style-name="ce42" office:value-type="float" office:value="18.2" calcext:value-type="float">
            <text:p><text:s/>18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02.222222222222" calcext:value-type="float">
            <text:p><text:s/>302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650" calcext:value-type="float">
            <text:p><text:s/>650 <text:s/></text:p>
          </table:table-cell>
          <table:table-cell table:style-name="ce42" office:value-type="float" office:value="11.2666666666667" calcext:value-type="float">
            <text:p><text:s/>1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style-name="ce42" office:value-type="float" office:value="80048.3929955555" calcext:value-type="float">
            <text:p><text:s/>80,048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847.6" calcext:value-type="float">
            <text:p><text:s/>848 <text:s/></text:p>
          </table:table-cell>
          <table:table-cell table:style-name="ce42" office:value-type="float" office:value="6.93333333333333" calcext:value-type="float">
            <text:p><text:s/>7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02.222222222222" calcext:value-type="float">
            <text:p><text:s/>302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style-name="ce45" office:value-type="float" office:value="73329.3895555556" calcext:value-type="float">
            <text:p>( 73,329 <text:s/>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612.733333333333" calcext:value-type="float">
            <text:p>( 613 <text:s/>)</text:p>
          </table:table-cell>
          <table:table-cell table:number-columns-repeated="4" table:style-name="ce45" office:value-type="float" office:value="0" calcext:value-type="float">
            <text:p/>
          </table:table-cell>
          <table:table-cell table:style-name="ce45" office:value-type="float" office:value="1.88888888888889" calcext:value-type="float">
            <text:p>( 2 <text:s/>)</text:p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style-name="ce47" office:value-type="float" office:value="3569.75360888889" calcext:value-type="float">
            <text:p>( 3,570 <text:s/>)</text:p>
          </table:table-cell>
          <table:table-cell table:number-columns-repeated="2" table:style-name="ce47" office:value-type="float" office:value="0" calcext:value-type="float">
            <text:p/>
          </table:table-cell>
          <table:table-cell table:style-name="ce47" office:value-type="float" office:value="96.2" calcext:value-type="float">
            <text:p>( 96 <text:s/>)</text:p>
          </table:table-cell>
          <table:table-cell table:number-columns-repeated="4" table:style-name="ce47" office:value-type="float" office:value="0" calcext:value-type="float">
            <text:p/>
          </table:table-cell>
          <table:table-cell table:style-name="ce47" office:value-type="float" office:value="283.333333333333" calcext:value-type="float">
            <text:p>( 283 <text:s/>)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21.333333333333" calcext:value-type="float">
            <text:p><text:s/>121 <text:s/></text:p>
          </table:table-cell>
          <table:table-cell table:style-name="ce42" office:value-type="float" office:value="1273.13333333333" calcext:value-type="float">
            <text:p><text:s/>1,273 <text:s/></text:p>
          </table:table-cell>
          <table:table-cell table:style-name="ce42" office:value-type="float" office:value="101.4" calcext:value-type="float">
            <text:p><text:s/>101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7707.61111111111" calcext:value-type="float">
            <text:p><text:s/>7,708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984.533333333333" calcext:value-type="float">
            <text:p><text:s/>985 <text:s/></text:p>
          </table:table-cell>
          <table:table-cell table:style-name="ce42" office:value-type="float" office:value="77.1333333333333" calcext:value-type="float">
            <text:p><text:s/>77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7662.27777777778" calcext:value-type="float">
            <text:p><text:s/>7,662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21.333333333333" calcext:value-type="float">
            <text:p><text:s/>121 <text:s/></text:p>
          </table:table-cell>
          <table:table-cell table:style-name="ce42" office:value-type="float" office:value="288.6" calcext:value-type="float">
            <text:p><text:s/>289 <text:s/></text:p>
          </table:table-cell>
          <table:table-cell table:style-name="ce42" office:value-type="float" office:value="24.2666666666667" calcext:value-type="float">
            <text:p><text:s/>24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5.3333333333333" calcext:value-type="float">
            <text:p><text:s/>45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121.333333333333" calcext:value-type="float">
            <text:p>( 121 <text:s/>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style-name="ce42" office:value-type="float" office:value="16.8201511111111" calcext:value-type="float">
            <text:p><text:s/>17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795.6" calcext:value-type="float">
            <text:p><text:s/>796 <text:s/></text:p>
          </table:table-cell>
          <table:table-cell table:style-name="ce42" office:value-type="float" office:value="42.4666666666667" calcext:value-type="float">
            <text:p><text:s/>42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897.222222222222" calcext:value-type="float">
            <text:p><text:s/>897 <text:s/></text:p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number-columns-repeated="3" table:style-name="ce46" office:value-type="float" office:value="0" calcext:value-type="float">
            <text:p/>
          </table:table-cell>
          <table:table-cell table:style-name="ce46" office:value-type="float" office:value="1099.8" calcext:value-type="float">
            <text:p><text:s/>1,100 <text:s/></text:p>
          </table:table-cell>
          <table:table-cell table:style-name="ce46" office:value-type="float" office:value="62.4" calcext:value-type="float">
            <text:p><text:s/>62 <text:s/></text:p>
          </table:table-cell>
          <table:table-cell table:number-columns-repeated="3" table:style-name="ce46" office:value-type="float" office:value="0" calcext:value-type="float">
            <text:p/>
          </table:table-cell>
          <table:table-cell table:style-name="ce46" office:value-type="float" office:value="2.83333333333333" calcext:value-type="float">
            <text:p><text:s/>3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style-name="ce42" office:value-type="float" office:value="4472.86633777778" calcext:value-type="float">
            <text:p><text:s/>4,473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121" calcext:value-type="float">
            <text:p><text:s/>4,121 <text:s/></text:p>
          </table:table-cell>
          <table:table-cell table:style-name="ce42" office:value-type="float" office:value="110.933333333333" calcext:value-type="float">
            <text:p><text:s/>111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55.111111111111" calcext:value-type="float">
            <text:p><text:s/>355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679.26666666667" calcext:value-type="float">
            <text:p><text:s/>5,679 <text:s/></text:p>
          </table:table-cell>
          <table:table-cell table:style-name="ce42" office:value-type="float" office:value="367.466666666667" calcext:value-type="float">
            <text:p><text:s/>367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4.3888888888889" calcext:value-type="float">
            <text:p><text:s/>44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41.666666666667" calcext:value-type="float">
            <text:p><text:s/>542 <text:s/></text:p>
          </table:table-cell>
          <table:table-cell table:style-name="ce42" office:value-type="float" office:value="15.6" calcext:value-type="float">
            <text:p><text:s/>16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5.7222222222222" calcext:value-type="float">
            <text:p><text:s/>56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862.333333333333" calcext:value-type="float">
            <text:p><text:s/>862 <text:s/></text:p>
          </table:table-cell>
          <table:table-cell table:style-name="ce42" office:value-type="float" office:value="5.2" calcext:value-type="float">
            <text:p><text:s/>5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990" calcext:value-type="float">
            <text:p><text:s/>2,990 <text:s/></text:p>
          </table:table-cell>
          <table:table-cell table:style-name="ce42" office:value-type="float" office:value="144.733333333333" calcext:value-type="float">
            <text:p><text:s/>145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6.0555555555556" calcext:value-type="float">
            <text:p><text:s/>16 <text:s/></text:p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483346.53333333" calcext:value-type="float">
            <text:p><text:s/>3,483,347 <text:s/></text:p>
          </table:table-cell>
          <table:table-cell table:style-name="ce42" office:value-type="float" office:value="483461.333333333" calcext:value-type="float">
            <text:p><text:s/>483,461 <text:s/></text:p>
          </table:table-cell>
          <table:table-cell table:style-name="ce42" office:value-type="float" office:value="1605.83333333333" calcext:value-type="float">
            <text:p><text:s/>1,606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78407.4666666667" calcext:value-type="float">
            <text:p><text:s/>78,407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605.83333333333" calcext:value-type="float">
            <text:p><text:s/>1,606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78407.4666666667" calcext:value-type="float">
            <text:p><text:s/>78,407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483346.53333333" calcext:value-type="float">
            <text:p><text:s/>3,483,347 <text:s/></text:p>
          </table:table-cell>
          <table:table-cell table:style-name="ce42" office:value-type="float" office:value="483461.333333333" calcext:value-type="float">
            <text:p><text:s/>483,46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655.2" calcext:value-type="float">
            <text:p><text:s/>655 <text:s/></text:p>
          </table:table-cell>
          <table:table-cell table:style-name="ce42" office:value-type="float" office:value="4.33333333333333" calcext:value-type="float">
            <text:p><text:s/>4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87.8333333333333" calcext:value-type="float">
            <text:p><text:s/>88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655.2" calcext:value-type="float">
            <text:p><text:s/>655 <text:s/></text:p>
          </table:table-cell>
          <table:table-cell table:style-name="ce42" office:value-type="float" office:value="4.33333333333333" calcext:value-type="float">
            <text:p><text:s/>4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87.8333333333333" calcext:value-type="float">
            <text:p><text:s/>88 <text:s/></text:p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style-name="ce42" office:value-type="float" office:value="6689.24471111111" calcext:value-type="float">
            <text:p><text:s/>6,689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39867" calcext:value-type="float">
            <text:p><text:s/>139,867 <text:s/></text:p>
          </table:table-cell>
          <table:table-cell table:style-name="ce42" office:value-type="float" office:value="1707.33333333333" calcext:value-type="float">
            <text:p><text:s/>1,707 <text:s/></text:p>
          </table:table-cell>
          <table:table-cell table:style-name="ce42" office:value-type="float" office:value="14287.5" calcext:value-type="float">
            <text:p><text:s/>14,288 <text:s/></text:p>
          </table:table-cell>
          <table:table-cell table:style-name="ce42" office:value-type="float" office:value="134967.102666667" calcext:value-type="float">
            <text:p><text:s/>134,967 <text:s/></text:p>
          </table:table-cell>
          <table:table-cell table:style-name="ce42" office:value-type="float" office:value="66086.2306666667" calcext:value-type="float">
            <text:p><text:s/>66,086 <text:s/></text:p>
          </table:table-cell>
          <table:table-cell table:style-name="ce42" office:value-type="float" office:value="95127.2777777778" calcext:value-type="float">
            <text:p><text:s/>95,127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style-name="ce42" office:value-type="float" office:value="6236.39448888889" calcext:value-type="float">
            <text:p><text:s/>6,236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42" office:value-type="float" office:value="30067.3333333333" calcext:value-type="float">
            <text:p><text:s/>30,067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42" office:value-type="float" office:value="85" calcext:value-type="float">
            <text:p><text:s/>85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84.6" calcext:value-type="float">
            <text:p><text:s/>185 <text:s/></text:p>
          </table:table-cell>
          <table:table-cell table:style-name="ce42" office:value-type="float" office:value="2.6" calcext:value-type="float">
            <text:p><text:s/>3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0602.8" calcext:value-type="float">
            <text:p><text:s/>10,603 <text:s/></text:p>
          </table:table-cell>
          <table:table-cell table:style-name="ce42" office:value-type="float" office:value="507" calcext:value-type="float">
            <text:p><text:s/>507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0.944444444444444" calcext:value-type="float">
            <text:p><text:s/>1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622.8" calcext:value-type="float">
            <text:p><text:s/>4,623 <text:s/></text:p>
          </table:table-cell>
          <table:table-cell table:style-name="ce42" office:value-type="float" office:value="86.6666666666667" calcext:value-type="float">
            <text:p><text:s/>87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style-name="ce42" office:value-type="float" office:value="349.3416" calcext:value-type="float">
            <text:p><text:s/>349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08157.4" calcext:value-type="float">
            <text:p><text:s/>108,157 <text:s/></text:p>
          </table:table-cell>
          <table:table-cell table:style-name="ce42" office:value-type="float" office:value="651.733333333333" calcext:value-type="float">
            <text:p><text:s/>652 <text:s/></text:p>
          </table:table-cell>
          <table:table-cell table:style-name="ce42" office:value-type="float" office:value="14287.5" calcext:value-type="float">
            <text:p><text:s/>14,288 <text:s/></text:p>
          </table:table-cell>
          <table:table-cell table:style-name="ce42" office:value-type="float" office:value="134967.102666667" calcext:value-type="float">
            <text:p><text:s/>134,967 <text:s/></text:p>
          </table:table-cell>
          <table:table-cell table:style-name="ce42" office:value-type="float" office:value="66086.2306666667" calcext:value-type="float">
            <text:p><text:s/>66,086 <text:s/></text:p>
          </table:table-cell>
          <table:table-cell table:style-name="ce42" office:value-type="float" office:value="61440.8333333333" calcext:value-type="float">
            <text:p><text:s/>61,441 <text:s/></text:p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style-name="ce43" office:value-type="float" office:value="103.508622222222" calcext:value-type="float">
            <text:p><text:s/>104 <text:s/>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16299.4" calcext:value-type="float">
            <text:p><text:s/>16,299 <text:s/></text:p>
          </table:table-cell>
          <table:table-cell table:style-name="ce43" office:value-type="float" office:value="459.333333333333" calcext:value-type="float">
            <text:p><text:s/>459 <text:s/>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3533.16666666667" calcext:value-type="float">
            <text:p><text:s/>3,533 <text:s/></text:p>
          </table:table-cell>
          <table:table-cell table:style-name="ce12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style-name="ce44" office:value-type="float" office:value="2981.04832" calcext:value-type="float">
            <text:p><text:s/>2,981 <text:s/></text:p>
          </table:table-cell>
          <table:table-cell table:number-columns-repeated="8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488688.93" calcext:value-type="float">
            <text:p><text:s/>2,488,689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488688.93" calcext:value-type="float">
            <text:p><text:s/>2,488,689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2488688.93" calcext:value-type="float">
            <text:p>( 2,488,689 <text:s/>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6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9"/>
          <table:table-cell table:style-name="ce12" table:number-columns-repeated="1012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1022"/>
        </table:table-row>
        <table:table-row table:style-name="ro7" table:number-rows-repeated="97">
          <table:table-cell table:style-name="ce13"/>
          <table:table-cell table:style-name="ce23"/>
          <table:table-cell table:style-name="ce13" table:number-columns-repeated="1022"/>
        </table:table-row>
        <table:table-row table:style-name="ro7" table:number-rows-repeated="1048350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_xlnm.Print_Titles" table:base-cell-address="$Page1.$A$1" table:cell-range-address="$Page3.$A$1:.$AMJ$8" table:range-usable-as="repeat-column repeat-row"/>
        </table:named-expressions>
      </table:table>
      <table:table table:name="Page4" table:style-name="ta4"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12" table:number-columns-repeated="9" table:default-cell-style-name="ce14"/>
        <table:table-column table:style-name="co6" table:default-cell-style-name="ce13"/>
        <table:table-column table:style-name="co13" table:default-cell-style-name="ce13"/>
        <table:table-column table:style-name="co8" table:default-cell-style-name="ce13"/>
        <table:table-column table:style-name="co9" table:number-columns-repeated="1009" table:default-cell-style-name="ce14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油當量單位）</text:p>
            </table:table-cell>
            <table:covered-table-cell table:number-columns-repeated="11" table:style-name="ce15"/>
            <table:table-cell/>
            <table:table-cell table:style-name="ce14" table:number-columns-repeated="2"/>
            <table:table-cell table:number-columns-repeated="1009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77年(西元1988年)</text:p>
            </table:table-cell>
            <table:covered-table-cell table:number-columns-repeated="2" table:style-name="ce2"/>
            <table:table-cell table:style-name="ce53" table:number-columns-repeated="3"/>
            <table:table-cell table:style-name="ce36" table:number-columns-repeated="3"/>
            <table:table-cell table:style-name="ce49" office:value-type="string" calcext:value-type="string" table:number-columns-spanned="3" table:number-rows-spanned="1">
              <text:p>(單位：公秉油當量)(<text:span text:style-name="T1">Unit:kiloiter of oil equivalent</text:span><text:span text:style-name="T2">)</text:span></text:p>
            </table:table-cell>
            <table:covered-table-cell table:number-columns-repeated="2" table:style-name="ce49"/>
            <table:table-cell table:style-name="ce12" table:number-columns-repeated="3"/>
            <table:table-cell table:style-name="ce36" table:number-columns-repeated="1009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37" office:value-type="float" office:value="28" calcext:value-type="float">
              <text:p>28</text:p>
            </table:table-cell>
            <table:table-cell table:style-name="ce37" office:value-type="float" office:value="29" calcext:value-type="float">
              <text:p>29</text:p>
            </table:table-cell>
            <table:table-cell table:style-name="ce37" office:value-type="float" office:value="30" calcext:value-type="float">
              <text:p>30</text:p>
            </table:table-cell>
            <table:table-cell table:style-name="ce37" office:value-type="float" office:value="31" calcext:value-type="float">
              <text:p>31</text:p>
            </table:table-cell>
            <table:table-cell table:style-name="ce37" office:value-type="float" office:value="32" calcext:value-type="float">
              <text:p>32</text:p>
            </table:table-cell>
            <table:table-cell table:style-name="ce37" office:value-type="float" office:value="33" calcext:value-type="float">
              <text:p>33</text:p>
            </table:table-cell>
            <table:table-cell table:style-name="ce37" office:value-type="float" office:value="34" calcext:value-type="float">
              <text:p>34</text:p>
            </table:table-cell>
            <table:table-cell table:style-name="ce37" office:value-type="float" office:value="35" calcext:value-type="float">
              <text:p>35</text:p>
            </table:table-cell>
            <table:table-cell table:style-name="ce37" office:value-type="float" office:value="36" calcext:value-type="float">
              <text:p>36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office:value-type="string" calcext:value-type="string">
              <text:p>柴油</text:p>
            </table:table-cell>
            <table:table-cell table:style-name="ce38" office:value-type="string" calcext:value-type="string">
              <text:p>燃料油</text:p>
            </table:table-cell>
            <table:table-cell table:style-name="ce38" office:value-type="string" calcext:value-type="string">
              <text:p>白精油</text:p>
            </table:table-cell>
            <table:table-cell table:style-name="ce38" office:value-type="string" calcext:value-type="string">
              <text:p>潤滑油</text:p>
            </table:table-cell>
            <table:table-cell table:style-name="ce38" office:value-type="string" calcext:value-type="string">
              <text:p>柏油</text:p>
            </table:table-cell>
            <table:table-cell table:style-name="ce38" office:value-type="string" calcext:value-type="string">
              <text:p>溶劑油</text:p>
            </table:table-cell>
            <table:table-cell table:style-name="ce38" office:value-type="string" calcext:value-type="string">
              <text:p>石蠟</text:p>
            </table:table-cell>
            <table:table-cell table:style-name="ce38" office:value-type="string" calcext:value-type="string">
              <text:p>石油焦</text:p>
            </table:table-cell>
            <table:table-cell table:style-name="ce38" office:value-type="string" calcext:value-type="string">
              <text:p>其他石油產品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table:number-columns-repeated="9"/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 office:value-type="string" calcext:value-type="string">
              <text:p>Diesel Oil</text:p>
            </table:table-cell>
            <table:table-cell table:style-name="ce39" office:value-type="string" calcext:value-type="string">
              <text:p>Fuel Oil</text:p>
            </table:table-cell>
            <table:table-cell table:style-name="ce39" office:value-type="string" calcext:value-type="string">
              <text:p>White Spirits</text:p>
            </table:table-cell>
            <table:table-cell table:style-name="ce39" office:value-type="string" calcext:value-type="string">
              <text:p>Lubricants</text:p>
            </table:table-cell>
            <table:table-cell table:style-name="ce39" office:value-type="string" calcext:value-type="string">
              <text:p>Asphalts</text:p>
            </table:table-cell>
            <table:table-cell table:style-name="ce39" office:value-type="string" calcext:value-type="string">
              <text:p>Solvents</text:p>
            </table:table-cell>
            <table:table-cell table:style-name="ce39" office:value-type="string" calcext:value-type="string">
              <text:p>Paraffin Waxes</text:p>
            </table:table-cell>
            <table:table-cell table:style-name="ce39" office:value-type="string" calcext:value-type="string">
              <text:p>Petroleum Coke</text:p>
            </table:table-cell>
            <table:table-cell table:style-name="ce39" office:value-type="string" calcext:value-type="string">
              <text:p>Other Petroleum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2" table:number-columns-repeated="8"/>
            <table:table-cell table:style-name="ce52" office:value-type="string" calcext:value-type="string">
              <text:p>Products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table:number-columns-repeated="9"/>
            <table:table-cell table:style-name="ce4" table:number-columns-repeated="3"/>
            <table:table-cell table:style-name="ce50" table:number-columns-repeated="1009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number-columns-repeated="9" table:style-name="ce41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603817.86666667" calcext:value-type="float">
            <text:p><text:s/>3,603,818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13970.133333333" calcext:value-type="float">
            <text:p><text:s/>113,970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83711" calcext:value-type="float">
            <text:p><text:s/>83,711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style-name="ce42" office:value-type="float" office:value="71.3777777777778" calcext:value-type="float">
            <text:p><text:s/>71 <text:s/></text:p>
          </table:table-cell>
          <table:table-cell table:style-name="ce42" office:value-type="float" office:value="700640.311111111" calcext:value-type="float">
            <text:p><text:s/>700,640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24416.836435644" calcext:value-type="float">
            <text:p><text:s/>124,417 <text:s/></text:p>
          </table:table-cell>
          <table:table-cell table:style-name="ce42" office:value-type="float" office:value="65018.8888888889" calcext:value-type="float">
            <text:p><text:s/>65,019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894.48888888889" calcext:value-type="float">
            <text:p><text:s/>4,894 <text:s/></text:p>
          </table:table-cell>
          <table:table-cell table:style-name="ce42" office:value-type="float" office:value="203346" calcext:value-type="float">
            <text:p><text:s/>203,346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style-name="ce42" office:value-type="float" office:value="100162.577777778" calcext:value-type="float">
            <text:p><text:s/>100,163 <text:s/></text:p>
          </table:table-cell>
          <table:table-cell table:style-name="ce42" office:value-type="float" office:value="1204649.02222222" calcext:value-type="float">
            <text:p><text:s/>1,204,649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699.73333333333" calcext:value-type="float">
            <text:p><text:s/>2,700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style-name="ce42" office:value-type="float" office:value="-282652.088888889" calcext:value-type="float">
            <text:p><text:s/>-282,652 <text:s/></text:p>
          </table:table-cell>
          <table:table-cell table:style-name="ce42" office:value-type="float" office:value="540551.268376069" calcext:value-type="float">
            <text:p><text:s/>540,551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8258.0066006601" calcext:value-type="float">
            <text:p><text:s/>38,258 <text:s/></text:p>
          </table:table-cell>
          <table:table-cell table:style-name="ce42" office:value-type="float" office:value="-5205.55555555556" calcext:value-type="float">
            <text:p><text:s/>-5,206 <text:s/></text:p>
          </table:table-cell>
          <table:table-cell table:style-name="ce42" office:value-type="float" office:value="4559.46666666667" calcext:value-type="float">
            <text:p><text:s/>4,559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-1613.57777777778" calcext:value-type="float">
            <text:p><text:s/>-1,614 <text:s/></text:p>
          </table:table-cell>
          <table:table-cell table:style-name="ce42" office:value-type="float" office:value="10200.888888889" calcext:value-type="float">
            <text:p><text:s/>10,201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style-name="ce43" office:value-type="float" office:value="182418.133333333" calcext:value-type="float">
            <text:p><text:s/>182,418 <text:s/></text:p>
          </table:table-cell>
          <table:table-cell table:style-name="ce43" office:value-type="float" office:value="1157977.26495726" calcext:value-type="float">
            <text:p><text:s/>1,157,977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-51404.4430363036" calcext:value-type="float">
            <text:p><text:s/>-51,404 <text:s/></text:p>
          </table:table-cell>
          <table:table-cell table:style-name="ce43" office:value-type="float" office:value="-59813.3333333333" calcext:value-type="float">
            <text:p><text:s/>-59,813 <text:s/></text:p>
          </table:table-cell>
          <table:table-cell table:style-name="ce43" office:value-type="float" office:value="-4559.46666666667" calcext:value-type="float">
            <text:p><text:s/>-4,559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-3280.91111111111" calcext:value-type="float">
            <text:p><text:s/>-3,281 <text:s/></text:p>
          </table:table-cell>
          <table:table-cell table:style-name="ce43" office:value-type="float" office:value="-129835.888888889" calcext:value-type="float">
            <text:p><text:s/>-129,836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style-name="ce42" office:value-type="float" office:value="14446.6666666667" calcext:value-type="float">
            <text:p><text:s/>14,447 <text:s/></text:p>
          </table:table-cell>
          <table:table-cell table:style-name="ce42" office:value-type="float" office:value="1634844.95384615" calcext:value-type="float">
            <text:p><text:s/>1,634,845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269.88888888889" calcext:value-type="float">
            <text:p><text:s/>4,270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49294.955555556" calcext:value-type="float">
            <text:p><text:s/>149,295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style-name="ce42" office:value-type="float" office:value="51860.3555555556" calcext:value-type="float">
            <text:p><text:s/>51,860 <text:s/></text:p>
          </table:table-cell>
          <table:table-cell table:style-name="ce42" office:value-type="float" office:value="3914391.46666667" calcext:value-type="float">
            <text:p><text:s/>3,914,391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51860.3555555556" calcext:value-type="float">
            <text:p><text:s/>51,860 <text:s/></text:p>
          </table:table-cell>
          <table:table-cell table:style-name="ce42" office:value-type="float" office:value="3914391.46666667" calcext:value-type="float">
            <text:p><text:s/>3,914,391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style-name="ce42" office:value-type="float" office:value="3596280.35555556" calcext:value-type="float">
            <text:p><text:s/>3,596,280 <text:s/></text:p>
          </table:table-cell>
          <table:table-cell table:style-name="ce42" office:value-type="float" office:value="10625869.1555556" calcext:value-type="float">
            <text:p><text:s/>10,625,869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24714.455445545" calcext:value-type="float">
            <text:p><text:s/>324,714 <text:s/></text:p>
          </table:table-cell>
          <table:table-cell table:style-name="ce42" office:value-type="float" office:value="495954.444444444" calcext:value-type="float">
            <text:p><text:s/>495,954 <text:s/></text:p>
          </table:table-cell>
          <table:table-cell table:style-name="ce42" office:value-type="float" office:value="76878.2888888889" calcext:value-type="float">
            <text:p><text:s/>76,878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5726.6888888889" calcext:value-type="float">
            <text:p><text:s/>15,727 <text:s/></text:p>
          </table:table-cell>
          <table:table-cell table:style-name="ce42" office:value-type="float" office:value="1226313.66444444" calcext:value-type="float">
            <text:p><text:s/>1,226,314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style-name="ce42" office:value-type="float" office:value="3534905.05688889" calcext:value-type="float">
            <text:p><text:s/>3,534,905 <text:s/></text:p>
          </table:table-cell>
          <table:table-cell table:style-name="ce42" office:value-type="float" office:value="10625869.1555556" calcext:value-type="float">
            <text:p><text:s/>10,625,869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24714.455445545" calcext:value-type="float">
            <text:p><text:s/>324,714 <text:s/></text:p>
          </table:table-cell>
          <table:table-cell table:style-name="ce42" office:value-type="float" office:value="495954.444444444" calcext:value-type="float">
            <text:p><text:s/>495,954 <text:s/></text:p>
          </table:table-cell>
          <table:table-cell table:style-name="ce42" office:value-type="float" office:value="76878.2888888889" calcext:value-type="float">
            <text:p><text:s/>76,878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5726.6888888889" calcext:value-type="float">
            <text:p><text:s/>15,727 <text:s/></text:p>
          </table:table-cell>
          <table:table-cell table:style-name="ce42" office:value-type="float" office:value="1149053.61377778" calcext:value-type="float">
            <text:p><text:s/>1,149,054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style-name="ce43" office:value-type="float" office:value="61375.2986666667" calcext:value-type="float">
            <text:p><text:s/>61,375 <text:s/></text:p>
          </table:table-cell>
          <table:table-cell table:number-columns-repeated="7" table:style-name="ce43" office:value-type="float" office:value="0" calcext:value-type="float">
            <text:p/>
          </table:table-cell>
          <table:table-cell table:style-name="ce43" office:value-type="float" office:value="77260.0506666667" calcext:value-type="float">
            <text:p><text:s/>77,260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style-name="ce42" office:value-type="float" office:value="35025.9555555556" calcext:value-type="float">
            <text:p><text:s/>35,026 <text:s/></text:p>
          </table:table-cell>
          <table:table-cell table:style-name="ce42" office:value-type="float" office:value="947292.311111111" calcext:value-type="float">
            <text:p><text:s/>947,292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style-name="ce42" office:value-type="float" office:value="179.911111111111" calcext:value-type="float">
            <text:p><text:s/>180 <text:s/></text:p>
          </table:table-cell>
          <table:table-cell table:style-name="ce42" office:value-type="float" office:value="96.0888888888889" calcext:value-type="float">
            <text:p><text:s/>96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style-name="ce42" office:value-type="float" office:value="879.022222222222" calcext:value-type="float">
            <text:p><text:s/>879 <text:s/></text:p>
          </table:table-cell>
          <table:table-cell table:style-name="ce42" office:value-type="float" office:value="8661.28888888889" calcext:value-type="float">
            <text:p><text:s/>8,661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style-name="ce42" office:value-type="float" office:value="33767.5555555556" calcext:value-type="float">
            <text:p><text:s/>33,768 <text:s/></text:p>
          </table:table-cell>
          <table:table-cell table:style-name="ce42" office:value-type="float" office:value="938534.933333333" calcext:value-type="float">
            <text:p><text:s/>938,535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style-name="ce43" office:value-type="float" office:value="199.466666666667" calcext:value-type="float">
            <text:p><text:s/>199 <text:s/></text:p>
          </table:table-cell>
          <table:table-cell table:number-columns-repeated="8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number-columns-repeated="9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style-name="ce44" office:value-type="float" office:value="3677365.51111111" calcext:value-type="float">
            <text:p><text:s/>3,677,366 <text:s/></text:p>
          </table:table-cell>
          <table:table-cell table:style-name="ce44" office:value-type="float" office:value="5287317.68888889" calcext:value-type="float">
            <text:p><text:s/>5,287,318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273310.012409241" calcext:value-type="float">
            <text:p><text:s/>273,310 <text:s/></text:p>
          </table:table-cell>
          <table:table-cell table:style-name="ce44" office:value-type="float" office:value="436141.111111111" calcext:value-type="float">
            <text:p><text:s/>436,141 <text:s/></text:p>
          </table:table-cell>
          <table:table-cell table:style-name="ce44" office:value-type="float" office:value="68048.9333333333" calcext:value-type="float">
            <text:p><text:s/>68,049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12445.7777777778" calcext:value-type="float">
            <text:p><text:s/>12,446 <text:s/></text:p>
          </table:table-cell>
          <table:table-cell table:style-name="ce44" office:value-type="float" office:value="947182.82" calcext:value-type="float">
            <text:p><text:s/>947,183 <text:s/></text:p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style-name="ce44" office:value-type="float" office:value="3677365.51111111" calcext:value-type="float">
            <text:p><text:s/>3,677,366 <text:s/></text:p>
          </table:table-cell>
          <table:table-cell table:style-name="ce44" office:value-type="float" office:value="5287317.68888889" calcext:value-type="float">
            <text:p><text:s/>5,287,318 <text:s/></text:p>
          </table:table-cell>
          <table:table-cell table:number-columns-repeated="5" table:style-name="ce44" office:value-type="float" office:value="0" calcext:value-type="float">
            <text:p/>
          </table:table-cell>
          <table:table-cell table:style-name="ce44" office:value-type="float" office:value="12445.7777777778" calcext:value-type="float">
            <text:p><text:s/>12,446 <text:s/></text:p>
          </table:table-cell>
          <table:table-cell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style-name="ce42" office:value-type="float" office:value="262950.844444444" calcext:value-type="float">
            <text:p><text:s/>262,951 <text:s/></text:p>
          </table:table-cell>
          <table:table-cell table:style-name="ce42" office:value-type="float" office:value="4609010.88888889" calcext:value-type="float">
            <text:p><text:s/>4,609,011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2445.7777777778" calcext:value-type="float">
            <text:p><text:s/>12,446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style-name="ce42" office:value-type="float" office:value="35586.2222222222" calcext:value-type="float">
            <text:p><text:s/>35,586 <text:s/></text:p>
          </table:table-cell>
          <table:table-cell table:style-name="ce42" office:value-type="float" office:value="12032.5777777778" calcext:value-type="float">
            <text:p><text:s/>12,033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style-name="ce42" office:value-type="float" office:value="29654.0444444444" calcext:value-type="float">
            <text:p><text:s/>29,654 <text:s/></text:p>
          </table:table-cell>
          <table:table-cell table:style-name="ce42" office:value-type="float" office:value="442983.066666667" calcext:value-type="float">
            <text:p><text:s/>442,983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style-name="ce42" office:value-type="float" office:value="9180.35555555556" calcext:value-type="float">
            <text:p><text:s/>9,180 <text:s/></text:p>
          </table:table-cell>
          <table:table-cell table:style-name="ce42" office:value-type="float" office:value="920377.2" calcext:value-type="float">
            <text:p><text:s/>920,377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style-name="ce42" office:value-type="float" office:value="314.844444444444" calcext:value-type="float">
            <text:p><text:s/>315 <text:s/></text:p>
          </table:table-cell>
          <table:table-cell table:style-name="ce42" office:value-type="float" office:value="25039.3333333333" calcext:value-type="float">
            <text:p><text:s/>25,039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style-name="ce42" office:value-type="float" office:value="2385.77777777778" calcext:value-type="float">
            <text:p><text:s/>2,386 <text:s/></text:p>
          </table:table-cell>
          <table:table-cell table:style-name="ce42" office:value-type="float" office:value="7687.11111111111" calcext:value-type="float">
            <text:p><text:s/>7,687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style-name="ce42" office:value-type="float" office:value="6116.97777777778" calcext:value-type="float">
            <text:p><text:s/>6,117 <text:s/></text:p>
          </table:table-cell>
          <table:table-cell table:style-name="ce42" office:value-type="float" office:value="476527.288888889" calcext:value-type="float">
            <text:p><text:s/>476,527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style-name="ce42" office:value-type="float" office:value="663.911111111111" calcext:value-type="float">
            <text:p><text:s/>664 <text:s/></text:p>
          </table:table-cell>
          <table:table-cell table:style-name="ce42" office:value-type="float" office:value="1433.15555555556" calcext:value-type="float">
            <text:p><text:s/>1,433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style-name="ce42" office:value-type="float" office:value="20093.3333333333" calcext:value-type="float">
            <text:p><text:s/>20,093 <text:s/></text:p>
          </table:table-cell>
          <table:table-cell table:style-name="ce42" office:value-type="float" office:value="1073713.6" calcext:value-type="float">
            <text:p><text:s/>1,073,714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style-name="ce42" office:value-type="float" office:value="20093.3333333333" calcext:value-type="float">
            <text:p><text:s/>20,093 <text:s/></text:p>
          </table:table-cell>
          <table:table-cell table:style-name="ce42" office:value-type="float" office:value="1073713.6" calcext:value-type="float">
            <text:p><text:s/>1,073,714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style-name="ce45" office:value-type="float" office:value="20093.3333333333" calcext:value-type="float">
            <text:p>( 20,093 <text:s/>)</text:p>
          </table:table-cell>
          <table:table-cell table:style-name="ce45" office:value-type="float" office:value="1073713.6" calcext:value-type="float">
            <text:p>( 1,073,714 <text:s/>)</text:p>
          </table:table-cell>
          <table:table-cell table:number-columns-repeated="7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number-columns-repeated="9" table:style-name="ce46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style-name="ce42" office:value-type="float" office:value="4738.31111111111" calcext:value-type="float">
            <text:p><text:s/>4,738 <text:s/></text:p>
          </table:table-cell>
          <table:table-cell table:style-name="ce42" office:value-type="float" office:value="90354.2222222222" calcext:value-type="float">
            <text:p><text:s/>90,354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style-name="ce42" office:value-type="float" office:value="1245.68888888889" calcext:value-type="float">
            <text:p><text:s/>1,246 <text:s/></text:p>
          </table:table-cell>
          <table:table-cell table:style-name="ce42" office:value-type="float" office:value="101222.488888889" calcext:value-type="float">
            <text:p><text:s/>101,222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style-name="ce46" office:value-type="float" office:value="3783.02222222222" calcext:value-type="float">
            <text:p><text:s/>3,783 <text:s/></text:p>
          </table:table-cell>
          <table:table-cell table:style-name="ce46" office:value-type="float" office:value="203749.333333333" calcext:value-type="float">
            <text:p><text:s/>203,749 <text:s/></text:p>
          </table:table-cell>
          <table:table-cell table:number-columns-repeated="7" table:style-name="ce46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style-name="ce42" office:value-type="float" office:value="31009.2444444444" calcext:value-type="float">
            <text:p><text:s/>31,009 <text:s/></text:p>
          </table:table-cell>
          <table:table-cell table:style-name="ce42" office:value-type="float" office:value="515573.111111111" calcext:value-type="float">
            <text:p><text:s/>515,573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2445.7777777778" calcext:value-type="float">
            <text:p><text:s/>12,446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style-name="ce42" office:value-type="float" office:value="20939.1111111111" calcext:value-type="float">
            <text:p><text:s/>20,939 <text:s/></text:p>
          </table:table-cell>
          <table:table-cell table:style-name="ce42" office:value-type="float" office:value="33445.0666666667" calcext:value-type="float">
            <text:p><text:s/>33,445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8108.88888888889" calcext:value-type="float">
            <text:p><text:s/>8,109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style-name="ce42" office:value-type="float" office:value="10070.1333333333" calcext:value-type="float">
            <text:p><text:s/>10,070 <text:s/></text:p>
          </table:table-cell>
          <table:table-cell table:style-name="ce42" office:value-type="float" office:value="482128.044444444" calcext:value-type="float">
            <text:p><text:s/>482,128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4336.88888888889" calcext:value-type="float">
            <text:p><text:s/>4,337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style-name="ce45" office:value-type="float" office:value="1071.64444444444" calcext:value-type="float">
            <text:p>( 1,072 <text:s/>)</text:p>
          </table:table-cell>
          <table:table-cell table:style-name="ce45" office:value-type="float" office:value="24934.0444444444" calcext:value-type="float">
            <text:p>( 24,934 <text:s/>)</text:p>
          </table:table-cell>
          <table:table-cell table:number-columns-repeated="7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style-name="ce47" office:value-type="float" office:value="2281.15555555556" calcext:value-type="float">
            <text:p>( 2,281 <text:s/>)</text:p>
          </table:table-cell>
          <table:table-cell table:style-name="ce47" office:value-type="float" office:value="263952.088888889" calcext:value-type="float">
            <text:p>( 263,952 <text:s/>)</text:p>
          </table:table-cell>
          <table:table-cell table:number-columns-repeated="7" table:style-name="ce47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style-name="ce42" office:value-type="float" office:value="19265.1555555556" calcext:value-type="float">
            <text:p><text:s/>19,265 <text:s/></text:p>
          </table:table-cell>
          <table:table-cell table:style-name="ce42" office:value-type="float" office:value="458168.177777778" calcext:value-type="float">
            <text:p><text:s/>458,168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style-name="ce42" office:value-type="float" office:value="17449.4222222222" calcext:value-type="float">
            <text:p><text:s/>17,449 <text:s/></text:p>
          </table:table-cell>
          <table:table-cell table:style-name="ce42" office:value-type="float" office:value="397420.577777778" calcext:value-type="float">
            <text:p><text:s/>397,421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style-name="ce42" office:value-type="float" office:value="1815.73333333333" calcext:value-type="float">
            <text:p><text:s/>1,816 <text:s/></text:p>
          </table:table-cell>
          <table:table-cell table:style-name="ce42" office:value-type="float" office:value="60747.6" calcext:value-type="float">
            <text:p><text:s/>60,748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style-name="ce42" office:value-type="float" office:value="4839.02222222222" calcext:value-type="float">
            <text:p><text:s/>4,839 <text:s/></text:p>
          </table:table-cell>
          <table:table-cell table:style-name="ce42" office:value-type="float" office:value="74558.8444444445" calcext:value-type="float">
            <text:p><text:s/>74,559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style-name="ce46" office:value-type="float" office:value="1754.13333333333" calcext:value-type="float">
            <text:p><text:s/>1,754 <text:s/></text:p>
          </table:table-cell>
          <table:table-cell table:style-name="ce46" office:value-type="float" office:value="19141.1111111111" calcext:value-type="float">
            <text:p><text:s/>19,141 <text:s/></text:p>
          </table:table-cell>
          <table:table-cell table:number-columns-repeated="7" table:style-name="ce46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style-name="ce42" office:value-type="float" office:value="7573.86666666667" calcext:value-type="float">
            <text:p><text:s/>7,574 <text:s/></text:p>
          </table:table-cell>
          <table:table-cell table:style-name="ce42" office:value-type="float" office:value="59525.0222222222" calcext:value-type="float">
            <text:p><text:s/>59,525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style-name="ce42" office:value-type="float" office:value="11784.1777777778" calcext:value-type="float">
            <text:p><text:s/>11,784 <text:s/></text:p>
          </table:table-cell>
          <table:table-cell table:style-name="ce42" office:value-type="float" office:value="41005.4222222222" calcext:value-type="float">
            <text:p><text:s/>41,005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style-name="ce42" office:value-type="float" office:value="2994.93333333333" calcext:value-type="float">
            <text:p><text:s/>2,995 <text:s/></text:p>
          </table:table-cell>
          <table:table-cell table:style-name="ce42" office:value-type="float" office:value="28181.6444444444" calcext:value-type="float">
            <text:p><text:s/>28,182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style-name="ce42" office:value-type="float" office:value="230.755555555556" calcext:value-type="float">
            <text:p><text:s/>231 <text:s/>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style-name="ce42" office:value-type="float" office:value="69737.0666666667" calcext:value-type="float">
            <text:p><text:s/>69,737 <text:s/></text:p>
          </table:table-cell>
          <table:table-cell table:style-name="ce42" office:value-type="float" office:value="57738.1777777778" calcext:value-type="float">
            <text:p><text:s/>57,738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style-name="ce42" office:value-type="float" office:value="2341874.57777778" calcext:value-type="float">
            <text:p><text:s/>2,341,875 <text:s/></text:p>
          </table:table-cell>
          <table:table-cell table:style-name="ce42" office:value-type="float" office:value="129217.066666667" calcext:value-type="float">
            <text:p><text:s/>129,217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style-name="ce42" office:value-type="float" office:value="2197192.8" calcext:value-type="float">
            <text:p><text:s/>2,197,193 <text:s/>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style-name="ce42" office:value-type="float" office:value="49516.6222222222" calcext:value-type="float">
            <text:p><text:s/>49,517 <text:s/>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style-name="ce42" office:value-type="float" office:value="95165.1555555556" calcext:value-type="float">
            <text:p><text:s/>95,165 <text:s/></text:p>
          </table:table-cell>
          <table:table-cell table:style-name="ce42" office:value-type="float" office:value="129217.066666667" calcext:value-type="float">
            <text:p><text:s/>129,217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style-name="ce42" office:value-type="float" office:value="725485.688888889" calcext:value-type="float">
            <text:p><text:s/>725,486 <text:s/></text:p>
          </table:table-cell>
          <table:table-cell table:style-name="ce42" office:value-type="float" office:value="238407.777777778" calcext:value-type="float">
            <text:p><text:s/>238,408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style-name="ce42" office:value-type="float" office:value="1911.55555555556" calcext:value-type="float">
            <text:p><text:s/>1,912 <text:s/></text:p>
          </table:table-cell>
          <table:table-cell table:style-name="ce42" office:value-type="float" office:value="1543.55555555556" calcext:value-type="float">
            <text:p><text:s/>1,544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style-name="ce43" office:value-type="float" office:value="723574.133333333" calcext:value-type="float">
            <text:p><text:s/>723,574 <text:s/></text:p>
          </table:table-cell>
          <table:table-cell table:style-name="ce43" office:value-type="float" office:value="236864.222222222" calcext:value-type="float">
            <text:p><text:s/>236,864 <text:s/></text:p>
          </table:table-cell>
          <table:table-cell table:number-columns-repeated="7" table:style-name="ce43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style-name="ce42" office:value-type="float" office:value="347054.4" calcext:value-type="float">
            <text:p><text:s/>347,054 <text:s/></text:p>
          </table:table-cell>
          <table:table-cell table:style-name="ce42" office:value-type="float" office:value="310681.955555555" calcext:value-type="float">
            <text:p><text:s/>310,682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style-name="ce42" office:value-type="float" office:value="1964.35555555556" calcext:value-type="float">
            <text:p><text:s/>1,964 <text:s/></text:p>
          </table:table-cell>
          <table:table-cell table:style-name="ce42" office:value-type="float" office:value="57557.2444444444" calcext:value-type="float">
            <text:p><text:s/>57,557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style-name="ce42" office:value-type="float" office:value="2703.55555555556" calcext:value-type="float">
            <text:p><text:s/>2,704 <text:s/></text:p>
          </table:table-cell>
          <table:table-cell table:style-name="ce42" office:value-type="float" office:value="2684.35555555556" calcext:value-type="float">
            <text:p><text:s/>2,684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style-name="ce42" office:value-type="float" office:value="11939.6444444444" calcext:value-type="float">
            <text:p><text:s/>11,940 <text:s/></text:p>
          </table:table-cell>
          <table:table-cell table:style-name="ce42" office:value-type="float" office:value="194.222222222222" calcext:value-type="float">
            <text:p><text:s/>194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style-name="ce42" office:value-type="float" office:value="3300.97777777778" calcext:value-type="float">
            <text:p><text:s/>3,301 <text:s/></text:p>
          </table:table-cell>
          <table:table-cell table:style-name="ce42" office:value-type="float" office:value="211.6" calcext:value-type="float">
            <text:p><text:s/>212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style-name="ce42" office:value-type="float" office:value="3526.84444444444" calcext:value-type="float">
            <text:p><text:s/>3,527 <text:s/></text:p>
          </table:table-cell>
          <table:table-cell table:style-name="ce42" office:value-type="float" office:value="862.755555555556" calcext:value-type="float">
            <text:p><text:s/>863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style-name="ce42" office:value-type="float" office:value="244140.355555556" calcext:value-type="float">
            <text:p><text:s/>244,140 <text:s/></text:p>
          </table:table-cell>
          <table:table-cell table:style-name="ce42" office:value-type="float" office:value="209463.555555556" calcext:value-type="float">
            <text:p><text:s/>209,464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style-name="ce43" office:value-type="float" office:value="79478.6666666667" calcext:value-type="float">
            <text:p><text:s/>79,479 <text:s/></text:p>
          </table:table-cell>
          <table:table-cell table:style-name="ce43" office:value-type="float" office:value="39708.2222222222" calcext:value-type="float">
            <text:p><text:s/>39,708 <text:s/></text:p>
          </table:table-cell>
          <table:table-cell table:number-columns-repeated="7" table:style-name="ce43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number-columns-repeated="9" table:style-name="ce44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73310.012409241" calcext:value-type="float">
            <text:p><text:s/>273,310 <text:s/></text:p>
          </table:table-cell>
          <table:table-cell table:style-name="ce42" office:value-type="float" office:value="436141.111111111" calcext:value-type="float">
            <text:p><text:s/>436,141 <text:s/></text:p>
          </table:table-cell>
          <table:table-cell table:style-name="ce42" office:value-type="float" office:value="68048.9333333333" calcext:value-type="float">
            <text:p><text:s/>68,049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947182.82" calcext:value-type="float">
            <text:p><text:s/>947,183 <text:s/></text:p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73310.012409241" calcext:value-type="float">
            <text:p><text:s/>273,310 <text:s/></text:p>
          </table:table-cell>
          <table:table-cell table:style-name="ce42" office:value-type="float" office:value="436141.111111111" calcext:value-type="float">
            <text:p><text:s/>436,141 <text:s/></text:p>
          </table:table-cell>
          <table:table-cell table:style-name="ce42" office:value-type="float" office:value="68048.9333333333" calcext:value-type="float">
            <text:p><text:s/>68,049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947182.82" calcext:value-type="float">
            <text:p><text:s/>947,183 <text:s/></text:p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9"/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style-name="ce42" office:value-type="float" office:value="203943.850373186" calcext:value-type="float">
            <text:p><text:s/>203,944 <text:s/></text:p>
          </table:table-cell>
          <table:table-cell table:style-name="ce42" office:value-type="float" office:value="15456217.7996268" calcext:value-type="float">
            <text:p><text:s/>15,456,218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203943.850373186" calcext:value-type="float">
            <text:p><text:s/>203,944 <text:s/></text:p>
          </table:table-cell>
          <table:table-cell table:style-name="ce42" office:value-type="float" office:value="15456217.7996268" calcext:value-type="float">
            <text:p><text:s/>15,456,218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13"/>
          <table:table-cell table:style-name="ce36" table:number-columns-repeated="1009"/>
        </table:table-row>
        <table:table-row table:style-name="ro7" table:number-rows-repeated="97">
          <table:table-cell table:style-name="ce13"/>
          <table:table-cell table:style-name="ce23"/>
          <table:table-cell table:style-name="ce13" table:number-columns-repeated="10"/>
          <table:table-cell table:number-columns-repeated="3"/>
          <table:table-cell table:style-name="ce13" table:number-columns-repeated="1009"/>
        </table:table-row>
        <table:table-row table:style-name="ro7" table:number-rows-repeated="1048350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_xlnm.Print_Titles" table:base-cell-address="$Page1.$A$1" table:cell-range-address="$Page4.$A$1:.$AMJ$8" table:range-usable-as="repeat-column repeat-row"/>
        </table:named-expressions>
      </table:table>
      <table:table table:name="Page5" table:style-name="ta5"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4" table:default-cell-style-name="ce14"/>
        <table:table-column table:style-name="co14" table:number-columns-repeated="2" table:default-cell-style-name="ce14"/>
        <table:table-column table:style-name="co4" table:number-columns-repeated="2" table:default-cell-style-name="ce14"/>
        <table:table-column table:style-name="co14" table:number-columns-repeated="4" table:default-cell-style-name="ce14"/>
        <table:table-column table:style-name="co6" table:default-cell-style-name="ce13"/>
        <table:table-column table:style-name="co15" table:default-cell-style-name="ce13"/>
        <table:table-column table:style-name="co16" table:default-cell-style-name="ce13"/>
        <table:table-column table:style-name="co9" table:number-columns-repeated="1009" table:default-cell-style-name="ce14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油當量單位）</text:p>
            </table:table-cell>
            <table:covered-table-cell table:number-columns-repeated="11" table:style-name="ce15"/>
            <table:table-cell/>
            <table:table-cell table:style-name="ce14" table:number-columns-repeated="2"/>
            <table:table-cell table:number-columns-repeated="1009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77年(西元1988年)</text:p>
            </table:table-cell>
            <table:covered-table-cell table:number-columns-repeated="2" table:style-name="ce2"/>
            <table:table-cell table:style-name="ce36"/>
            <table:table-cell table:style-name="ce53" table:number-columns-repeated="3"/>
            <table:table-cell table:style-name="ce36"/>
            <table:table-cell table:style-name="ce49" office:value-type="string" calcext:value-type="string" table:number-columns-spanned="4" table:number-rows-spanned="1">
              <text:p>(單位：公秉油當量)(<text:span text:style-name="T1">Unit:kiloiter of oil equivalent</text:span><text:span text:style-name="T2">)</text:span></text:p>
            </table:table-cell>
            <table:covered-table-cell table:number-columns-repeated="3" table:style-name="ce49"/>
            <table:table-cell table:style-name="ce12" table:number-columns-repeated="3"/>
            <table:table-cell table:style-name="ce36" table:number-columns-repeated="1009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37" office:value-type="float" office:value="37" calcext:value-type="float">
              <text:p>37</text:p>
            </table:table-cell>
            <table:table-cell table:style-name="ce37" office:value-type="float" office:value="38" calcext:value-type="float">
              <text:p>38</text:p>
            </table:table-cell>
            <table:table-cell table:style-name="ce37" office:value-type="float" office:value="39" calcext:value-type="float">
              <text:p>39</text:p>
            </table:table-cell>
            <table:table-cell table:style-name="ce37" office:value-type="float" office:value="40" calcext:value-type="float">
              <text:p>40</text:p>
            </table:table-cell>
            <table:table-cell table:style-name="ce37" office:value-type="float" office:value="41" calcext:value-type="float">
              <text:p>41</text:p>
            </table:table-cell>
            <table:table-cell table:style-name="ce37" office:value-type="float" office:value="42" calcext:value-type="float">
              <text:p>42</text:p>
            </table:table-cell>
            <table:table-cell table:style-name="ce37" office:value-type="float" office:value="43" calcext:value-type="float">
              <text:p>43</text:p>
            </table:table-cell>
            <table:table-cell table:style-name="ce37" office:value-type="float" office:value="44" calcext:value-type="float">
              <text:p>44</text:p>
            </table:table-cell>
            <table:table-cell table:style-name="ce37" office:value-type="float" office:value="45" calcext:value-type="float">
              <text:p>45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office:value-type="string" calcext:value-type="string">
              <text:p>天然氣合計</text:p>
            </table:table-cell>
            <table:table-cell table:style-name="ce38" office:value-type="string" calcext:value-type="string">
              <text:p>(自產)</text:p>
            </table:table-cell>
            <table:table-cell table:style-name="ce38" office:value-type="string" calcext:value-type="string">
              <text:p>(進口)</text:p>
            </table:table-cell>
            <table:table-cell table:style-name="ce38" office:value-type="string" calcext:value-type="string">
              <text:p>生質能及</text:p>
            </table:table-cell>
            <table:table-cell table:style-name="ce38" office:value-type="string" calcext:value-type="string">
              <text:p>生質能合計</text:p>
            </table:table-cell>
            <table:table-cell table:style-name="ce38" office:value-type="string" calcext:value-type="string">
              <text:p>固態生質能</text:p>
            </table:table-cell>
            <table:table-cell table:style-name="ce38" office:value-type="string" calcext:value-type="string">
              <text:p>液態生質能</text:p>
            </table:table-cell>
            <table:table-cell table:style-name="ce38" office:value-type="string" calcext:value-type="string">
              <text:p>氣態生質能</text:p>
            </table:table-cell>
            <table:table-cell table:style-name="ce38" office:value-type="string" calcext:value-type="string">
              <text:p>廢棄物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/>
            <table:table-cell table:style-name="ce38" office:value-type="string" calcext:value-type="string">
              <text:p>天然氣</text:p>
            </table:table-cell>
            <table:table-cell table:style-name="ce38" office:value-type="string" calcext:value-type="string">
              <text:p>液化天然氣</text:p>
            </table:table-cell>
            <table:table-cell table:style-name="ce38" office:value-type="string" calcext:value-type="string">
              <text:p>廢棄物合計</text:p>
            </table:table-cell>
            <table:table-cell table:style-name="ce38" table:number-columns-repeated="3"/>
            <table:table-cell table:style-name="ce51"/>
            <table:table-cell table:style-name="ce38"/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 office:value-type="string" calcext:value-type="string">
              <text:p>Natural Gas</text:p>
            </table:table-cell>
            <table:table-cell table:style-name="ce39" office:value-type="string" calcext:value-type="string">
              <text:p>(Indigenous)</text:p>
            </table:table-cell>
            <table:table-cell table:style-name="ce39" office:value-type="string" calcext:value-type="string">
              <text:p>(Imported)</text:p>
            </table:table-cell>
            <table:table-cell table:style-name="ce39" office:value-type="string" calcext:value-type="string">
              <text:p>Biomass and</text:p>
            </table:table-cell>
            <table:table-cell table:style-name="ce39" office:value-type="string" calcext:value-type="string">
              <text:p>Biomasss Total</text:p>
            </table:table-cell>
            <table:table-cell table:style-name="ce39" office:value-type="string" calcext:value-type="string">
              <text:p>Solid Biomass</text:p>
            </table:table-cell>
            <table:table-cell table:style-name="ce39" office:value-type="string" calcext:value-type="string">
              <text:p>Liguid Biomass</text:p>
            </table:table-cell>
            <table:table-cell table:style-name="ce39" office:value-type="string" calcext:value-type="string">
              <text:p>Biogas</text:p>
            </table:table-cell>
            <table:table-cell table:style-name="ce52" office:value-type="string" calcext:value-type="string">
              <text:p>Waste and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2" office:value-type="string" calcext:value-type="string">
              <text:p>Total</text:p>
            </table:table-cell>
            <table:table-cell table:style-name="ce39" office:value-type="string" calcext:value-type="string">
              <text:p>Natural Gas</text:p>
            </table:table-cell>
            <table:table-cell table:style-name="ce39" office:value-type="string" calcext:value-type="string">
              <text:p>LNG</text:p>
            </table:table-cell>
            <table:table-cell table:style-name="ce52" office:value-type="string" calcext:value-type="string">
              <text:p>Waste Total</text:p>
            </table:table-cell>
            <table:table-cell table:style-name="ce52" table:number-columns-repeated="3"/>
            <table:table-cell table:style-name="ce39"/>
            <table:table-cell table:style-name="ce52" office:value-type="string" calcext:value-type="string">
              <text:p>Other Non-Specified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office:value-type="string" calcext:value-type="string">
              <text:p>C38-C39</text:p>
            </table:table-cell>
            <table:table-cell table:style-name="ce40" table:number-columns-repeated="2"/>
            <table:table-cell table:style-name="ce40" office:value-type="string" calcext:value-type="string">
              <text:p>C41+C45</text:p>
            </table:table-cell>
            <table:table-cell table:style-name="ce40" office:value-type="string" calcext:value-type="string">
              <text:p>C42-C44</text:p>
            </table:table-cell>
            <table:table-cell table:style-name="ce40" table:number-columns-repeated="4"/>
            <table:table-cell table:style-name="ce4" table:number-columns-repeated="3"/>
            <table:table-cell table:style-name="ce50" table:number-columns-repeated="1009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number-columns-repeated="2" table:style-name="ce41" office:value-type="float" office:value="1255212.9" calcext:value-type="float">
            <text:p><text:s/>1,255,213 <text:s/></text:p>
          </table:table-cell>
          <table:table-cell table:number-columns-repeated="7" table:style-name="ce41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number-columns-repeated="2" table:style-name="ce42" office:value-type="float" office:value="236892.6" calcext:value-type="float">
            <text:p><text:s/>236,893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number-columns-repeated="2" table:style-name="ce43" office:value-type="float" office:value="1018320.3" calcext:value-type="float">
            <text:p><text:s/>1,018,320 <text:s/></text:p>
          </table:table-cell>
          <table:table-cell table:number-columns-repeated="7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number-columns-repeated="2" table:style-name="ce42" office:value-type="float" office:value="55151.1" calcext:value-type="float">
            <text:p><text:s/>55,151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number-columns-repeated="2" table:style-name="ce42" office:value-type="float" office:value="55151.1" calcext:value-type="float">
            <text:p><text:s/>55,151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number-columns-repeated="9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number-columns-repeated="2" table:style-name="ce44" office:value-type="float" office:value="963169.2" calcext:value-type="float">
            <text:p><text:s/>963,169 <text:s/></text:p>
          </table:table-cell>
          <table:table-cell table:number-columns-repeated="7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number-columns-repeated="2" table:style-name="ce44" office:value-type="float" office:value="698972.4" calcext:value-type="float">
            <text:p><text:s/>698,972 <text:s/></text:p>
          </table:table-cell>
          <table:table-cell table:number-columns-repeated="7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number-columns-repeated="2" table:style-name="ce42" office:value-type="float" office:value="137528.1" calcext:value-type="float">
            <text:p><text:s/>137,528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number-columns-repeated="2" table:style-name="ce42" office:value-type="float" office:value="116.1" calcext:value-type="float">
            <text:p><text:s/>116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number-columns-repeated="2" table:style-name="ce42" office:value-type="float" office:value="7189.2" calcext:value-type="float">
            <text:p><text:s/>7,189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number-columns-repeated="2" table:style-name="ce42" office:value-type="float" office:value="397.8" calcext:value-type="float">
            <text:p><text:s/>398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number-columns-repeated="2" table:style-name="ce42" office:value-type="float" office:value="22.5" calcext:value-type="float">
            <text:p><text:s/>23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number-columns-repeated="9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number-columns-repeated="2" table:style-name="ce42" office:value-type="float" office:value="2953.8" calcext:value-type="float">
            <text:p><text:s/>2,954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number-columns-repeated="2" table:style-name="ce46" office:value-type="float" office:value="505.8" calcext:value-type="float">
            <text:p><text:s/>506 <text:s/></text:p>
          </table:table-cell>
          <table:table-cell table:number-columns-repeated="7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number-columns-repeated="2" table:style-name="ce42" office:value-type="float" office:value="90559.8" calcext:value-type="float">
            <text:p><text:s/>90,560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number-columns-repeated="2" table:style-name="ce42" office:value-type="float" office:value="90559.8" calcext:value-type="float">
            <text:p><text:s/>90,560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number-columns-repeated="2" table:style-name="ce45" office:value-type="float" office:value="54516.6" calcext:value-type="float">
            <text:p>( 54,517 <text:s/>)</text:p>
          </table:table-cell>
          <table:table-cell table:number-columns-repeated="7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number-columns-repeated="2" table:style-name="ce47" office:value-type="float" office:value="34888.5" calcext:value-type="float">
            <text:p>( 34,889 <text:s/>)</text:p>
          </table:table-cell>
          <table:table-cell table:number-columns-repeated="7" table:style-name="ce47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number-columns-repeated="2" table:style-name="ce42" office:value-type="float" office:value="1439.1" calcext:value-type="float">
            <text:p><text:s/>1,439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number-columns-repeated="2" table:style-name="ce46" office:value-type="float" office:value="717.3" calcext:value-type="float">
            <text:p><text:s/>717 <text:s/></text:p>
          </table:table-cell>
          <table:table-cell table:number-columns-repeated="7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number-columns-repeated="2" table:style-name="ce42" office:value-type="float" office:value="33608.7" calcext:value-type="float">
            <text:p><text:s/>33,609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number-columns-repeated="2" table:style-name="ce42" office:value-type="float" office:value="18" calcext:value-type="float">
            <text:p><text:s/>18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number-columns-repeated="2" table:style-name="ce42" office:value-type="float" office:value="94568.4" calcext:value-type="float">
            <text:p><text:s/>94,568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number-columns-repeated="2" table:style-name="ce42" office:value-type="float" office:value="82391.4" calcext:value-type="float">
            <text:p><text:s/>82,391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number-columns-repeated="2" table:style-name="ce42" office:value-type="float" office:value="8436.6" calcext:value-type="float">
            <text:p><text:s/>8,437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number-columns-repeated="2" table:style-name="ce43" office:value-type="float" office:value="3740.4" calcext:value-type="float">
            <text:p><text:s/>3,740 <text:s/></text:p>
          </table:table-cell>
          <table:table-cell table:number-columns-repeated="7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number-columns-repeated="2" table:style-name="ce44" office:value-type="float" office:value="466875.9" calcext:value-type="float">
            <text:p><text:s/>466,876 <text:s/></text:p>
          </table:table-cell>
          <table:table-cell table:number-columns-repeated="7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2" table:style-name="ce42" office:value-type="float" office:value="264196.8" calcext:value-type="float">
            <text:p><text:s/>264,197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2" table:style-name="ce42" office:value-type="float" office:value="264196.8" calcext:value-type="float">
            <text:p><text:s/>264,197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9"/>
          <table:table-cell table:style-name="ce12" table:number-columns-repeated="1012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13"/>
          <table:table-cell table:style-name="ce36" table:number-columns-repeated="1009"/>
        </table:table-row>
        <table:table-row table:style-name="ro7" table:number-rows-repeated="97">
          <table:table-cell table:style-name="ce13"/>
          <table:table-cell table:style-name="ce23"/>
          <table:table-cell table:style-name="ce13" table:number-columns-repeated="10"/>
          <table:table-cell table:number-columns-repeated="3"/>
          <table:table-cell table:style-name="ce13" table:number-columns-repeated="1009"/>
        </table:table-row>
        <table:table-row table:style-name="ro7" table:number-rows-repeated="1048350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_xlnm.Print_Titles" table:base-cell-address="$Page1.$A$1" table:cell-range-address="$Page5.$A$1:.$AMJ$8" table:range-usable-as="repeat-column repeat-row"/>
        </table:named-expressions>
      </table:table>
      <table:table table:name="Page6" table:style-name="ta6"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17" table:number-columns-repeated="6" table:default-cell-style-name="ce14"/>
        <table:table-column table:style-name="co6" table:default-cell-style-name="ce14"/>
        <table:table-column table:style-name="co18" table:default-cell-style-name="ce14"/>
        <table:table-column table:style-name="co9" table:number-columns-repeated="6" table:default-cell-style-name="ce14"/>
        <table:table-column table:style-name="co19" table:default-cell-style-name="ce14"/>
        <table:table-column table:style-name="co9" table:number-columns-repeated="1006" table:default-cell-style-name="ce14"/>
        <table:table-header-rows>
          <table:table-row table:style-name="ro1">
            <table:table-cell table:style-name="ce1" office:value-type="string" calcext:value-type="string" table:number-columns-spanned="9" table:number-rows-spanned="1">
              <text:p>能源平衡表－OECD能源統計格式（油當量單位）</text:p>
            </table:table-cell>
            <table:covered-table-cell table:number-columns-repeated="8" table:style-name="ce15"/>
            <table:table-cell table:style-name="ce15" table:number-columns-repeated="2"/>
            <table:table-cell table:number-columns-repeated="1013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77年(西元1988年)</text:p>
            </table:table-cell>
            <table:covered-table-cell table:number-columns-repeated="2" table:style-name="ce2"/>
            <table:table-cell table:style-name="ce36" table:number-columns-repeated="2"/>
            <table:table-cell table:style-name="ce53"/>
            <table:table-cell table:style-name="ce49" office:value-type="string" calcext:value-type="string" table:number-columns-spanned="3" table:number-rows-spanned="1">
              <text:p>(單位：公秉油當量)(<text:span text:style-name="T1">Unit:kiloiter of oil equivalent</text:span><text:span text:style-name="T2">)</text:span></text:p>
            </table:table-cell>
            <table:covered-table-cell table:number-columns-repeated="2" table:style-name="ce49"/>
            <table:table-cell table:style-name="ce60" table:number-columns-repeated="2"/>
            <table:table-cell table:style-name="ce36" table:number-columns-repeated="1013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55" office:value-type="float" office:value="46" calcext:value-type="float">
              <text:p>46</text:p>
            </table:table-cell>
            <table:table-cell table:style-name="ce55" office:value-type="float" office:value="47" calcext:value-type="float">
              <text:p>47</text:p>
            </table:table-cell>
            <table:table-cell table:style-name="ce55" office:value-type="float" office:value="48" calcext:value-type="float">
              <text:p>48</text:p>
            </table:table-cell>
            <table:table-cell table:style-name="ce55" office:value-type="float" office:value="49" calcext:value-type="float">
              <text:p>49</text:p>
            </table:table-cell>
            <table:table-cell table:style-name="ce55" office:value-type="float" office:value="50" calcext:value-type="float">
              <text:p>50</text:p>
            </table:table-cell>
            <table:table-cell table:style-name="ce55" office:value-type="float" office:value="51" calcext:value-type="float">
              <text:p>51</text:p>
            </table:table-cell>
            <table:table-cell table:style-name="ce18" table:number-columns-repeated="2"/>
            <table:table-cell table:style-name="ce50" table:number-columns-repeated="1013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6" office:value-type="string" calcext:value-type="string">
              <text:p>核能</text:p>
            </table:table-cell>
            <table:table-cell table:style-name="ce56" office:value-type="string" calcext:value-type="string">
              <text:p>水力</text:p>
            </table:table-cell>
            <table:table-cell table:style-name="ce59" office:value-type="string" calcext:value-type="string">
              <text:p>地熱</text:p>
            </table:table-cell>
            <table:table-cell table:style-name="ce59" office:value-type="string" calcext:value-type="string">
              <text:p>太陽光電</text:p>
            </table:table-cell>
            <table:table-cell table:style-name="ce56" office:value-type="string" calcext:value-type="string">
              <text:p>風力</text:p>
            </table:table-cell>
            <table:table-cell table:style-name="ce56" office:value-type="string" calcext:value-type="string">
              <text:p>電力</text:p>
            </table:table-cell>
            <table:table-cell table:style-name="ce4" table:number-columns-repeated="2"/>
            <table:table-cell table:style-name="ce50" table:number-columns-repeated="1013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6" table:number-columns-repeated="2"/>
            <table:table-cell table:style-name="ce59" table:number-columns-repeated="2"/>
            <table:table-cell table:style-name="ce56" table:number-columns-repeated="2"/>
            <table:table-cell table:style-name="ce4" table:number-columns-repeated="2"/>
            <table:table-cell table:style-name="ce50" table:number-columns-repeated="1013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7" office:value-type="string" calcext:value-type="string">
              <text:p>Nuclear</text:p>
            </table:table-cell>
            <table:table-cell table:style-name="ce57" office:value-type="string" calcext:value-type="string">
              <text:p>Hydro</text:p>
            </table:table-cell>
            <table:table-cell table:style-name="ce59" office:value-type="string" calcext:value-type="string">
              <text:p>Geothermal</text:p>
            </table:table-cell>
            <table:table-cell table:style-name="ce59" office:value-type="string" calcext:value-type="string">
              <text:p>Solar PV</text:p>
            </table:table-cell>
            <table:table-cell table:style-name="ce57" office:value-type="string" calcext:value-type="string">
              <text:p>Wind</text:p>
            </table:table-cell>
            <table:table-cell table:style-name="ce57" office:value-type="string" calcext:value-type="string">
              <text:p>Electricity</text:p>
            </table:table-cell>
            <table:table-cell table:style-name="ce61" table:number-columns-repeated="2"/>
            <table:table-cell table:style-name="ce50" table:number-columns-repeated="1013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8"/>
            <table:table-cell table:style-name="ce59"/>
            <table:table-cell table:style-name="ce58" table:number-columns-repeated="4"/>
            <table:table-cell table:style-name="ce61" table:number-columns-repeated="2"/>
            <table:table-cell table:style-name="ce50" table:number-columns-repeated="1013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table:number-columns-repeated="6"/>
            <table:table-cell table:style-name="ce18" table:number-columns-repeated="2"/>
            <table:table-cell table:style-name="ce50" table:number-columns-repeated="1013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style-name="ce41" office:value-type="float" office:value="0" calcext:value-type="float">
            <text:p/>
          </table:table-cell>
          <table:table-cell table:style-name="ce41" office:value-type="float" office:value="446613.828395556" calcext:value-type="float">
            <text:p><text:s/>446,614 <text:s/></text:p>
          </table:table-cell>
          <table:table-cell table:style-name="ce41" office:value-type="float" office:value="2966.38844444444" calcext:value-type="float">
            <text:p><text:s/>2,966 <text:s/></text:p>
          </table:table-cell>
          <table:table-cell table:number-columns-repeated="3" table:style-name="ce41" office:value-type="float" office:value="0" calcext:value-type="float">
            <text:p/>
          </table:table-cell>
          <table:table-cell table:style-name="ce62" table:number-columns-repeated="2"/>
          <table:table-cell table:style-name="ce36" table:number-columns-repeated="1013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style-name="ce42" office:value-type="float" office:value="8875241.17" calcext:value-type="float">
            <text:p><text:s/>8,875,241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style-name="ce43" office:value-type="float" office:value="8875241.17" calcext:value-type="float">
            <text:p><text:s/>8,875,241 <text:s/></text:p>
          </table:table-cell>
          <table:table-cell table:style-name="ce43" office:value-type="float" office:value="446613.828395556" calcext:value-type="float">
            <text:p><text:s/>446,614 <text:s/></text:p>
          </table:table-cell>
          <table:table-cell table:style-name="ce43" office:value-type="float" office:value="2966.38844444444" calcext:value-type="float">
            <text:p><text:s/>2,966 <text:s/>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-0.000000000002" calcext:value-type="float">
            <text:p><text:s/>-0 <text:s/>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465.162597451006" calcext:value-type="float">
            <text:p><text:s/>465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style-name="ce42" office:value-type="float" office:value="8875241.17" calcext:value-type="float">
            <text:p><text:s/>8,875,241 <text:s/></text:p>
          </table:table-cell>
          <table:table-cell table:style-name="ce42" office:value-type="float" office:value="587993.43284" calcext:value-type="float">
            <text:p><text:s/>587,993 <text:s/></text:p>
          </table:table-cell>
          <table:table-cell table:style-name="ce42" office:value-type="float" office:value="2966.38844444444" calcext:value-type="float">
            <text:p><text:s/>2,966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8875241.17" calcext:value-type="float">
            <text:p><text:s/>8,875,241 <text:s/></text:p>
          </table:table-cell>
          <table:table-cell table:style-name="ce42" office:value-type="float" office:value="587993.43284" calcext:value-type="float">
            <text:p><text:s/>587,993 <text:s/></text:p>
          </table:table-cell>
          <table:table-cell table:style-name="ce42" office:value-type="float" office:value="2966.38844444444" calcext:value-type="float">
            <text:p><text:s/>2,966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41379.604444444" calcext:value-type="float">
            <text:p><text:s/>141,380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7287183.36474889" calcext:value-type="float">
            <text:p><text:s/>7,287,183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41379.604444444" calcext:value-type="float">
            <text:p><text:s/>141,380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7287183.36474889" calcext:value-type="float">
            <text:p><text:s/>7,287,183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694079.631635556" calcext:value-type="float">
            <text:p><text:s/>694,080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9010.19936" calcext:value-type="float">
            <text:p><text:s/>9,010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92.151017777778" calcext:value-type="float">
            <text:p><text:s/>392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223.07308" calcext:value-type="float">
            <text:p><text:s/>1,223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41675.607462222" calcext:value-type="float">
            <text:p><text:s/>141,676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53813.656271111" calcext:value-type="float">
            <text:p><text:s/>353,814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87964.944444444" calcext:value-type="float">
            <text:p><text:s/>187,965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number-columns-repeated="5" table:style-name="ce44" office:value-type="float" office:value="0" calcext:value-type="float">
            <text:p/>
          </table:table-cell>
          <table:table-cell table:style-name="ce44" office:value-type="float" office:value="371051.700504771" calcext:value-type="float">
            <text:p><text:s/>371,052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number-columns-repeated="5" table:style-name="ce44" office:value-type="float" office:value="0" calcext:value-type="float">
            <text:p/>
          </table:table-cell>
          <table:table-cell table:style-name="ce44" office:value-type="float" office:value="6221586.87001111" calcext:value-type="float">
            <text:p><text:s/>6,221,587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number-columns-repeated="5" table:style-name="ce44" office:value-type="float" office:value="0" calcext:value-type="float">
            <text:p/>
          </table:table-cell>
          <table:table-cell table:style-name="ce44" office:value-type="float" office:value="6221586.87001111" calcext:value-type="float">
            <text:p><text:s/>6,221,587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690144.40634889" calcext:value-type="float">
            <text:p><text:s/>3,690,144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9696.01658444444" calcext:value-type="float">
            <text:p><text:s/>9,696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06867.50374" calcext:value-type="float">
            <text:p><text:s/>206,868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639704.354875556" calcext:value-type="float">
            <text:p><text:s/>639,704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3528.2329622222" calcext:value-type="float">
            <text:p><text:s/>13,528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71153.0255511111" calcext:value-type="float">
            <text:p><text:s/>71,153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26071.43016" calcext:value-type="float">
            <text:p><text:s/>226,071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5014.6650844444" calcext:value-type="float">
            <text:p><text:s/>15,015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589624.836404444" calcext:value-type="float">
            <text:p><text:s/>589,625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57201.571977778" calcext:value-type="float">
            <text:p><text:s/>157,202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45" office:value-type="float" office:value="131960.841444444" calcext:value-type="float">
            <text:p>( 131,961 <text:s/>)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45" office:value-type="float" office:value="25240.7305333333" calcext:value-type="float">
            <text:p>( 25,241 <text:s/>)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40528.482806667" calcext:value-type="float">
            <text:p><text:s/>240,528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91894.78162" calcext:value-type="float">
            <text:p><text:s/>191,895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number-columns-repeated="6" table:style-name="ce46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16847.980795556" calcext:value-type="float">
            <text:p><text:s/>116,848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51984.1621911111" calcext:value-type="float">
            <text:p><text:s/>51,984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number-columns-repeated="5" table:style-name="ce46" office:value-type="float" office:value="0" calcext:value-type="float">
            <text:p/>
          </table:table-cell>
          <table:table-cell table:style-name="ce46" office:value-type="float" office:value="184960.778875556" calcext:value-type="float">
            <text:p><text:s/>184,961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17942.852737778" calcext:value-type="float">
            <text:p><text:s/>317,943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89037.172951111" calcext:value-type="float">
            <text:p><text:s/>189,037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28905.679786667" calcext:value-type="float">
            <text:p><text:s/>128,906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number-columns-repeated="6" table:style-name="ce47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442153.422533333" calcext:value-type="float">
            <text:p><text:s/>442,153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426794.443548889" calcext:value-type="float">
            <text:p><text:s/>426,794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5358.9789844444" calcext:value-type="float">
            <text:p><text:s/>15,359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45" office:value-type="float" office:value="6384.58610666667" calcext:value-type="float">
            <text:p>( 6,385 <text:s/>)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14216.997328889" calcext:value-type="float">
            <text:p><text:s/>214,217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number-columns-repeated="5" table:style-name="ce46" office:value-type="float" office:value="0" calcext:value-type="float">
            <text:p/>
          </table:table-cell>
          <table:table-cell table:style-name="ce46" office:value-type="float" office:value="95336.6372044444" calcext:value-type="float">
            <text:p><text:s/>95,337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68991.6729" calcext:value-type="float">
            <text:p><text:s/>268,992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76406.6183" calcext:value-type="float">
            <text:p><text:s/>76,407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67016.8387333333" calcext:value-type="float">
            <text:p><text:s/>67,017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64207.9737177778" calcext:value-type="float">
            <text:p><text:s/>64,208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8418.4056688889" calcext:value-type="float">
            <text:p><text:s/>18,418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1823.9183311111" calcext:value-type="float">
            <text:p><text:s/>21,824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1823.9183311111" calcext:value-type="float">
            <text:p><text:s/>21,824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72796.946806667" calcext:value-type="float">
            <text:p><text:s/>172,797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9414.5451022222" calcext:value-type="float">
            <text:p><text:s/>19,415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43" office:value-type="float" office:value="153382.401704444" calcext:value-type="float">
            <text:p><text:s/>153,382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017144.51661556" calcext:value-type="float">
            <text:p><text:s/>1,017,145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21376.481884818" calcext:value-type="float">
            <text:p><text:s/>121,376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50608.9292655905" calcext:value-type="float">
            <text:p><text:s/>50,609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6360.0171688889" calcext:value-type="float">
            <text:p><text:s/>16,360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5379.5089044444" calcext:value-type="float">
            <text:p><text:s/>15,380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2286.4542533333" calcext:value-type="float">
            <text:p><text:s/>32,286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7418.1330511749" calcext:value-type="float">
            <text:p><text:s/>27,418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1095.9926143211" calcext:value-type="float">
            <text:p><text:s/>11,096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54708.568099651" calcext:value-type="float">
            <text:p><text:s/>154,709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67684.145326667" calcext:value-type="float">
            <text:p><text:s/>167,684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43" office:value-type="float" office:value="420226.286046667" calcext:value-type="float">
            <text:p><text:s/>420,226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number-columns-repeated="5" table:style-name="ce44" office:value-type="float" office:value="0" calcext:value-type="float">
            <text:p/>
          </table:table-cell>
          <table:table-cell table:style-name="ce44" office:value-type="float" office:value="1319677.08190889" calcext:value-type="float">
            <text:p><text:s/>1,319,677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6"/>
          <table:table-cell table:style-name="ce12" table:number-columns-repeated="1015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style-name="ce42" office:value-type="float" office:value="30651255" calcext:value-type="float">
            <text:p><text:s/>30,651,255 <text:s/></text:p>
          </table:table-cell>
          <table:table-cell table:style-name="ce42" office:value-type="float" office:value="6153419.646" calcext:value-type="float">
            <text:p><text:s/>6,153,420 <text:s/></text:p>
          </table:table-cell>
          <table:table-cell table:style-name="ce42" office:value-type="float" office:value="3104.36" calcext:value-type="float">
            <text:p><text:s/>3,104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30651255" calcext:value-type="float">
            <text:p><text:s/>30,651,255 <text:s/></text:p>
          </table:table-cell>
          <table:table-cell table:style-name="ce42" office:value-type="float" office:value="6153419.646" calcext:value-type="float">
            <text:p><text:s/>6,153,420 <text:s/></text:p>
          </table:table-cell>
          <table:table-cell table:style-name="ce42" office:value-type="float" office:value="3104.36" calcext:value-type="float">
            <text:p><text:s/>3,104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7"/>
          <table:table-cell table:style-name="ce36" table:number-columns-repeated="1015"/>
        </table:table-row>
        <table:table-row table:style-name="ro7" table:number-rows-repeated="97">
          <table:table-cell table:style-name="ce13"/>
          <table:table-cell table:style-name="ce23"/>
          <table:table-cell table:style-name="ce13" table:number-columns-repeated="1022"/>
        </table:table-row>
        <table:table-row table:style-name="ro7" table:number-rows-repeated="1048350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_xlnm.Print_Titles" table:base-cell-address="$Page1.$A$1" table:cell-range-address="$Page6.$A$1:.$AMJ$8" table:range-usable-as="repeat-column repeat-row"/>
        </table:named-expressions>
      </table:table>
      <table:table table:name="Page7" table:style-name="ta7"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20" table:number-columns-repeated="3" table:default-cell-style-name="ce14"/>
        <table:table-column table:style-name="co21" table:default-cell-style-name="ce14"/>
        <table:table-column table:style-name="co2" table:default-cell-style-name="ce14"/>
        <table:table-column table:style-name="co22" table:default-cell-style-name="ce98"/>
        <table:table-column table:style-name="co2" table:default-cell-style-name="ce13"/>
        <table:table-column table:style-name="co23" table:default-cell-style-name="ce12"/>
        <table:table-column table:style-name="co6" table:default-cell-style-name="ce14"/>
        <table:table-column table:style-name="co7" table:default-cell-style-name="ce14"/>
        <table:table-column table:style-name="co9" table:number-columns-repeated="1011" table:default-cell-style-name="ce14"/>
        <table:table-header-rows>
          <table:table-row table:style-name="ro1">
            <table:table-cell table:style-name="ce1" office:value-type="string" calcext:value-type="string" table:number-columns-spanned="11" table:number-rows-spanned="1">
              <text:p>能源平衡表－OECD能源統計格式（油當量單位）</text:p>
            </table:table-cell>
            <table:covered-table-cell table:number-columns-repeated="10" table:style-name="ce15"/>
            <table:table-cell table:number-columns-repeated="1013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77年(西元1988年)</text:p>
            </table:table-cell>
            <table:covered-table-cell table:number-columns-repeated="2" table:style-name="ce2"/>
            <table:table-cell table:style-name="ce53" table:number-columns-repeated="3"/>
            <table:table-cell table:style-name="ce12" table:number-columns-repeated="2"/>
            <table:table-cell table:style-name="ce83"/>
            <table:table-cell table:style-name="ce51"/>
            <table:table-cell table:style-name="ce106" office:value-type="string" calcext:value-type="string">
              <text:p>(單位：公秉油當量)(<text:span text:style-name="T1">Unit:kiloiter of oil equivalent</text:span><text:span text:style-name="T2">)</text:span></text:p>
            </table:table-cell>
            <table:table-cell table:style-name="ce36" table:number-columns-repeated="1013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55" office:value-type="float" office:value="52" calcext:value-type="float">
              <text:p>52</text:p>
            </table:table-cell>
            <table:table-cell table:style-name="ce55" office:value-type="float" office:value="53" calcext:value-type="float">
              <text:p>53</text:p>
            </table:table-cell>
            <table:table-cell table:style-name="ce65" office:value-type="float" office:value="54" calcext:value-type="float">
              <text:p>54</text:p>
            </table:table-cell>
            <table:table-cell table:style-name="ce65"/>
            <table:table-cell table:style-name="ce16"/>
            <table:table-cell table:style-name="ce84" office:value-type="string" calcext:value-type="string" table:number-columns-spanned="3" table:number-rows-spanned="6">
              <text:p>Item</text:p>
            </table:table-cell>
            <table:covered-table-cell table:number-columns-repeated="2" table:style-name="ce37"/>
            <table:table-cell table:style-name="ce50" table:number-columns-repeated="1013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6" office:value-type="string" calcext:value-type="string">
              <text:p>太陽熱能</text:p>
            </table:table-cell>
            <table:table-cell table:style-name="ce56" office:value-type="string" calcext:value-type="string">
              <text:p>熱能</text:p>
            </table:table-cell>
            <table:table-cell table:style-name="ce66" office:value-type="string" calcext:value-type="string">
              <text:p>總計</text:p>
            </table:table-cell>
            <table:table-cell table:style-name="ce66"/>
            <table:table-cell table:style-name="ce4"/>
            <table:covered-table-cell table:style-name="ce85"/>
            <table:covered-table-cell table:number-columns-repeated="2" table:style-name="ce99"/>
            <table:table-cell table:style-name="ce50" table:number-columns-repeated="1013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64" table:number-columns-repeated="2"/>
            <table:table-cell table:style-name="ce67" table:number-columns-repeated="2"/>
            <table:table-cell table:style-name="ce4"/>
            <table:covered-table-cell table:style-name="ce85"/>
            <table:covered-table-cell table:number-columns-repeated="2" table:style-name="ce99"/>
            <table:table-cell table:style-name="ce50" table:number-columns-repeated="1013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8" office:value-type="string" calcext:value-type="string">
              <text:p>Solar Thermal</text:p>
            </table:table-cell>
            <table:table-cell table:style-name="ce58" office:value-type="string" calcext:value-type="string">
              <text:p>Heat</text:p>
            </table:table-cell>
            <table:table-cell table:style-name="ce68" office:value-type="string" calcext:value-type="string">
              <text:p>Grand Total</text:p>
            </table:table-cell>
            <table:table-cell table:style-name="ce68" table:number-columns-repeated="2"/>
            <table:covered-table-cell table:style-name="ce85"/>
            <table:covered-table-cell table:number-columns-repeated="2" table:style-name="ce99"/>
            <table:table-cell table:style-name="ce50" table:number-columns-repeated="1013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8" table:number-columns-repeated="2"/>
            <table:table-cell table:style-name="ce69" table:number-columns-repeated="3"/>
            <table:covered-table-cell table:style-name="ce85"/>
            <table:covered-table-cell table:number-columns-repeated="2" table:style-name="ce99"/>
            <table:table-cell table:style-name="ce50" table:number-columns-repeated="1013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table:number-columns-repeated="2"/>
            <table:table-cell table:style-name="ce70" table:number-columns-repeated="3"/>
            <table:covered-table-cell table:style-name="ce86"/>
            <table:covered-table-cell table:number-columns-repeated="2" table:style-name="ce40"/>
            <table:table-cell table:style-name="ce50" table:number-columns-repeated="1013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style-name="ce41" office:value-type="float" office:value="9808" calcext:value-type="float">
            <text:p><text:s/>9,808 <text:s/></text:p>
          </table:table-cell>
          <table:table-cell table:style-name="ce41" office:value-type="float" office:value="0" calcext:value-type="float">
            <text:p/>
          </table:table-cell>
          <table:table-cell table:style-name="ce41" office:value-type="float" office:value="2656430.27572809" calcext:value-type="float">
            <text:p><text:s/>2,656,430 <text:s/></text:p>
          </table:table-cell>
          <table:table-cell table:style-name="ce62" table:number-columns-repeated="2"/>
          <table:table-cell table:style-name="ce87" office:value-type="float" office:value="1" calcext:value-type="float">
            <text:p>1</text:p>
          </table:table-cell>
          <table:table-cell table:style-name="ce37"/>
          <table:table-cell table:style-name="ce107" office:value-type="string" calcext:value-type="string">
            <text:p>Indigenous Production</text:p>
          </table:table-cell>
          <table:table-cell table:style-name="ce36" table:number-columns-repeated="1013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7917347.22" calcext:value-type="float">
            <text:p><text:s/>47,917,347 <text:s/></text:p>
          </table:table-cell>
          <table:table-cell table:style-name="ce63" table:number-columns-repeated="2"/>
          <table:table-cell table:style-name="ce88" office:value-type="float" office:value="2" calcext:value-type="float">
            <text:p>2</text:p>
          </table:table-cell>
          <table:table-cell table:style-name="ce100" office:value-type="string" calcext:value-type="string">
            <text:p>+</text:p>
          </table:table-cell>
          <table:table-cell table:style-name="ce108" office:value-type="string" calcext:value-type="string">
            <text:p>Import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100049.23643564" calcext:value-type="float">
            <text:p><text:s/>1,100,049 <text:s/></text:p>
          </table:table-cell>
          <table:table-cell table:style-name="ce63" table:number-columns-repeated="2"/>
          <table:table-cell table:style-name="ce88" office:value-type="float" office:value="3" calcext:value-type="float">
            <text:p>3</text:p>
          </table:table-cell>
          <table:table-cell table:style-name="ce100" office:value-type="string" calcext:value-type="string">
            <text:p>-</text:p>
          </table:table-cell>
          <table:table-cell table:style-name="ce108" office:value-type="string" calcext:value-type="string">
            <text:p>Export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307511.33333333" calcext:value-type="float">
            <text:p><text:s/>1,307,511 <text:s/></text:p>
          </table:table-cell>
          <table:table-cell table:style-name="ce63" table:number-columns-repeated="2"/>
          <table:table-cell table:style-name="ce88" office:value-type="float" office:value="4" calcext:value-type="float">
            <text:p>4</text:p>
          </table:table-cell>
          <table:table-cell table:style-name="ce100" office:value-type="string" calcext:value-type="string">
            <text:p>-</text:p>
          </table:table-cell>
          <table:table-cell table:style-name="ce108" office:value-type="string" calcext:value-type="string">
            <text:p>International Marine Bunker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81645.866666667" calcext:value-type="float">
            <text:p><text:s/>481,646 <text:s/></text:p>
          </table:table-cell>
          <table:table-cell table:style-name="ce63" table:number-columns-repeated="2"/>
          <table:table-cell table:style-name="ce88" office:value-type="float" office:value="5" calcext:value-type="float">
            <text:p>5</text:p>
          </table:table-cell>
          <table:table-cell table:style-name="ce100" office:value-type="string" calcext:value-type="string">
            <text:p>-</text:p>
          </table:table-cell>
          <table:table-cell table:style-name="ce108" office:value-type="string" calcext:value-type="string">
            <text:p>International Civil Aviation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553505.67859815" calcext:value-type="float">
            <text:p><text:s/>1,553,506 <text:s/></text:p>
          </table:table-cell>
          <table:table-cell table:style-name="ce63" table:number-columns-repeated="2"/>
          <table:table-cell table:style-name="ce88" office:value-type="float" office:value="6" calcext:value-type="float">
            <text:p>6</text:p>
          </table:table-cell>
          <table:table-cell table:style-name="ce100" office:value-type="string" calcext:value-type="string">
            <text:p>-</text:p>
          </table:table-cell>
          <table:table-cell table:style-name="ce108" office:value-type="string" calcext:value-type="string">
            <text:p>Stock Changes</text:p>
          </table:table-cell>
          <table:table-cell table:style-name="ce12" table:number-columns-repeated="1013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style-name="ce43" office:value-type="float" office:value="9808" calcext:value-type="float">
            <text:p><text:s/>9,808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46131065.3806943" calcext:value-type="float">
            <text:p><text:s/>46,131,065 <text:s/></text:p>
          </table:table-cell>
          <table:table-cell table:style-name="ce72" table:number-columns-repeated="2"/>
          <table:table-cell table:style-name="ce89" office:value-type="float" office:value="7" calcext:value-type="float">
            <text:p>7</text:p>
          </table:table-cell>
          <table:table-cell table:style-name="ce40" office:value-type="string" calcext:value-type="string">
            <text:p>=</text:p>
          </table:table-cell>
          <table:table-cell table:style-name="ce109" office:value-type="string" calcext:value-type="string">
            <text:p>Total Primary Energy Supply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223304.99473504" calcext:value-type="float">
            <text:p><text:s/>3,223,305 <text:s/></text:p>
          </table:table-cell>
          <table:table-cell table:style-name="ce63" table:number-columns-repeated="2"/>
          <table:table-cell table:style-name="ce87" office:value-type="float" office:value="8" calcext:value-type="float">
            <text:p>8</text:p>
          </table:table-cell>
          <table:table-cell table:style-name="ce37" office:value-type="string" calcext:value-type="string">
            <text:p>-</text:p>
          </table:table-cell>
          <table:table-cell table:style-name="ce107" office:value-type="string" calcext:value-type="string">
            <text:p>Transfers(Intput)</text:p>
          </table:table-cell>
          <table:table-cell table:style-name="ce12" table:number-columns-repeated="1013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465.162597451025" calcext:value-type="float">
            <text:p><text:s/>465 <text:s/></text:p>
          </table:table-cell>
          <table:table-cell table:style-name="ce72" table:number-columns-repeated="2"/>
          <table:table-cell table:style-name="ce89" office:value-type="float" office:value="9" calcext:value-type="float">
            <text:p>9</text:p>
          </table:table-cell>
          <table:table-cell table:style-name="ce40" office:value-type="string" calcext:value-type="string">
            <text:p>-</text:p>
          </table:table-cell>
          <table:table-cell table:style-name="ce109" office:value-type="string" calcext:value-type="string">
            <text:p>Statistical Difference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5667502.7343" calcext:value-type="float">
            <text:p><text:s/>45,667,503 <text:s/></text:p>
          </table:table-cell>
          <table:table-cell table:style-name="ce63" table:number-columns-repeated="2"/>
          <table:table-cell table:style-name="ce88" office:value-type="float" office:value="10" calcext:value-type="float">
            <text:p>10</text:p>
          </table:table-cell>
          <table:table-cell table:style-name="ce100" office:value-type="string" calcext:value-type="string">
            <text:p>-</text:p>
          </table:table-cell>
          <table:table-cell table:style-name="ce108" office:value-type="string" calcext:value-type="string">
            <text:p>Transformation Input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296607.18444444" calcext:value-type="float">
            <text:p><text:s/>3,296,607 <text:s/></text:p>
          </table:table-cell>
          <table:table-cell table:style-name="ce63" table:number-columns-repeated="2"/>
          <table:table-cell table:style-name="ce88" office:value-type="float" office:value="11" calcext:value-type="float">
            <text:p>11</text:p>
          </table:table-cell>
          <table:table-cell table:style-name="ce100"/>
          <table:table-cell table:style-name="ce108" office:value-type="string" calcext:value-type="string">
            <text:p><text:s text:c="4"/>Coke Oven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096523.12428889" calcext:value-type="float">
            <text:p><text:s/>2,096,523 <text:s/></text:p>
          </table:table-cell>
          <table:table-cell table:style-name="ce63" table:number-columns-repeated="2"/>
          <table:table-cell table:style-name="ce88" office:value-type="float" office:value="12" calcext:value-type="float">
            <text:p>12</text:p>
          </table:table-cell>
          <table:table-cell table:style-name="ce100"/>
          <table:table-cell table:style-name="ce108" office:value-type="string" calcext:value-type="string">
            <text:p><text:s text:c="4"/>Blast Furnace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1143159.6888889" calcext:value-type="float">
            <text:p><text:s/>21,143,160 <text:s/></text:p>
          </table:table-cell>
          <table:table-cell table:style-name="ce63" table:number-columns-repeated="2"/>
          <table:table-cell table:style-name="ce88" office:value-type="float" office:value="13" calcext:value-type="float">
            <text:p>13</text:p>
          </table:table-cell>
          <table:table-cell table:style-name="ce100"/>
          <table:table-cell table:style-name="ce108" office:value-type="string" calcext:value-type="string">
            <text:p><text:s text:c="4"/>Petroleum Refinerie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88" office:value-type="float" office:value="14" calcext:value-type="float">
            <text:p>14</text:p>
          </table:table-cell>
          <table:table-cell table:style-name="ce100"/>
          <table:table-cell table:style-name="ce108" office:value-type="string" calcext:value-type="string">
            <text:p><text:s text:c="4"/>Petrochemical Industry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8657555.9201733" calcext:value-type="float">
            <text:p><text:s/>18,657,556 <text:s/></text:p>
          </table:table-cell>
          <table:table-cell table:style-name="ce63" table:number-columns-repeated="2"/>
          <table:table-cell table:style-name="ce88" office:value-type="float" office:value="15" calcext:value-type="float">
            <text:p>15</text:p>
          </table:table-cell>
          <table:table-cell table:style-name="ce100"/>
          <table:table-cell table:style-name="ce108" office:value-type="string" calcext:value-type="string">
            <text:p><text:s text:c="4"/>Public Electricity Plant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88" office:value-type="float" office:value="16" calcext:value-type="float">
            <text:p>16</text:p>
          </table:table-cell>
          <table:table-cell table:style-name="ce100"/>
          <table:table-cell table:style-name="ce108" office:value-type="string" calcext:value-type="string">
            <text:p><text:s text:c="4"/>Autoproducer Electricity Plant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88" office:value-type="float" office:value="17" calcext:value-type="float">
            <text:p>17</text:p>
          </table:table-cell>
          <table:table-cell table:style-name="ce100"/>
          <table:table-cell table:style-name="ce108" office:value-type="string" calcext:value-type="string">
            <text:p><text:s text:c="4"/>Public Cogeneration Plants <text:s/></text:p>
          </table:table-cell>
          <table:table-cell table:style-name="ce12" table:number-columns-repeated="1013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473656.816504433" calcext:value-type="float">
            <text:p><text:s/>473,657 <text:s/></text:p>
          </table:table-cell>
          <table:table-cell table:style-name="ce72" table:number-columns-repeated="2"/>
          <table:table-cell table:style-name="ce88" office:value-type="float" office:value="18" calcext:value-type="float">
            <text:p>18</text:p>
          </table:table-cell>
          <table:table-cell table:style-name="ce100"/>
          <table:table-cell table:style-name="ce108" office:value-type="string" calcext:value-type="string">
            <text:p><text:s text:c="4"/>Autoproducer Cogeneration Plant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6311123.8556389" calcext:value-type="float">
            <text:p><text:s/>36,311,124 <text:s/></text:p>
          </table:table-cell>
          <table:table-cell table:style-name="ce63" table:number-columns-repeated="2"/>
          <table:table-cell table:style-name="ce87" office:value-type="float" office:value="19" calcext:value-type="float">
            <text:p>19</text:p>
          </table:table-cell>
          <table:table-cell table:style-name="ce37" office:value-type="string" calcext:value-type="string">
            <text:p>+</text:p>
          </table:table-cell>
          <table:table-cell table:style-name="ce107" office:value-type="string" calcext:value-type="string">
            <text:p>Transformation Output Total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3584553.3257909" calcext:value-type="float">
            <text:p><text:s/>33,584,553 <text:s/></text:p>
          </table:table-cell>
          <table:table-cell table:style-name="ce63" table:number-columns-repeated="2"/>
          <table:table-cell table:style-name="ce88" office:value-type="float" office:value="20" calcext:value-type="float">
            <text:p>20</text:p>
          </table:table-cell>
          <table:table-cell table:style-name="ce100"/>
          <table:table-cell table:style-name="ce108" office:value-type="string" calcext:value-type="string">
            <text:p>Transformation Output </text:p>
          </table:table-cell>
          <table:table-cell table:style-name="ce12" table:number-columns-repeated="1013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2726570.529848" calcext:value-type="float">
            <text:p><text:s/>2,726,571 <text:s/></text:p>
          </table:table-cell>
          <table:table-cell table:style-name="ce72" table:number-columns-repeated="2"/>
          <table:table-cell table:style-name="ce89" office:value-type="float" office:value="21" calcext:value-type="float">
            <text:p>21</text:p>
          </table:table-cell>
          <table:table-cell table:style-name="ce40"/>
          <table:table-cell table:style-name="ce109" office:value-type="string" calcext:value-type="string">
            <text:p>Transfers(Output)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423794.26819111" calcext:value-type="float">
            <text:p><text:s/>3,423,794 <text:s/></text:p>
          </table:table-cell>
          <table:table-cell table:style-name="ce63" table:number-columns-repeated="2"/>
          <table:table-cell table:style-name="ce88" office:value-type="float" office:value="22" calcext:value-type="float">
            <text:p>22</text:p>
          </table:table-cell>
          <table:table-cell table:style-name="ce100" office:value-type="string" calcext:value-type="string">
            <text:p>-</text:p>
          </table:table-cell>
          <table:table-cell table:style-name="ce108" office:value-type="string" calcext:value-type="string">
            <text:p>Energy Sector Own Use 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0639.28936" calcext:value-type="float">
            <text:p><text:s/>10,639 <text:s/></text:p>
          </table:table-cell>
          <table:table-cell table:style-name="ce63" table:number-columns-repeated="2"/>
          <table:table-cell table:style-name="ce88" office:value-type="float" office:value="23" calcext:value-type="float">
            <text:p>23</text:p>
          </table:table-cell>
          <table:table-cell table:style-name="ce100"/>
          <table:table-cell table:style-name="ce108" office:value-type="string" calcext:value-type="string">
            <text:p><text:s text:c="4"/>Coal Mine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25427.235462222" calcext:value-type="float">
            <text:p><text:s/>325,427 <text:s/></text:p>
          </table:table-cell>
          <table:table-cell table:style-name="ce63" table:number-columns-repeated="2"/>
          <table:table-cell table:style-name="ce88" office:value-type="float" office:value="24" calcext:value-type="float">
            <text:p>24</text:p>
          </table:table-cell>
          <table:table-cell table:style-name="ce100"/>
          <table:table-cell table:style-name="ce108" office:value-type="string" calcext:value-type="string">
            <text:p><text:s text:c="4"/>Coke Oven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83445.108333333" calcext:value-type="float">
            <text:p><text:s/>283,445 <text:s/></text:p>
          </table:table-cell>
          <table:table-cell table:style-name="ce63" table:number-columns-repeated="2"/>
          <table:table-cell table:style-name="ce88" office:value-type="float" office:value="25" calcext:value-type="float">
            <text:p>25</text:p>
          </table:table-cell>
          <table:table-cell table:style-name="ce100"/>
          <table:table-cell table:style-name="ce108" office:value-type="string" calcext:value-type="string">
            <text:p><text:s text:c="4"/>Blast Furnaces 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223.93974666667" calcext:value-type="float">
            <text:p><text:s/>1,224 <text:s/></text:p>
          </table:table-cell>
          <table:table-cell table:style-name="ce63" table:number-columns-repeated="2"/>
          <table:table-cell table:style-name="ce88" office:value-type="float" office:value="26" calcext:value-type="float">
            <text:p>26</text:p>
          </table:table-cell>
          <table:table-cell table:style-name="ce100"/>
          <table:table-cell table:style-name="ce108" office:value-type="string" calcext:value-type="string">
            <text:p><text:s text:c="4"/>Oil and Gas Extraction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254793.75012889" calcext:value-type="float">
            <text:p><text:s/>2,254,794 <text:s/></text:p>
          </table:table-cell>
          <table:table-cell table:style-name="ce63" table:number-columns-repeated="2"/>
          <table:table-cell table:style-name="ce88" office:value-type="float" office:value="27" calcext:value-type="float">
            <text:p>27</text:p>
          </table:table-cell>
          <table:table-cell table:style-name="ce100"/>
          <table:table-cell table:style-name="ce108" office:value-type="string" calcext:value-type="string">
            <text:p><text:s text:c="4"/>Petroleum Refinerie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59850.067382222" calcext:value-type="float">
            <text:p><text:s/>359,850 <text:s/></text:p>
          </table:table-cell>
          <table:table-cell table:style-name="ce63" table:number-columns-repeated="2"/>
          <table:table-cell table:style-name="ce88" office:value-type="float" office:value="28" calcext:value-type="float">
            <text:p>28</text:p>
          </table:table-cell>
          <table:table-cell table:style-name="ce100"/>
          <table:table-cell table:style-name="ce108" office:value-type="string" calcext:value-type="string">
            <text:p><text:s text:c="4"/>Electricity Plant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87964.944444444" calcext:value-type="float">
            <text:p><text:s/>187,965 <text:s/></text:p>
          </table:table-cell>
          <table:table-cell table:style-name="ce63" table:number-columns-repeated="2"/>
          <table:table-cell table:style-name="ce88" office:value-type="float" office:value="29" calcext:value-type="float">
            <text:p>29</text:p>
          </table:table-cell>
          <table:table-cell table:style-name="ce100"/>
          <table:table-cell table:style-name="ce108" office:value-type="string" calcext:value-type="string">
            <text:p><text:s text:c="4"/>Electricity to Pump Up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88" office:value-type="float" office:value="30" calcext:value-type="float">
            <text:p>30</text:p>
          </table:table-cell>
          <table:table-cell table:style-name="ce100"/>
          <table:table-cell table:style-name="ce108" office:value-type="string" calcext:value-type="string">
            <text:p><text:s text:c="4"/>Cogeneration Plants</text:p>
          </table:table-cell>
          <table:table-cell table:style-name="ce12" table:number-columns-repeated="1013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449.933333333333" calcext:value-type="float">
            <text:p><text:s/>450 <text:s/></text:p>
          </table:table-cell>
          <table:table-cell table:style-name="ce72" table:number-columns-repeated="2"/>
          <table:table-cell table:style-name="ce89" office:value-type="float" office:value="31" calcext:value-type="float">
            <text:p>31</text:p>
          </table:table-cell>
          <table:table-cell table:style-name="ce40"/>
          <table:table-cell table:style-name="ce109" office:value-type="string" calcext:value-type="string">
            <text:p><text:s text:c="4"/>Gas Companies</text:p>
          </table:table-cell>
          <table:table-cell table:style-name="ce12" table:number-columns-repeated="1013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number-columns-repeated="2" table:style-name="ce44" office:value-type="float" office:value="0" calcext:value-type="float">
            <text:p/>
          </table:table-cell>
          <table:table-cell table:style-name="ce44" office:value-type="float" office:value="404193.244215882" calcext:value-type="float">
            <text:p><text:s/>404,193 <text:s/></text:p>
          </table:table-cell>
          <table:table-cell table:style-name="ce73" table:number-columns-repeated="2"/>
          <table:table-cell table:style-name="ce90" office:value-type="float" office:value="32" calcext:value-type="float">
            <text:p>32</text:p>
          </table:table-cell>
          <table:table-cell table:style-name="ce101" office:value-type="string" calcext:value-type="string">
            <text:p>-</text:p>
          </table:table-cell>
          <table:table-cell table:style-name="ce110" office:value-type="string" calcext:value-type="string">
            <text:p><text:s/>Losses</text:p>
          </table:table-cell>
          <table:table-cell table:style-name="ce12" table:number-columns-repeated="1013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style-name="ce44" office:value-type="float" office:value="9808" calcext:value-type="float">
            <text:p><text:s/>9,808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29722928.8322937" calcext:value-type="float">
            <text:p><text:s/>29,722,929 <text:s/></text:p>
          </table:table-cell>
          <table:table-cell table:style-name="ce73" table:number-columns-repeated="2"/>
          <table:table-cell table:style-name="ce89" office:value-type="float" office:value="33" calcext:value-type="float">
            <text:p>33</text:p>
          </table:table-cell>
          <table:table-cell table:style-name="ce40" office:value-type="string" calcext:value-type="string">
            <text:p>=</text:p>
          </table:table-cell>
          <table:table-cell table:style-name="ce109" office:value-type="string" calcext:value-type="string">
            <text:p>Total Final Consumption</text:p>
          </table:table-cell>
          <table:table-cell table:style-name="ce12" table:number-columns-repeated="1013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style-name="ce44" office:value-type="float" office:value="9808" calcext:value-type="float">
            <text:p><text:s/>9,808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25245360.22544" calcext:value-type="float">
            <text:p><text:s/>25,245,360 <text:s/></text:p>
          </table:table-cell>
          <table:table-cell table:style-name="ce73" table:number-columns-repeated="2"/>
          <table:table-cell table:style-name="ce90" office:value-type="float" office:value="34" calcext:value-type="float">
            <text:p>34</text:p>
          </table:table-cell>
          <table:table-cell table:style-name="ce101"/>
          <table:table-cell table:style-name="ce110" office:value-type="string" calcext:value-type="string">
            <text:p>Energy Consumption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2806254.6953333" calcext:value-type="float">
            <text:p><text:s/>12,806,255 <text:s/></text:p>
          </table:table-cell>
          <table:table-cell table:style-name="ce63" table:number-columns-repeated="2"/>
          <table:table-cell table:style-name="ce88" office:value-type="float" office:value="35" calcext:value-type="float">
            <text:p>35</text:p>
          </table:table-cell>
          <table:table-cell table:style-name="ce100"/>
          <table:table-cell table:style-name="ce108" office:value-type="string" calcext:value-type="string">
            <text:p><text:s text:c="4"/>Industrial Sector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65826.9710288889" calcext:value-type="float">
            <text:p><text:s/>65,827 <text:s/></text:p>
          </table:table-cell>
          <table:table-cell table:style-name="ce63" table:number-columns-repeated="2"/>
          <table:table-cell table:style-name="ce88" office:value-type="float" office:value="36" calcext:value-type="float">
            <text:p>36</text:p>
          </table:table-cell>
          <table:table-cell table:style-name="ce100"/>
          <table:table-cell table:style-name="ce108" office:value-type="string" calcext:value-type="string">
            <text:p><text:s text:c="8"/>Mining and Quarrying(excluding coal,oil and gas)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700521.822851111" calcext:value-type="float">
            <text:p><text:s/>700,522 <text:s/></text:p>
          </table:table-cell>
          <table:table-cell table:style-name="ce63" table:number-columns-repeated="2"/>
          <table:table-cell table:style-name="ce88" office:value-type="float" office:value="37" calcext:value-type="float">
            <text:p>37</text:p>
          </table:table-cell>
          <table:table-cell table:style-name="ce100"/>
          <table:table-cell table:style-name="ce108" office:value-type="string" calcext:value-type="string">
            <text:p><text:s text:c="8"/>Food, Beverage and Tobacco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604367.95532" calcext:value-type="float">
            <text:p><text:s/>1,604,368 <text:s/></text:p>
          </table:table-cell>
          <table:table-cell table:style-name="ce63" table:number-columns-repeated="2"/>
          <table:table-cell table:style-name="ce88" office:value-type="float" office:value="38" calcext:value-type="float">
            <text:p>38</text:p>
          </table:table-cell>
          <table:table-cell table:style-name="ce100"/>
          <table:table-cell table:style-name="ce108" office:value-type="string" calcext:value-type="string">
            <text:p><text:s text:c="8"/>Textile,Wearing Apparel and Accessori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9248.4396288889" calcext:value-type="float">
            <text:p><text:s/>39,248 <text:s/></text:p>
          </table:table-cell>
          <table:table-cell table:style-name="ce63" table:number-columns-repeated="2"/>
          <table:table-cell table:style-name="ce88" office:value-type="float" office:value="39" calcext:value-type="float">
            <text:p>39</text:p>
          </table:table-cell>
          <table:table-cell table:style-name="ce100"/>
          <table:table-cell table:style-name="ce108" office:value-type="string" calcext:value-type="string">
            <text:p><text:s text:c="8"/>Leather and Fur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82697.3102177778" calcext:value-type="float">
            <text:p><text:s/>82,697 <text:s/></text:p>
          </table:table-cell>
          <table:table-cell table:style-name="ce63" table:number-columns-repeated="2"/>
          <table:table-cell table:style-name="ce88" office:value-type="float" office:value="40" calcext:value-type="float">
            <text:p>40</text:p>
          </table:table-cell>
          <table:table-cell table:style-name="ce100"/>
          <table:table-cell table:style-name="ce108" office:value-type="string" calcext:value-type="string">
            <text:p><text:s text:c="8"/>Wood, Bamboo and Furniture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895200.696382222" calcext:value-type="float">
            <text:p><text:s/>895,201 <text:s/></text:p>
          </table:table-cell>
          <table:table-cell table:style-name="ce63" table:number-columns-repeated="2"/>
          <table:table-cell table:style-name="ce88" office:value-type="float" office:value="41" calcext:value-type="float">
            <text:p>41</text:p>
          </table:table-cell>
          <table:table-cell table:style-name="ce100"/>
          <table:table-cell table:style-name="ce108" office:value-type="string" calcext:value-type="string">
            <text:p><text:s text:c="8"/>Pulp, Paper and Paper Produc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0165.6424177778" calcext:value-type="float">
            <text:p><text:s/>20,166 <text:s/></text:p>
          </table:table-cell>
          <table:table-cell table:style-name="ce63" table:number-columns-repeated="2"/>
          <table:table-cell table:style-name="ce88" office:value-type="float" office:value="42" calcext:value-type="float">
            <text:p>42</text:p>
          </table:table-cell>
          <table:table-cell table:style-name="ce100"/>
          <table:table-cell table:style-name="ce108" office:value-type="string" calcext:value-type="string">
            <text:p><text:s text:c="8"/>Printing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517001.03840444" calcext:value-type="float">
            <text:p><text:s/>2,517,001 <text:s/></text:p>
          </table:table-cell>
          <table:table-cell table:style-name="ce63" table:number-columns-repeated="2"/>
          <table:table-cell table:style-name="ce88" office:value-type="float" office:value="43" calcext:value-type="float">
            <text:p>43</text:p>
          </table:table-cell>
          <table:table-cell table:style-name="ce100"/>
          <table:table-cell table:style-name="ce108" office:value-type="string" calcext:value-type="string">
            <text:p><text:s text:c="8"/>Chemical Materials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353082.95508889" calcext:value-type="float">
            <text:p><text:s/>1,353,083 <text:s/></text:p>
          </table:table-cell>
          <table:table-cell table:style-name="ce63" table:number-columns-repeated="2"/>
          <table:table-cell table:style-name="ce88" office:value-type="float" office:value="44" calcext:value-type="float">
            <text:p>44</text:p>
          </table:table-cell>
          <table:table-cell table:style-name="ce100"/>
          <table:table-cell table:style-name="ce108" office:value-type="string" calcext:value-type="string">
            <text:p><text:s text:c="12"/>Basic Chemical Material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1264730.47344444" calcext:value-type="float">
            <text:p>( 1,264,730 <text:s/>)</text:p>
          </table:table-cell>
          <table:table-cell table:style-name="ce74"/>
          <table:table-cell table:style-name="ce63"/>
          <table:table-cell table:style-name="ce88" office:value-type="float" office:value="45" calcext:value-type="float">
            <text:p>45</text:p>
          </table:table-cell>
          <table:table-cell table:style-name="ce100"/>
          <table:table-cell table:style-name="ce108" office:value-type="string" calcext:value-type="string">
            <text:p><text:s text:c="16"/>(Basic Industrial Chemicals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63111.7511111111" calcext:value-type="float">
            <text:p>( 63,112 <text:s/>)</text:p>
          </table:table-cell>
          <table:table-cell table:style-name="ce74"/>
          <table:table-cell table:style-name="ce63"/>
          <table:table-cell table:style-name="ce88" office:value-type="float" office:value="46" calcext:value-type="float">
            <text:p>46</text:p>
          </table:table-cell>
          <table:table-cell table:style-name="ce100"/>
          <table:table-cell table:style-name="ce108" office:value-type="string" calcext:value-type="string">
            <text:p><text:s text:c="16"/>(Petrochemical Materials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25240.7305333333" calcext:value-type="float">
            <text:p>( 25,241 <text:s/>)</text:p>
          </table:table-cell>
          <table:table-cell table:style-name="ce74"/>
          <table:table-cell table:style-name="ce63"/>
          <table:table-cell table:style-name="ce88" office:value-type="float" office:value="47" calcext:value-type="float">
            <text:p>47</text:p>
          </table:table-cell>
          <table:table-cell table:style-name="ce100"/>
          <table:table-cell table:style-name="ce108" office:value-type="string" calcext:value-type="string">
            <text:p><text:s text:c="16"/>(Chemical Fertilizers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643663.063917778" calcext:value-type="float">
            <text:p><text:s/>643,663 <text:s/></text:p>
          </table:table-cell>
          <table:table-cell table:style-name="ce63" table:number-columns-repeated="2"/>
          <table:table-cell table:style-name="ce88" office:value-type="float" office:value="48" calcext:value-type="float">
            <text:p>48</text:p>
          </table:table-cell>
          <table:table-cell table:style-name="ce100"/>
          <table:table-cell table:style-name="ce108" office:value-type="string" calcext:value-type="string">
            <text:p><text:s text:c="12"/>Artificial Fiber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07830.39162" calcext:value-type="float">
            <text:p><text:s/>507,830 <text:s/></text:p>
          </table:table-cell>
          <table:table-cell table:style-name="ce63" table:number-columns-repeated="2"/>
          <table:table-cell table:style-name="ce88" office:value-type="float" office:value="49" calcext:value-type="float">
            <text:p>49</text:p>
          </table:table-cell>
          <table:table-cell table:style-name="ce100"/>
          <table:table-cell table:style-name="ce108" office:value-type="string" calcext:value-type="string">
            <text:p><text:s text:c="12"/>Resin, Plastics and Rubber </text:p>
          </table:table-cell>
          <table:table-cell table:style-name="ce12" table:number-columns-repeated="1013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number-columns-repeated="2" table:style-name="ce46" office:value-type="float" office:value="0" calcext:value-type="float">
            <text:p/>
          </table:table-cell>
          <table:table-cell table:style-name="ce46" office:value-type="float" office:value="12424.6277777778" calcext:value-type="float">
            <text:p><text:s/>12,425 <text:s/></text:p>
          </table:table-cell>
          <table:table-cell table:style-name="ce75"/>
          <table:table-cell table:style-name="ce79"/>
          <table:table-cell table:style-name="ce91" office:value-type="float" office:value="50" calcext:value-type="float">
            <text:p>50</text:p>
          </table:table-cell>
          <table:table-cell table:style-name="ce102"/>
          <table:table-cell table:style-name="ce111" office:value-type="string" calcext:value-type="string">
            <text:p><text:s text:c="12"/>Other Chemical Material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19432.233684444" calcext:value-type="float">
            <text:p><text:s/>219,432 <text:s/></text:p>
          </table:table-cell>
          <table:table-cell table:style-name="ce63"/>
          <table:table-cell table:style-name="ce80"/>
          <table:table-cell table:style-name="ce92" office:value-type="float" office:value="51" calcext:value-type="float">
            <text:p>51</text:p>
          </table:table-cell>
          <table:table-cell table:style-name="ce100"/>
          <table:table-cell table:style-name="ce108" office:value-type="string" calcext:value-type="string">
            <text:p><text:s text:c="8"/>Chemical Produc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66138.62708" calcext:value-type="float">
            <text:p><text:s/>166,139 <text:s/></text:p>
          </table:table-cell>
          <table:table-cell table:style-name="ce63"/>
          <table:table-cell table:style-name="ce80"/>
          <table:table-cell table:style-name="ce92" office:value-type="float" office:value="52" calcext:value-type="float">
            <text:p>52</text:p>
          </table:table-cell>
          <table:table-cell table:style-name="ce100"/>
          <table:table-cell table:style-name="ce108" office:value-type="string" calcext:value-type="string">
            <text:p><text:s text:c="8"/>Rubber Products</text:p>
          </table:table-cell>
          <table:table-cell table:style-name="ce12" table:number-columns-repeated="1013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number-columns-repeated="2" table:style-name="ce46" office:value-type="float" office:value="0" calcext:value-type="float">
            <text:p/>
          </table:table-cell>
          <table:table-cell table:style-name="ce46" office:value-type="float" office:value="410839.649097778" calcext:value-type="float">
            <text:p><text:s/>410,840 <text:s/></text:p>
          </table:table-cell>
          <table:table-cell table:style-name="ce75"/>
          <table:table-cell table:style-name="ce79"/>
          <table:table-cell table:style-name="ce91" office:value-type="float" office:value="53" calcext:value-type="float">
            <text:p>53</text:p>
          </table:table-cell>
          <table:table-cell table:style-name="ce102"/>
          <table:table-cell table:style-name="ce111" office:value-type="string" calcext:value-type="string">
            <text:p><text:s text:c="8"/>Plastic Produc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954097.88207111" calcext:value-type="float">
            <text:p><text:s/>2,954,098 <text:s/></text:p>
          </table:table-cell>
          <table:table-cell table:style-name="ce63"/>
          <table:table-cell table:style-name="ce80"/>
          <table:table-cell table:style-name="ce92" office:value-type="float" office:value="54" calcext:value-type="float">
            <text:p>54</text:p>
          </table:table-cell>
          <table:table-cell table:style-name="ce100"/>
          <table:table-cell table:style-name="ce108" office:value-type="string" calcext:value-type="string">
            <text:p><text:s text:c="8"/>Non-metallic Mineral Products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768854.50072889" calcext:value-type="float">
            <text:p><text:s/>1,768,855 <text:s/></text:p>
          </table:table-cell>
          <table:table-cell table:style-name="ce63"/>
          <table:table-cell table:style-name="ce80"/>
          <table:table-cell table:style-name="ce92" office:value-type="float" office:value="55" calcext:value-type="float">
            <text:p>55</text:p>
          </table:table-cell>
          <table:table-cell table:style-name="ce100"/>
          <table:table-cell table:style-name="ce108" office:value-type="string" calcext:value-type="string">
            <text:p><text:s text:c="12"/>Cement and Cement Produc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185243.38134222" calcext:value-type="float">
            <text:p><text:s/>1,185,243 <text:s/></text:p>
          </table:table-cell>
          <table:table-cell table:style-name="ce63"/>
          <table:table-cell table:style-name="ce80"/>
          <table:table-cell table:style-name="ce92" office:value-type="float" office:value="56" calcext:value-type="float">
            <text:p>56</text:p>
          </table:table-cell>
          <table:table-cell table:style-name="ce100"/>
          <table:table-cell table:style-name="ce108" office:value-type="string" calcext:value-type="string">
            <text:p><text:s text:c="12"/>Other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205569.912444444" calcext:value-type="float">
            <text:p>( 205,570 <text:s/>)</text:p>
          </table:table-cell>
          <table:table-cell table:style-name="ce74"/>
          <table:table-cell table:style-name="ce80"/>
          <table:table-cell table:style-name="ce92" office:value-type="float" office:value="57" calcext:value-type="float">
            <text:p>57</text:p>
          </table:table-cell>
          <table:table-cell table:style-name="ce100"/>
          <table:table-cell table:style-name="ce108" office:value-type="string" calcext:value-type="string">
            <text:p><text:s text:c="16"/>(Pottery, China and Earthware)</text:p>
          </table:table-cell>
          <table:table-cell table:style-name="ce12" table:number-columns-repeated="1013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number-columns-repeated="2" table:style-name="ce47" office:value-type="float" office:value="0" calcext:value-type="float">
            <text:p/>
          </table:table-cell>
          <table:table-cell table:style-name="ce47" office:value-type="float" office:value="308319.035111111" calcext:value-type="float">
            <text:p>( 308,319 <text:s/>)</text:p>
          </table:table-cell>
          <table:table-cell table:style-name="ce76"/>
          <table:table-cell table:style-name="ce79"/>
          <table:table-cell table:style-name="ce91" office:value-type="float" office:value="58" calcext:value-type="float">
            <text:p>58</text:p>
          </table:table-cell>
          <table:table-cell table:style-name="ce102"/>
          <table:table-cell table:style-name="ce111" office:value-type="string" calcext:value-type="string">
            <text:p><text:s text:c="16"/>(Glass and Glass Products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823029.70840668" calcext:value-type="float">
            <text:p><text:s/>1,823,030 <text:s/></text:p>
          </table:table-cell>
          <table:table-cell table:style-name="ce63"/>
          <table:table-cell table:style-name="ce80"/>
          <table:table-cell table:style-name="ce92" office:value-type="float" office:value="59" calcext:value-type="float">
            <text:p>59</text:p>
          </table:table-cell>
          <table:table-cell table:style-name="ce100"/>
          <table:table-cell table:style-name="ce108" office:value-type="string" calcext:value-type="string">
            <text:p><text:s text:c="8"/>Basic Metal Industri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729603.62764446" calcext:value-type="float">
            <text:p><text:s/>1,729,604 <text:s/></text:p>
          </table:table-cell>
          <table:table-cell table:style-name="ce63"/>
          <table:table-cell table:style-name="ce80"/>
          <table:table-cell table:style-name="ce92" office:value-type="float" office:value="60" calcext:value-type="float">
            <text:p>60</text:p>
          </table:table-cell>
          <table:table-cell table:style-name="ce100"/>
          <table:table-cell table:style-name="ce108" office:value-type="string" calcext:value-type="string">
            <text:p><text:s text:c="12"/>Iron and Steel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93426.0807622222" calcext:value-type="float">
            <text:p><text:s/>93,426 <text:s/></text:p>
          </table:table-cell>
          <table:table-cell table:style-name="ce63"/>
          <table:table-cell table:style-name="ce80"/>
          <table:table-cell table:style-name="ce92" office:value-type="float" office:value="61" calcext:value-type="float">
            <text:p>61</text:p>
          </table:table-cell>
          <table:table-cell table:style-name="ce100"/>
          <table:table-cell table:style-name="ce108" office:value-type="string" calcext:value-type="string">
            <text:p><text:s text:c="12"/>Others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6505.91944" calcext:value-type="float">
            <text:p>( 6,506 <text:s/>)</text:p>
          </table:table-cell>
          <table:table-cell table:style-name="ce74"/>
          <table:table-cell table:style-name="ce80"/>
          <table:table-cell table:style-name="ce92" office:value-type="float" office:value="62" calcext:value-type="float">
            <text:p>62</text:p>
          </table:table-cell>
          <table:table-cell table:style-name="ce100"/>
          <table:table-cell table:style-name="ce108" office:value-type="string" calcext:value-type="string">
            <text:p><text:s text:c="16"/>(Aluminum)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12961.284884444" calcext:value-type="float">
            <text:p><text:s/>312,961 <text:s/></text:p>
          </table:table-cell>
          <table:table-cell table:style-name="ce63"/>
          <table:table-cell table:style-name="ce80"/>
          <table:table-cell table:style-name="ce92" office:value-type="float" office:value="63" calcext:value-type="float">
            <text:p>63</text:p>
          </table:table-cell>
          <table:table-cell table:style-name="ce100"/>
          <table:table-cell table:style-name="ce108" office:value-type="string" calcext:value-type="string">
            <text:p><text:s text:c="8"/>Fabricated Metal Products </text:p>
          </table:table-cell>
          <table:table-cell table:style-name="ce12" table:number-columns-repeated="1013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number-columns-repeated="2" table:style-name="ce46" office:value-type="float" office:value="0" calcext:value-type="float">
            <text:p/>
          </table:table-cell>
          <table:table-cell table:style-name="ce46" office:value-type="float" office:value="127836.688537778" calcext:value-type="float">
            <text:p><text:s/>127,837 <text:s/></text:p>
          </table:table-cell>
          <table:table-cell table:style-name="ce75"/>
          <table:table-cell table:style-name="ce79"/>
          <table:table-cell table:style-name="ce91" office:value-type="float" office:value="64" calcext:value-type="float">
            <text:p>64</text:p>
          </table:table-cell>
          <table:table-cell table:style-name="ce102"/>
          <table:table-cell table:style-name="ce111" office:value-type="string" calcext:value-type="string">
            <text:p><text:s text:c="8"/>Machinery and Equipments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88896.775566667" calcext:value-type="float">
            <text:p><text:s/>388,897 <text:s/></text:p>
          </table:table-cell>
          <table:table-cell table:style-name="ce63"/>
          <table:table-cell table:style-name="ce80"/>
          <table:table-cell table:style-name="ce92" office:value-type="float" office:value="65" calcext:value-type="float">
            <text:p>65</text:p>
          </table:table-cell>
          <table:table-cell table:style-name="ce100"/>
          <table:table-cell table:style-name="ce108" office:value-type="string" calcext:value-type="string">
            <text:p><text:s text:c="8"/>Electrical and Electronic Machinery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74"/>
          <table:table-cell table:style-name="ce80"/>
          <table:table-cell table:style-name="ce92" office:value-type="float" office:value="66" calcext:value-type="float">
            <text:p>66</text:p>
          </table:table-cell>
          <table:table-cell table:style-name="ce100"/>
          <table:table-cell table:style-name="ce108" office:value-type="string" calcext:value-type="string">
            <text:p><text:s text:c="8"/>(Electronic Parts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41628.660077778" calcext:value-type="float">
            <text:p><text:s/>141,629 <text:s/></text:p>
          </table:table-cell>
          <table:table-cell table:style-name="ce63"/>
          <table:table-cell table:style-name="ce80"/>
          <table:table-cell table:style-name="ce92" office:value-type="float" office:value="67" calcext:value-type="float">
            <text:p>67</text:p>
          </table:table-cell>
          <table:table-cell table:style-name="ce100"/>
          <table:table-cell table:style-name="ce108" office:value-type="string" calcext:value-type="string">
            <text:p><text:s text:c="8"/>Transport Equipmen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63"/>
          <table:table-cell table:style-name="ce80"/>
          <table:table-cell table:style-name="ce92" office:value-type="float" office:value="68" calcext:value-type="float">
            <text:p>68</text:p>
          </table:table-cell>
          <table:table-cell table:style-name="ce100"/>
          <table:table-cell table:style-name="ce108" office:value-type="string" calcext:value-type="string">
            <text:p><text:s text:c="8"/>Precision Instrumen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22162.5414" calcext:value-type="float">
            <text:p><text:s/>122,163 <text:s/></text:p>
          </table:table-cell>
          <table:table-cell table:style-name="ce63"/>
          <table:table-cell table:style-name="ce80"/>
          <table:table-cell table:style-name="ce92" office:value-type="float" office:value="69" calcext:value-type="float">
            <text:p>69</text:p>
          </table:table-cell>
          <table:table-cell table:style-name="ce100"/>
          <table:table-cell table:style-name="ce108" office:value-type="string" calcext:value-type="string">
            <text:p><text:s text:c="8"/>Miscellaneous Industri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65301.0626066667" calcext:value-type="float">
            <text:p><text:s/>65,301 <text:s/></text:p>
          </table:table-cell>
          <table:table-cell table:style-name="ce63" table:number-columns-repeated="2"/>
          <table:table-cell table:style-name="ce88" office:value-type="float" office:value="70" calcext:value-type="float">
            <text:p>70</text:p>
          </table:table-cell>
          <table:table-cell table:style-name="ce100"/>
          <table:table-cell table:style-name="ce108" office:value-type="string" calcext:value-type="string">
            <text:p><text:s text:c="8"/>Water Supply and Remediation Activiti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48899.705668889" calcext:value-type="float">
            <text:p><text:s/>148,900 <text:s/></text:p>
          </table:table-cell>
          <table:table-cell table:style-name="ce63" table:number-columns-repeated="2"/>
          <table:table-cell table:style-name="ce88" office:value-type="float" office:value="71" calcext:value-type="float">
            <text:p>71</text:p>
          </table:table-cell>
          <table:table-cell table:style-name="ce100"/>
          <table:table-cell table:style-name="ce108" office:value-type="string" calcext:value-type="string">
            <text:p><text:s text:c="8"/>Construction</text:p>
          </table:table-cell>
          <table:table-cell table:style-name="ce12" table:number-columns-repeated="1013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72" table:number-columns-repeated="2"/>
          <table:table-cell table:style-name="ce89" office:value-type="float" office:value="72" calcext:value-type="float">
            <text:p>72</text:p>
          </table:table-cell>
          <table:table-cell table:style-name="ce40"/>
          <table:table-cell table:style-name="ce109" office:value-type="string" calcext:value-type="string">
            <text:p><text:s text:c="8"/>Non-Specified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6056275.39610889" calcext:value-type="float">
            <text:p><text:s/>6,056,275 <text:s/></text:p>
          </table:table-cell>
          <table:table-cell table:style-name="ce63" table:number-columns-repeated="2"/>
          <table:table-cell table:style-name="ce87" office:value-type="float" office:value="73" calcext:value-type="float">
            <text:p>73</text:p>
          </table:table-cell>
          <table:table-cell table:style-name="ce37"/>
          <table:table-cell table:style-name="ce107" office:value-type="string" calcext:value-type="string">
            <text:p><text:s text:c="4"/>Transport Sector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80013.3" calcext:value-type="float">
            <text:p><text:s/>80,013 <text:s/></text:p>
          </table:table-cell>
          <table:table-cell table:style-name="ce63" table:number-columns-repeated="2"/>
          <table:table-cell table:style-name="ce88" office:value-type="float" office:value="74" calcext:value-type="float">
            <text:p>74</text:p>
          </table:table-cell>
          <table:table-cell table:style-name="ce100"/>
          <table:table-cell table:style-name="ce108" office:value-type="string" calcext:value-type="string">
            <text:p><text:s text:c="8"/>Domestic Air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680539.33333333" calcext:value-type="float">
            <text:p><text:s/>5,680,539 <text:s/></text:p>
          </table:table-cell>
          <table:table-cell table:style-name="ce63" table:number-columns-repeated="2"/>
          <table:table-cell table:style-name="ce88" office:value-type="float" office:value="75" calcext:value-type="float">
            <text:p>75</text:p>
          </table:table-cell>
          <table:table-cell table:style-name="ce100"/>
          <table:table-cell table:style-name="ce108" office:value-type="string" calcext:value-type="string">
            <text:p><text:s text:c="8"/>Road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71340.5405533333" calcext:value-type="float">
            <text:p><text:s/>71,341 <text:s/></text:p>
          </table:table-cell>
          <table:table-cell table:style-name="ce63" table:number-columns-repeated="2"/>
          <table:table-cell table:style-name="ce88" office:value-type="float" office:value="76" calcext:value-type="float">
            <text:p>76</text:p>
          </table:table-cell>
          <table:table-cell table:style-name="ce100"/>
          <table:table-cell table:style-name="ce108" office:value-type="string" calcext:value-type="string">
            <text:p><text:s text:c="8"/>Rail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88" office:value-type="float" office:value="77" calcext:value-type="float">
            <text:p>77</text:p>
          </table:table-cell>
          <table:table-cell table:style-name="ce100"/>
          <table:table-cell table:style-name="ce108" office:value-type="string" calcext:value-type="string">
            <text:p><text:s text:c="8"/>Pipeline Transport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24382.222222222" calcext:value-type="float">
            <text:p><text:s/>224,382 <text:s/></text:p>
          </table:table-cell>
          <table:table-cell table:style-name="ce63" table:number-columns-repeated="2"/>
          <table:table-cell table:style-name="ce88" office:value-type="float" office:value="78" calcext:value-type="float">
            <text:p>78</text:p>
          </table:table-cell>
          <table:table-cell table:style-name="ce100"/>
          <table:table-cell table:style-name="ce108" office:value-type="string" calcext:value-type="string">
            <text:p><text:s text:c="8"/>Internal Navigation</text:p>
          </table:table-cell>
          <table:table-cell table:style-name="ce12" table:number-columns-repeated="1013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72" table:number-columns-repeated="2"/>
          <table:table-cell table:style-name="ce89" office:value-type="float" office:value="79" calcext:value-type="float">
            <text:p>79</text:p>
          </table:table-cell>
          <table:table-cell table:style-name="ce40"/>
          <table:table-cell table:style-name="ce109" office:value-type="string" calcext:value-type="string">
            <text:p><text:s text:c="8"/>Non-Specified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137438.02791778" calcext:value-type="float">
            <text:p><text:s/>1,137,438 <text:s/></text:p>
          </table:table-cell>
          <table:table-cell table:style-name="ce63" table:number-columns-repeated="2"/>
          <table:table-cell table:style-name="ce87" office:value-type="float" office:value="80" calcext:value-type="float">
            <text:p>80</text:p>
          </table:table-cell>
          <table:table-cell table:style-name="ce37"/>
          <table:table-cell table:style-name="ce107" office:value-type="string" calcext:value-type="string">
            <text:p><text:s text:c="4"/>Agriculture Sector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3617.2706577778" calcext:value-type="float">
            <text:p><text:s/>23,617 <text:s/></text:p>
          </table:table-cell>
          <table:table-cell table:style-name="ce63" table:number-columns-repeated="2"/>
          <table:table-cell table:style-name="ce88" office:value-type="float" office:value="81" calcext:value-type="float">
            <text:p>81</text:p>
          </table:table-cell>
          <table:table-cell table:style-name="ce100"/>
          <table:table-cell table:style-name="ce108" office:value-type="string" calcext:value-type="string">
            <text:p><text:s text:c="8"/>Agriculture, Animal Husbandry and Forestry</text:p>
          </table:table-cell>
          <table:table-cell table:style-name="ce12" table:number-columns-repeated="1013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1113820.75726" calcext:value-type="float">
            <text:p><text:s/>1,113,821 <text:s/></text:p>
          </table:table-cell>
          <table:table-cell table:style-name="ce72" table:number-columns-repeated="2"/>
          <table:table-cell table:style-name="ce89" office:value-type="float" office:value="82" calcext:value-type="float">
            <text:p>82</text:p>
          </table:table-cell>
          <table:table-cell table:style-name="ce40"/>
          <table:table-cell table:style-name="ce109" office:value-type="string" calcext:value-type="string">
            <text:p><text:s text:c="8"/>Fishing and Aquaculture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style-name="ce42" office:value-type="float" office:value="294.24" calcext:value-type="float">
            <text:p><text:s/>294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247363.76328222" calcext:value-type="float">
            <text:p><text:s/>2,247,364 <text:s/></text:p>
          </table:table-cell>
          <table:table-cell table:style-name="ce63" table:number-columns-repeated="2"/>
          <table:table-cell table:style-name="ce88" office:value-type="float" office:value="83" calcext:value-type="float">
            <text:p>83</text:p>
          </table:table-cell>
          <table:table-cell table:style-name="ce100"/>
          <table:table-cell table:style-name="ce108" office:value-type="string" calcext:value-type="string">
            <text:p><text:s text:c="4"/>Service Sector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21376.481884818" calcext:value-type="float">
            <text:p><text:s/>121,376 <text:s/></text:p>
          </table:table-cell>
          <table:table-cell table:style-name="ce63" table:number-columns-repeated="2"/>
          <table:table-cell table:style-name="ce88" office:value-type="float" office:value="84" calcext:value-type="float">
            <text:p>84</text:p>
          </table:table-cell>
          <table:table-cell table:style-name="ce100"/>
          <table:table-cell table:style-name="ce108" office:value-type="string" calcext:value-type="string">
            <text:p><text:s text:c="8"/>Wholesale and Retail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28328.275932257" calcext:value-type="float">
            <text:p><text:s/>228,328 <text:s/></text:p>
          </table:table-cell>
          <table:table-cell table:style-name="ce63" table:number-columns-repeated="2"/>
          <table:table-cell table:style-name="ce88" office:value-type="float" office:value="85" calcext:value-type="float">
            <text:p>85</text:p>
          </table:table-cell>
          <table:table-cell table:style-name="ce100"/>
          <table:table-cell table:style-name="ce108" office:value-type="string" calcext:value-type="string">
            <text:p><text:s text:c="8"/>Hotels and Restauran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1832.92828" calcext:value-type="float">
            <text:p><text:s/>21,833 <text:s/></text:p>
          </table:table-cell>
          <table:table-cell table:style-name="ce63" table:number-columns-repeated="2"/>
          <table:table-cell table:style-name="ce88" office:value-type="float" office:value="86" calcext:value-type="float">
            <text:p>86</text:p>
          </table:table-cell>
          <table:table-cell table:style-name="ce100"/>
          <table:table-cell table:style-name="ce108" office:value-type="string" calcext:value-type="string">
            <text:p><text:s text:c="8"/>Transport Servic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7697.9755711111" calcext:value-type="float">
            <text:p><text:s/>27,698 <text:s/></text:p>
          </table:table-cell>
          <table:table-cell table:style-name="ce63" table:number-columns-repeated="2"/>
          <table:table-cell table:style-name="ce88" office:value-type="float" office:value="87" calcext:value-type="float">
            <text:p>87</text:p>
          </table:table-cell>
          <table:table-cell table:style-name="ce100"/>
          <table:table-cell table:style-name="ce108" office:value-type="string" calcext:value-type="string">
            <text:p><text:s text:c="8"/>Storage and Warehousing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6402.7764755556" calcext:value-type="float">
            <text:p><text:s/>46,403 <text:s/></text:p>
          </table:table-cell>
          <table:table-cell table:style-name="ce63" table:number-columns-repeated="2"/>
          <table:table-cell table:style-name="ce88" office:value-type="float" office:value="88" calcext:value-type="float">
            <text:p>88</text:p>
          </table:table-cell>
          <table:table-cell table:style-name="ce100"/>
          <table:table-cell table:style-name="ce108" office:value-type="string" calcext:value-type="string">
            <text:p><text:s text:c="8"/>Communication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6430.5330511749" calcext:value-type="float">
            <text:p><text:s/>36,431 <text:s/></text:p>
          </table:table-cell>
          <table:table-cell table:style-name="ce63" table:number-columns-repeated="2"/>
          <table:table-cell table:style-name="ce88" office:value-type="float" office:value="89" calcext:value-type="float">
            <text:p>89</text:p>
          </table:table-cell>
          <table:table-cell table:style-name="ce100"/>
          <table:table-cell table:style-name="ce108" office:value-type="string" calcext:value-type="string">
            <text:p><text:s text:c="8"/>Finance, Insurance and Real Estate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1095.9926143211" calcext:value-type="float">
            <text:p><text:s/>11,096 <text:s/></text:p>
          </table:table-cell>
          <table:table-cell table:style-name="ce63" table:number-columns-repeated="2"/>
          <table:table-cell table:style-name="ce88" office:value-type="float" office:value="90" calcext:value-type="float">
            <text:p>90</text:p>
          </table:table-cell>
          <table:table-cell table:style-name="ce100"/>
          <table:table-cell table:style-name="ce108" office:value-type="string" calcext:value-type="string">
            <text:p><text:s text:c="8"/>Business Servic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54708.568099651" calcext:value-type="float">
            <text:p><text:s/>154,709 <text:s/></text:p>
          </table:table-cell>
          <table:table-cell table:style-name="ce63" table:number-columns-repeated="2"/>
          <table:table-cell table:style-name="ce88" office:value-type="float" office:value="91" calcext:value-type="float">
            <text:p>91</text:p>
          </table:table-cell>
          <table:table-cell table:style-name="ce100"/>
          <table:table-cell table:style-name="ce108" office:value-type="string" calcext:value-type="string">
            <text:p><text:s text:c="8"/>Social and Personal Servic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style-name="ce42" office:value-type="float" office:value="294.24" calcext:value-type="float">
            <text:p><text:s/>294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015414.25866" calcext:value-type="float">
            <text:p><text:s/>1,015,414 <text:s/></text:p>
          </table:table-cell>
          <table:table-cell table:style-name="ce63" table:number-columns-repeated="2"/>
          <table:table-cell table:style-name="ce88" office:value-type="float" office:value="92" calcext:value-type="float">
            <text:p>92</text:p>
          </table:table-cell>
          <table:table-cell table:style-name="ce100"/>
          <table:table-cell table:style-name="ce108" office:value-type="string" calcext:value-type="string">
            <text:p><text:s text:c="8"/>Public Administration</text:p>
          </table:table-cell>
          <table:table-cell table:style-name="ce12" table:number-columns-repeated="1013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584075.972713333" calcext:value-type="float">
            <text:p><text:s/>584,076 <text:s/></text:p>
          </table:table-cell>
          <table:table-cell table:style-name="ce72" table:number-columns-repeated="2"/>
          <table:table-cell table:style-name="ce89" office:value-type="float" office:value="93" calcext:value-type="float">
            <text:p>93</text:p>
          </table:table-cell>
          <table:table-cell table:style-name="ce40"/>
          <table:table-cell table:style-name="ce109" office:value-type="string" calcext:value-type="string">
            <text:p><text:s text:c="8"/>Activities Not Adequately Defined </text:p>
          </table:table-cell>
          <table:table-cell table:style-name="ce12" table:number-columns-repeated="1013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style-name="ce44" office:value-type="float" office:value="9513.76" calcext:value-type="float">
            <text:p><text:s/>9,514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2998028.34279778" calcext:value-type="float">
            <text:p><text:s/>2,998,028 <text:s/></text:p>
          </table:table-cell>
          <table:table-cell table:style-name="ce73" table:number-columns-repeated="2"/>
          <table:table-cell table:style-name="ce89" office:value-type="float" office:value="94" calcext:value-type="float">
            <text:p>94</text:p>
          </table:table-cell>
          <table:table-cell table:style-name="ce40"/>
          <table:table-cell table:style-name="ce109" office:value-type="string" calcext:value-type="string">
            <text:p><text:s text:c="4"/>Residential Sector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477568.60685369" calcext:value-type="float">
            <text:p><text:s/>4,477,569 <text:s/></text:p>
          </table:table-cell>
          <table:table-cell table:style-name="ce63" table:number-columns-repeated="2"/>
          <table:table-cell table:style-name="ce87" office:value-type="float" office:value="95" calcext:value-type="float">
            <text:p>95</text:p>
          </table:table-cell>
          <table:table-cell table:style-name="ce37"/>
          <table:table-cell table:style-name="ce107" office:value-type="string" calcext:value-type="string">
            <text:p>Non-Energy Use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477568.60685369" calcext:value-type="float">
            <text:p><text:s/>4,477,569 <text:s/></text:p>
          </table:table-cell>
          <table:table-cell table:style-name="ce63" table:number-columns-repeated="2"/>
          <table:table-cell table:style-name="ce88" office:value-type="float" office:value="96" calcext:value-type="float">
            <text:p>96</text:p>
          </table:table-cell>
          <table:table-cell table:style-name="ce100"/>
          <table:table-cell table:style-name="ce108" office:value-type="string" calcext:value-type="string">
            <text:p><text:s text:c="4"/>in Industry/Transf./Energy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2488688.93" calcext:value-type="float">
            <text:p>( 2,488,689 <text:s/>)</text:p>
          </table:table-cell>
          <table:table-cell table:style-name="ce74"/>
          <table:table-cell table:style-name="ce63"/>
          <table:table-cell table:style-name="ce88" office:value-type="float" office:value="97" calcext:value-type="float">
            <text:p>97</text:p>
          </table:table-cell>
          <table:table-cell table:style-name="ce100"/>
          <table:table-cell table:style-name="ce108" office:value-type="string" calcext:value-type="string">
            <text:p><text:s text:c="8"/>(Feedstocks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88" office:value-type="float" office:value="98" calcext:value-type="float">
            <text:p>98</text:p>
          </table:table-cell>
          <table:table-cell table:style-name="ce100"/>
          <table:table-cell table:style-name="ce108" office:value-type="string" calcext:value-type="string">
            <text:p><text:s text:c="4"/>in Transport</text:p>
          </table:table-cell>
          <table:table-cell table:style-name="ce12" table:number-columns-repeated="1013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72" table:number-columns-repeated="2"/>
          <table:table-cell table:style-name="ce89" office:value-type="float" office:value="99" calcext:value-type="float">
            <text:p>99</text:p>
          </table:table-cell>
          <table:table-cell table:style-name="ce40"/>
          <table:table-cell table:style-name="ce109" office:value-type="string" calcext:value-type="string">
            <text:p><text:s text:c="4"/>in Other Sectors</text:p>
          </table:table-cell>
          <table:table-cell table:style-name="ce12" table:number-columns-repeated="1013"/>
        </table:table-row>
        <table:table-row table:style-name="ro5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2"/>
          <table:table-cell table:style-name="ce71" table:number-columns-repeated="2"/>
          <table:table-cell table:style-name="ce48" office:value-type="float" office:value="0" calcext:value-type="float">
            <text:p><text:s/></text:p>
          </table:table-cell>
          <table:table-cell table:style-name="ce93" office:value-type="float" office:value="0" calcext:value-type="float">
            <text:p><text:s/></text:p>
          </table:table-cell>
          <table:table-cell table:style-name="ce48" office:value-type="float" office:value="0" calcext:value-type="float">
            <text:p><text:s/></text:p>
          </table:table-cell>
          <table:table-cell table:style-name="ce112" office:value-type="string" calcext:value-type="string">
            <text:p>Electricity and Heat Output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74785470.259" calcext:value-type="float">
            <text:p><text:s/>74,785,470 <text:s/></text:p>
          </table:table-cell>
          <table:table-cell table:style-name="ce77"/>
          <table:table-cell table:style-name="ce81"/>
          <table:table-cell table:style-name="ce94" office:value-type="float" office:value="1" calcext:value-type="float">
            <text:p>1</text:p>
          </table:table-cell>
          <table:table-cell table:style-name="ce103" office:value-type="string" calcext:value-type="string">
            <text:p><text:s/></text:p>
          </table:table-cell>
          <table:table-cell table:style-name="ce113" office:value-type="string" calcext:value-type="string">
            <text:p>Electricity Generated (MWh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74785470.259" calcext:value-type="float">
            <text:p><text:s/>74,785,470 <text:s/></text:p>
          </table:table-cell>
          <table:table-cell table:style-name="ce77"/>
          <table:table-cell table:style-name="ce81"/>
          <table:table-cell table:style-name="ce94" office:value-type="float" office:value="2" calcext:value-type="float">
            <text:p>2</text:p>
          </table:table-cell>
          <table:table-cell table:style-name="ce103"/>
          <table:table-cell table:style-name="ce113" office:value-type="string" calcext:value-type="string">
            <text:p><text:s text:c="4"/>Public Electricity Plan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77"/>
          <table:table-cell table:style-name="ce81"/>
          <table:table-cell table:style-name="ce94" office:value-type="float" office:value="3" calcext:value-type="float">
            <text:p>3</text:p>
          </table:table-cell>
          <table:table-cell table:style-name="ce103"/>
          <table:table-cell table:style-name="ce113" office:value-type="string" calcext:value-type="string">
            <text:p><text:s text:c="4"/>Autoproducer Electricity Plan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77"/>
          <table:table-cell table:style-name="ce81"/>
          <table:table-cell table:style-name="ce95" office:value-type="float" office:value="4" calcext:value-type="float">
            <text:p>4</text:p>
          </table:table-cell>
          <table:table-cell table:style-name="ce104"/>
          <table:table-cell table:style-name="ce113" office:value-type="string" calcext:value-type="string">
            <text:p><text:s text:c="4"/>Public Cogeneration Plants <text:s/>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77"/>
          <table:table-cell table:style-name="ce81"/>
          <table:table-cell table:style-name="ce94" office:value-type="float" office:value="5" calcext:value-type="float">
            <text:p>5</text:p>
          </table:table-cell>
          <table:table-cell table:style-name="ce103"/>
          <table:table-cell table:style-name="ce113" office:value-type="string" calcext:value-type="string">
            <text:p><text:s text:c="4"/>Autoproducer Cogeneration Plan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77"/>
          <table:table-cell table:style-name="ce81"/>
          <table:table-cell table:style-name="ce94" office:value-type="float" office:value="6" calcext:value-type="float">
            <text:p>6</text:p>
          </table:table-cell>
          <table:table-cell table:style-name="ce103"/>
          <table:table-cell table:style-name="ce113" office:value-type="string" calcext:value-type="string">
            <text:p>Heat Generated (MT)</text:p>
          </table:table-cell>
          <table:table-cell table:style-name="ce12" table:number-columns-repeated="1013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78"/>
          <table:table-cell table:style-name="ce82"/>
          <table:table-cell table:style-name="ce96" office:value-type="float" office:value="7" calcext:value-type="float">
            <text:p>7</text:p>
          </table:table-cell>
          <table:table-cell table:style-name="ce105"/>
          <table:table-cell table:style-name="ce114" office:value-type="string" calcext:value-type="string">
            <text:p><text:s text:c="4"/>Cogeneration Plants</text:p>
          </table:table-cell>
          <table:table-cell table:style-name="ce12" table:number-columns-repeated="1013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6"/>
          <table:table-cell table:style-name="ce60"/>
          <table:table-cell table:style-name="ce12"/>
          <table:table-cell/>
          <table:table-cell table:style-name="ce36" table:number-columns-repeated="1013"/>
        </table:table-row>
        <table:table-row table:style-name="ro7" table:number-rows-repeated="97">
          <table:table-cell table:style-name="ce13"/>
          <table:table-cell table:style-name="ce23"/>
          <table:table-cell table:style-name="ce13" table:number-columns-repeated="6"/>
          <table:table-cell table:style-name="ce97"/>
          <table:table-cell table:number-columns-repeated="2"/>
          <table:table-cell table:style-name="ce13" table:number-columns-repeated="1013"/>
        </table:table-row>
        <table:table-row table:style-name="ro7" table:number-rows-repeated="1048350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_xlnm.Print_Titles" table:base-cell-address="$Page1.$A$1" table:cell-range-address="$Page7.$A$1:.$AMJ$8" table:range-usable-as="repeat-column repeat-row"/>
        </table:named-expressions>
      </table:table>
      <table:named-expressions>
        <table:named-range table:name="ReportTimeCell" table:base-cell-address="$Page1.$A$1" table:cell-range-address="$Page1.$A$2"/>
        <table:named-range table:name="RowStartCell" table:base-cell-address="$Page1.$A$1" table:cell-range-address="$Page1.$D$9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細明體" svg:font-family="細明體" style:font-family-generic="modern"/>
    <style:font-face style:name="Times New Roman" svg:font-family="'Times New Roman'" style:font-family-generic="roman"/>
    <style:font-face style:name="新細明體" svg:font-family="新細明體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/>
      <number:text>.</number:text>
    </number:time-style>
    <number:number-style style:name="N14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1P0" style:volatile="true">
      <loext:text> </loext:text>
      <loext:fill-character> </loext:fill-character>
      <number:number number:decimal-places="0" loext:min-decimal-places="0" number:min-integer-digits="1" number:grouping="true"/>
      <number:text>  </number:text>
    </number:number-style>
    <number:number-style style:name="N141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 </number:text>
    </number:number-style>
    <number:number-style style:name="N141">
      <number:text> </number:text>
      <style:map style:condition="value()&gt;0" style:apply-style-name="N141P0"/>
      <style:map style:condition="value()&lt;0" style:apply-style-name="N141P1"/>
    </number:number-style>
    <number:number-style style:name="N142P0" style:volatile="true">
      <loext:text>( </loext:text>
      <loext:fill-character> </loext:fill-character>
      <number:number number:decimal-places="0" loext:min-decimal-places="0" number:min-integer-digits="1" number:grouping="true"/>
      <number:text>  )</number:text>
    </number:number-style>
    <number:number-style style:name="N142P1" style:volatile="true">
      <loext:text>( </loext:text>
      <loext:fill-character> </loext:fill-character>
      <number:text>-</number:text>
      <number:number number:decimal-places="0" loext:min-decimal-places="0" number:min-integer-digits="1" number:grouping="true"/>
      <number:text>  )</number:text>
    </number:number-style>
    <number:number-style style:name="N142">
      <number:text> </number:text>
      <style:map style:condition="value()&gt;0" style:apply-style-name="N142P0"/>
      <style:map style:condition="value()&lt;0" style:apply-style-name="N142P1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 </number:text>
    </number:number-style>
    <number:number-style style:name="N143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 </number:text>
    </number:number-style>
    <number:number-style style:name="N143P2" style:volatile="true">
      <number:text/>
    </number:number-style>
    <number:text-style style:name="N143">
      <number:text/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4P0" style:volatile="true">
      <loext:text>( </loext:text>
      <loext:fill-character> </loext:fill-character>
      <number:number number:decimal-places="0" loext:min-decimal-places="0" number:min-integer-digits="1" number:grouping="true"/>
      <number:text>  )</number:text>
    </number:number-style>
    <number:number-style style:name="N144P1" style:volatile="true">
      <loext:text>( </loext:text>
      <loext:fill-character> </loext:fill-character>
      <number:text>-</number:text>
      <number:number number:decimal-places="0" loext:min-decimal-places="0" number:min-integer-digits="1" number:grouping="true"/>
      <number:text>  )</number:text>
    </number:number-style>
    <number:number-style style:name="N144P2" style:volatile="true">
      <number:text/>
    </number:number-style>
    <number:text-style style:name="N144">
      <number:text/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0137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37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37P0"/>
    </number:currency-style>
    <number:currency-style style:name="N10138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38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38P0"/>
    </number:currency-style>
    <number:currency-style style:name="N10139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39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39P0"/>
    </number:currency-style>
    <number:currency-style style:name="N10140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40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40P0"/>
    </number:currency-style>
    <number:date-style style:name="N10141" number:language="zh" number:country="TW">
      <number:day/>
      <number:text>-</number:text>
      <number:month number:textual="true"/>
      <number:text>-</number:text>
      <number:year/>
    </number:date-style>
    <number:date-style style:name="N10142" number:language="zh" number:country="TW">
      <number:day/>
      <number:text>-</number:text>
      <number:month number:textual="true"/>
    </number:date-style>
    <number:date-style style:name="N10143" number:language="zh" number:country="TW">
      <number:month number:textual="true"/>
      <number:text>-</number:text>
      <number:year/>
    </number:date-style>
    <number:time-style style:name="N10144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5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46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6" number:language="zh" number:country="TW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6P0"/>
    </number:number-style>
    <number:number-style style:name="N10147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7" number:language="zh" number:country="TW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7P0"/>
    </number:number-style>
    <number:number-style style:name="N10148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48" number:language="zh" number:country="TW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8P0"/>
    </number:number-style>
    <number:number-style style:name="N10149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49" number:language="zh" number:country="TW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9P0"/>
    </number:number-style>
    <number:date-style style:name="N10150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51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52" number:language="zh" number:country="TW">
      <number:year/>
      <number:text>/</number:text>
      <number:month/>
      <number:text>/</number:text>
      <number:day/>
    </number:date-style>
    <number:date-style style:name="N10153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4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5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56P0" style:volatile="true" number:language="zh" number:country="TW">
      <number:number number:decimal-places="0" loext:min-decimal-places="0" number:min-integer-digits="1" number:grouping="true"/>
    </number:number-style>
    <number:number-style style:name="N10156" number:language="zh" number:country="TW">
      <number:text>-</number:text>
      <number:number number:decimal-places="0" loext:min-decimal-places="0" number:min-integer-digits="1" number:grouping="true"/>
      <style:map style:condition="value()&gt;=0" style:apply-style-name="N10156P0"/>
    </number:number-style>
    <number:number-style style:name="N10157P0" style:volatile="true" number:language="zh" number:country="TW">
      <number:number number:decimal-places="0" loext:min-decimal-places="0" number:min-integer-digits="1" number:grouping="true"/>
    </number:number-style>
    <number:number-style style:name="N10157" number:language="zh" number:country="TW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57P0"/>
    </number:number-style>
    <number:number-style style:name="N10158P0" style:volatile="true" number:language="zh" number:country="TW">
      <number:number number:decimal-places="2" loext:min-decimal-places="2" number:min-integer-digits="1" number:grouping="true"/>
    </number:number-style>
    <number:number-style style:name="N10158" number:language="zh" number:country="TW">
      <number:text>-</number:text>
      <number:number number:decimal-places="2" loext:min-decimal-places="2" number:min-integer-digits="1" number:grouping="true"/>
      <style:map style:condition="value()&gt;=0" style:apply-style-name="N10158P0"/>
    </number:number-style>
    <number:number-style style:name="N10159P0" style:volatile="true" number:language="zh" number:country="TW">
      <number:number number:decimal-places="2" loext:min-decimal-places="2" number:min-integer-digits="1" number:grouping="true"/>
    </number:number-style>
    <number:number-style style:name="N10159" number:language="zh" number:country="TW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59P0"/>
    </number:number-style>
    <number:number-style style:name="N10160P0" style:volatile="true" number:language="zh" number:country="TW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0P1" style:volatile="true" number:language="zh" number:country="TW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0P2" style:volatile="true" number:language="zh" number:country="TW">
      <loext:text> </loext:text>
      <loext:fill-character> </loext:fill-character>
      <number:text>- </number:text>
    </number:number-style>
    <number:text-style style:name="N10160" number:language="zh" number:country="TW">
      <number:text> </number:text>
      <number:text-content/>
      <number:text> </number:text>
      <style:map style:condition="value()&gt;0" style:apply-style-name="N10160P0"/>
      <style:map style:condition="value()&lt;0" style:apply-style-name="N10160P1"/>
      <style:map style:condition="value()=0" style:apply-style-name="N10160P2"/>
    </number:text-style>
    <number:currency-style style:name="N10161P0" style:volatile="true" number:language="zh" number:country="TW">
      <loext:text> $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1P1" style:volatile="true" number:language="zh" number:country="TW">
      <loext:text>-$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1P2" style:volatile="true" number:language="zh" number:country="TW">
      <loext:text> $</loext:text>
      <loext:fill-character> </loext:fill-character>
      <number:text>- </number:text>
    </number:currency-style>
    <number:text-style style:name="N10161" number:language="zh" number:country="TW">
      <number:text> </number:text>
      <number:text-content/>
      <number:text> </number:text>
      <style:map style:condition="value()&gt;0" style:apply-style-name="N10161P0"/>
      <style:map style:condition="value()&lt;0" style:apply-style-name="N10161P1"/>
      <style:map style:condition="value()=0" style:apply-style-name="N10161P2"/>
    </number:text-style>
    <number:number-style style:name="N10162P0" style:volatile="true" number:language="zh" number:country="TW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2P1" style:volatile="true" number:language="zh" number:country="TW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2P2" style:volatile="true" number:language="zh" number:country="TW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62" number:language="zh" number:country="TW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currency-style style:name="N10163P0" style:volatile="true" number:language="zh" number:country="TW">
      <loext:text> $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3P1" style:volatile="true" number:language="zh" number:country="TW">
      <loext:text>-$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3P2" style:volatile="true" number:language="zh" number:country="TW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63" number:language="zh" number:country="TW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style:font-name="新細明體" fo:font-family="新細明體" style:font-family-generic="roman" fo:font-size="12pt" style:font-name-asian="新細明體" style:font-family-asian="新細明體" style:font-family-generic-asian="roman" style:font-size-asian="12pt" style:font-name-complex="Lucida Sans" style:font-family-complex="'Lucida Sans'" style:font-family-generic-complex="system" style:font-pitch-complex="variable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一般_5f_WESRB001" style:display-name="一般_WESRB00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fo:font-size="12pt" fo:font-style="normal" fo:text-shadow="none" style:text-underline-style="none" fo:font-weight="normal" style:font-name-asian="新細明體" style:font-family-asian="新細明體" style:font-family-generic-asian="roman" style:font-size-asian="12pt" style:font-style-asian="normal" style:font-weight-asian="normal" style:font-size-complex="12pt" style:font-style-complex="normal" style:font-weight-complex="normal"/>
    </style:style>
    <style:style style:name="一般_5f_WESRB002" style:display-name="一般_WESRB00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fo:font-size="12pt" fo:font-style="normal" fo:text-shadow="none" style:text-underline-style="none" fo:font-weight="normal" style:font-name-asian="新細明體" style:font-family-asian="新細明體" style:font-family-generic-asian="roman" style:font-size-asian="12pt" style:font-style-asian="normal" style:font-weight-asian="normal" style:font-size-complex="12pt" style:font-style-complex="normal" style:font-weight-complex="normal"/>
    </style:style>
    <style:style style:name="一般_5f_WESRB003" style:display-name="一般_WESRB00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fo:font-size="12pt" fo:font-style="normal" fo:text-shadow="none" style:text-underline-style="none" fo:font-weight="normal" style:font-name-asian="新細明體" style:font-family-asian="新細明體" style:font-family-generic-asian="roman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0mm" fo:margin-bottom="10mm" fo:margin-left="10mm" fo:margin-right="4.9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4">0000/00/00</text:date>, <text:time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  <style:master-page style:name="PageStyle_5f_Page3" style:display-name="PageStyle_Page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1" style:display-name="PageStyle_Page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2" style:display-name="PageStyle_Page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4" style:display-name="PageStyle_Page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5" style:display-name="PageStyle_Page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7" style:display-name="PageStyle_Page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6" style:display-name="PageStyle_Page6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4-06T03:14:01</meta:creation-date>
    <meta:initial-creator>國際合作與能源統計科</meta:initial-creator>
    <dc:description>能源平衡表OECD能源統計格式(油當量單位)</dc:description>
    <meta:keyword>台灣能源平衡表</meta:keyword>
    <dc:creator>kenice</dc:creator>
    <meta:print-date>2018-05-11T02:27:10</meta:print-date>
    <dc:date>2020-03-02T03:54:33</dc:date>
    <dc:subject>能源平衡表OECD能源統計格式(油當量單位)</dc:subject>
    <dc:title>能源平衡表OECD能源統計格式(油當量單位)</dc:title>
    <meta:generator>LibreOffice/5.4.1.2$Windows_x86 LibreOffice_project/ea7cb86e6eeb2bf3a5af73a8f7777ac570321527</meta:generator>
    <meta:document-statistic meta:table-count="7" meta:cell-count="7763" meta:object-count="0"/>
    <meta:user-defined meta:name="AppVersion">15.0300</meta:user-defined>
    <meta:user-defined meta:name="Company">經濟部能源局</meta:user-defined>
    <meta:user-defined meta:name="DocSecurity" meta:value-type="float">0</meta:user-defined>
    <meta:user-defined meta:name="EDOID" meta:value-type="float">133786</meta:user-defined>
    <meta:user-defined meta:name="HyperlinksChanged" meta:value-type="boolean">false</meta:user-defined>
    <meta:user-defined meta:name="LinksUpToDate" meta:value-type="boolean">false</meta:user-defined>
    <meta:user-defined meta:name="Manager" meta:value-type="string">經濟部能源局國際合作與能源統計科</meta:user-defined>
    <meta:user-defined meta:name="ScaleCrop" meta:value-type="boolean">false</meta:user-defined>
    <meta:user-defined meta:name="ShareDoc" meta:value-type="boolean">false</meta:user-defined>
    <meta:user-defined meta:name="category" meta:value-type="string">I21</meta:user-defined>
  </office:meta>
</office:document-meta>
</file>